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9008in" svg:y="0.7433in">
            <draw:object draw:notify-on-update-of-ranges="Sheet1.F1:Sheet1.F1 Sheet1.F2:Sheet1.F100 Sheet1.G1:Sheet1.G1 Sheet1.G2:Sheet1.G100 Sheet1.K2:Sheet1.K100 Sheet1.L1:Sheet1.L1 Sheet1.L2:Sheet1.L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799in" svg:y="4.2827in">
            <draw:object draw:notify-on-update-of-ranges="Sheet1.F1:Sheet1.F1 Sheet1.F2:Sheet1.F100 Sheet1.H1:Sheet1.H1 Sheet1.H2:Sheet1.H100 Sheet1.K2:Sheet1.K100 Sheet1.M1:Sheet1.M1 Sheet1.M2:Sheet1.M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265in" svg:y="3.0858in">
            <draw:object draw:notify-on-update-of-ranges="Sheet1.G1:Sheet1.G1 Sheet1.G2:Sheet1.G100 Sheet1.H1:Sheet1.H1 Sheet1.H2:Sheet1.H100 Sheet1.L2:Sheet1.L100 Sheet1.M1:Sheet1.M1 Sheet1.M2:Sheet1.M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>
            <text:p>lift_box_4</text:p>
          </table:table-cell>
          <table:table-cell/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demo_x</text:p>
          </table:table-cell>
          <table:table-cell office:value-type="string">
            <text:p>-demo_x</text:p>
          </table:table-cell>
          <table:table-cell office:value-type="string">
            <text:p>demo_y</text:p>
          </table:table-cell>
          <table:table-cell office:value-type="string">
            <text:p>demo_z</text:p>
          </table:table-cell>
          <table:table-cell/>
          <table:table-cell office:value-type="string">
            <text:p>learn_x</text:p>
          </table:table-cell>
          <table:table-cell office:value-type="string">
            <text:p>-learn_x</text:p>
          </table:table-cell>
          <table:table-cell office:value-type="string">
            <text:p>learn_y</text:p>
          </table:table-cell>
          <table:table-cell office:value-type="string">
            <text:p>learn_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.896">
            <text:p>4.896</text:p>
          </table:table-cell>
          <table:table-cell office:value-type="float" office:value="0.0215584944721">
            <text:p>0.0215584945</text:p>
          </table:table-cell>
          <table:table-cell office:value-type="float" office:value="-0.0215584944721">
            <text:p>-0.0215584945</text:p>
          </table:table-cell>
          <table:table-cell office:value-type="float" office:value="0.0134647748208">
            <text:p>0.0134647748</text:p>
          </table:table-cell>
          <table:table-cell office:value-type="float" office:value="0.935708909095">
            <text:p>0.9357089091</text:p>
          </table:table-cell>
          <table:table-cell/>
          <table:table-cell office:value-type="float" office:value="0.0213795">
            <text:p>0.0213795</text:p>
          </table:table-cell>
          <table:table-cell office:value-type="float" office:value="-0.0213795">
            <text:p>-0.0213795</text:p>
          </table:table-cell>
          <table:table-cell office:value-type="float" office:value="0.0135556">
            <text:p>0.0135556</text:p>
          </table:table-cell>
          <table:table-cell office:value-type="float" office:value="0.935644">
            <text:p>0.9356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006">
            <text:p>5.006</text:p>
          </table:table-cell>
          <table:table-cell office:value-type="float" office:value="0.0174377034789">
            <text:p>0.0174377035</text:p>
          </table:table-cell>
          <table:table-cell office:value-type="float" office:value="-0.0174377034789">
            <text:p>-0.0174377035</text:p>
          </table:table-cell>
          <table:table-cell office:value-type="float" office:value="0.0155565604684">
            <text:p>0.0155565605</text:p>
          </table:table-cell>
          <table:table-cell office:value-type="float" office:value="0.934212553501">
            <text:p>0.9342125535</text:p>
          </table:table-cell>
          <table:table-cell/>
          <table:table-cell office:value-type="float" office:value="0.0207481">
            <text:p>0.0207481</text:p>
          </table:table-cell>
          <table:table-cell office:value-type="float" office:value="-0.0207481">
            <text:p>-0.0207481</text:p>
          </table:table-cell>
          <table:table-cell office:value-type="float" office:value="0.0138227">
            <text:p>0.0138227</text:p>
          </table:table-cell>
          <table:table-cell office:value-type="float" office:value="0.935321">
            <text:p>0.9353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364">
            <text:p>5.364</text:p>
          </table:table-cell>
          <table:table-cell office:value-type="float" office:value="0.0189288618431">
            <text:p>0.0189288618</text:p>
          </table:table-cell>
          <table:table-cell office:value-type="float" office:value="-0.0189288618431">
            <text:p>-0.0189288618</text:p>
          </table:table-cell>
          <table:table-cell office:value-type="float" office:value="0.0135696331537">
            <text:p>0.0135696332</text:p>
          </table:table-cell>
          <table:table-cell office:value-type="float" office:value="0.932594987411">
            <text:p>0.9325949874</text:p>
          </table:table-cell>
          <table:table-cell/>
          <table:table-cell office:value-type="float" office:value="0.0206352">
            <text:p>0.0206352</text:p>
          </table:table-cell>
          <table:table-cell office:value-type="float" office:value="-0.0206352">
            <text:p>-0.0206352</text:p>
          </table:table-cell>
          <table:table-cell office:value-type="float" office:value="0.0138993">
            <text:p>0.0138993</text:p>
          </table:table-cell>
          <table:table-cell office:value-type="float" office:value="0.935197">
            <text:p>0.9351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465">
            <text:p>5.465</text:p>
          </table:table-cell>
          <table:table-cell office:value-type="float" office:value="0.0197558376314">
            <text:p>0.0197558376</text:p>
          </table:table-cell>
          <table:table-cell office:value-type="float" office:value="-0.0197558376314">
            <text:p>-0.0197558376</text:p>
          </table:table-cell>
          <table:table-cell office:value-type="float" office:value="0.0138558617036">
            <text:p>0.0138558617</text:p>
          </table:table-cell>
          <table:table-cell office:value-type="float" office:value="0.931448769111">
            <text:p>0.9314487691</text:p>
          </table:table-cell>
          <table:table-cell/>
          <table:table-cell office:value-type="float" office:value="0.020413">
            <text:p>0.020413</text:p>
          </table:table-cell>
          <table:table-cell office:value-type="float" office:value="-0.020413">
            <text:p>-0.020413</text:p>
          </table:table-cell>
          <table:table-cell office:value-type="float" office:value="0.013992">
            <text:p>0.013992</text:p>
          </table:table-cell>
          <table:table-cell office:value-type="float" office:value="0.934731">
            <text:p>0.9347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797">
            <text:p>5.797</text:p>
          </table:table-cell>
          <table:table-cell office:value-type="float" office:value="0.0195518203329">
            <text:p>0.0195518203</text:p>
          </table:table-cell>
          <table:table-cell office:value-type="float" office:value="-0.0195518203329">
            <text:p>-0.0195518203</text:p>
          </table:table-cell>
          <table:table-cell office:value-type="float" office:value="0.0142475954811">
            <text:p>0.0142475955</text:p>
          </table:table-cell>
          <table:table-cell office:value-type="float" office:value="0.926076976917">
            <text:p>0.9260769769</text:p>
          </table:table-cell>
          <table:table-cell/>
          <table:table-cell office:value-type="float" office:value="0.0202101">
            <text:p>0.0202101</text:p>
          </table:table-cell>
          <table:table-cell office:value-type="float" office:value="-0.0202101">
            <text:p>-0.0202101</text:p>
          </table:table-cell>
          <table:table-cell office:value-type="float" office:value="0.0140795">
            <text:p>0.0140795</text:p>
          </table:table-cell>
          <table:table-cell office:value-type="float" office:value="0.934078">
            <text:p>0.9340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.981">
            <text:p>5.981</text:p>
          </table:table-cell>
          <table:table-cell office:value-type="float" office:value="0.0186370354944">
            <text:p>0.0186370355</text:p>
          </table:table-cell>
          <table:table-cell office:value-type="float" office:value="-0.0186370354944">
            <text:p>-0.0186370355</text:p>
          </table:table-cell>
          <table:table-cell office:value-type="float" office:value="0.014972369818">
            <text:p>0.0149723698</text:p>
          </table:table-cell>
          <table:table-cell office:value-type="float" office:value="0.921974727625">
            <text:p>0.9219747276</text:p>
          </table:table-cell>
          <table:table-cell/>
          <table:table-cell office:value-type="float" office:value="0.0199876">
            <text:p>0.0199876</text:p>
          </table:table-cell>
          <table:table-cell office:value-type="float" office:value="-0.0199876">
            <text:p>-0.0199876</text:p>
          </table:table-cell>
          <table:table-cell office:value-type="float" office:value="0.0141874">
            <text:p>0.0141874</text:p>
          </table:table-cell>
          <table:table-cell office:value-type="float" office:value="0.933033">
            <text:p>0.9330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09">
            <text:p>6.09</text:p>
          </table:table-cell>
          <table:table-cell office:value-type="float" office:value="0.0177228707418">
            <text:p>0.0177228707</text:p>
          </table:table-cell>
          <table:table-cell office:value-type="float" office:value="-0.0177228707418">
            <text:p>-0.0177228707</text:p>
          </table:table-cell>
          <table:table-cell office:value-type="float" office:value="0.0155985169158">
            <text:p>0.0155985169</text:p>
          </table:table-cell>
          <table:table-cell office:value-type="float" office:value="0.91896107909">
            <text:p>0.9189610791</text:p>
          </table:table-cell>
          <table:table-cell/>
          <table:table-cell office:value-type="float" office:value="0.0197743">
            <text:p>0.0197743</text:p>
          </table:table-cell>
          <table:table-cell office:value-type="float" office:value="-0.0197743">
            <text:p>-0.0197743</text:p>
          </table:table-cell>
          <table:table-cell office:value-type="float" office:value="0.0142619">
            <text:p>0.0142619</text:p>
          </table:table-cell>
          <table:table-cell office:value-type="float" office:value="0.932127">
            <text:p>0.9321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287">
            <text:p>6.287</text:p>
          </table:table-cell>
          <table:table-cell office:value-type="float" office:value="0.0162209053605">
            <text:p>0.0162209054</text:p>
          </table:table-cell>
          <table:table-cell office:value-type="float" office:value="-0.0162209053605">
            <text:p>-0.0162209054</text:p>
          </table:table-cell>
          <table:table-cell office:value-type="float" office:value="0.0155623156778">
            <text:p>0.0155623157</text:p>
          </table:table-cell>
          <table:table-cell office:value-type="float" office:value="0.916810166232">
            <text:p>0.9168101662</text:p>
          </table:table-cell>
          <table:table-cell/>
          <table:table-cell office:value-type="float" office:value="0.0191463">
            <text:p>0.0191463</text:p>
          </table:table-cell>
          <table:table-cell office:value-type="float" office:value="-0.0191463">
            <text:p>-0.0191463</text:p>
          </table:table-cell>
          <table:table-cell office:value-type="float" office:value="0.0145263">
            <text:p>0.0145263</text:p>
          </table:table-cell>
          <table:table-cell office:value-type="float" office:value="0.92955">
            <text:p>0.929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649">
            <text:p>6.649</text:p>
          </table:table-cell>
          <table:table-cell office:value-type="float" office:value="0.0142467984202">
            <text:p>0.0142467984</text:p>
          </table:table-cell>
          <table:table-cell office:value-type="float" office:value="-0.0142467984202">
            <text:p>-0.0142467984</text:p>
          </table:table-cell>
          <table:table-cell office:value-type="float" office:value="0.0167604653638">
            <text:p>0.0167604654</text:p>
          </table:table-cell>
          <table:table-cell office:value-type="float" office:value="0.913837537915">
            <text:p>0.9138375379</text:p>
          </table:table-cell>
          <table:table-cell/>
          <table:table-cell office:value-type="float" office:value="0.018893">
            <text:p>0.018893</text:p>
          </table:table-cell>
          <table:table-cell office:value-type="float" office:value="-0.018893">
            <text:p>-0.018893</text:p>
          </table:table-cell>
          <table:table-cell office:value-type="float" office:value="0.0146609">
            <text:p>0.0146609</text:p>
          </table:table-cell>
          <table:table-cell office:value-type="float" office:value="0.928516">
            <text:p>0.9285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785">
            <text:p>6.785</text:p>
          </table:table-cell>
          <table:table-cell office:value-type="float" office:value="0.0140854981131">
            <text:p>0.0140854981</text:p>
          </table:table-cell>
          <table:table-cell office:value-type="float" office:value="-0.0140854981131">
            <text:p>-0.0140854981</text:p>
          </table:table-cell>
          <table:table-cell office:value-type="float" office:value="0.0174986388014">
            <text:p>0.0174986388</text:p>
          </table:table-cell>
          <table:table-cell office:value-type="float" office:value="0.912810164162">
            <text:p>0.9128101642</text:p>
          </table:table-cell>
          <table:table-cell/>
          <table:table-cell office:value-type="float" office:value="0.0185032">
            <text:p>0.0185032</text:p>
          </table:table-cell>
          <table:table-cell office:value-type="float" office:value="-0.0185032">
            <text:p>-0.0185032</text:p>
          </table:table-cell>
          <table:table-cell office:value-type="float" office:value="0.0148553">
            <text:p>0.0148553</text:p>
          </table:table-cell>
          <table:table-cell office:value-type="float" office:value="0.927088">
            <text:p>0.927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051">
            <text:p>7.051</text:p>
          </table:table-cell>
          <table:table-cell office:value-type="float" office:value="0.0137732627205">
            <text:p>0.0137732627</text:p>
          </table:table-cell>
          <table:table-cell office:value-type="float" office:value="-0.0137732627205">
            <text:p>-0.0137732627</text:p>
          </table:table-cell>
          <table:table-cell office:value-type="float" office:value="0.0176970725835">
            <text:p>0.0176970726</text:p>
          </table:table-cell>
          <table:table-cell office:value-type="float" office:value="0.911825037003">
            <text:p>0.911825037</text:p>
          </table:table-cell>
          <table:table-cell/>
          <table:table-cell office:value-type="float" office:value="0.0175871">
            <text:p>0.0175871</text:p>
          </table:table-cell>
          <table:table-cell office:value-type="float" office:value="-0.0175871">
            <text:p>-0.0175871</text:p>
          </table:table-cell>
          <table:table-cell office:value-type="float" office:value="0.0153425">
            <text:p>0.0153425</text:p>
          </table:table-cell>
          <table:table-cell office:value-type="float" office:value="0.924211">
            <text:p>0.9242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452">
            <text:p>7.452</text:p>
          </table:table-cell>
          <table:table-cell office:value-type="float" office:value="0.0119587864858">
            <text:p>0.0119587865</text:p>
          </table:table-cell>
          <table:table-cell office:value-type="float" office:value="-0.0119587864858">
            <text:p>-0.0119587865</text:p>
          </table:table-cell>
          <table:table-cell office:value-type="float" office:value="0.0178137392431">
            <text:p>0.0178137392</text:p>
          </table:table-cell>
          <table:table-cell office:value-type="float" office:value="0.909850035608">
            <text:p>0.9098500356</text:p>
          </table:table-cell>
          <table:table-cell/>
          <table:table-cell office:value-type="float" office:value="0.0167535">
            <text:p>0.0167535</text:p>
          </table:table-cell>
          <table:table-cell office:value-type="float" office:value="-0.0167535">
            <text:p>-0.0167535</text:p>
          </table:table-cell>
          <table:table-cell office:value-type="float" office:value="0.0157882">
            <text:p>0.0157882</text:p>
          </table:table-cell>
          <table:table-cell office:value-type="float" office:value="0.921764">
            <text:p>0.9217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657">
            <text:p>7.657</text:p>
          </table:table-cell>
          <table:table-cell office:value-type="float" office:value="0.0116419768892">
            <text:p>0.0116419769</text:p>
          </table:table-cell>
          <table:table-cell office:value-type="float" office:value="-0.0116419768892">
            <text:p>-0.0116419769</text:p>
          </table:table-cell>
          <table:table-cell office:value-type="float" office:value="0.0189503106143">
            <text:p>0.0189503106</text:p>
          </table:table-cell>
          <table:table-cell office:value-type="float" office:value="0.906450042874">
            <text:p>0.9064500429</text:p>
          </table:table-cell>
          <table:table-cell/>
          <table:table-cell office:value-type="float" office:value="0.0165026">
            <text:p>0.0165026</text:p>
          </table:table-cell>
          <table:table-cell office:value-type="float" office:value="-0.0165026">
            <text:p>-0.0165026</text:p>
          </table:table-cell>
          <table:table-cell office:value-type="float" office:value="0.0160607">
            <text:p>0.0160607</text:p>
          </table:table-cell>
          <table:table-cell office:value-type="float" office:value="0.920928">
            <text:p>0.9209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.86">
            <text:p>7.86</text:p>
          </table:table-cell>
          <table:table-cell office:value-type="float" office:value="0.0114982370366">
            <text:p>0.011498237</text:p>
          </table:table-cell>
          <table:table-cell office:value-type="float" office:value="-0.0114982370366">
            <text:p>-0.011498237</text:p>
          </table:table-cell>
          <table:table-cell office:value-type="float" office:value="0.0223610243231">
            <text:p>0.0223610243</text:p>
          </table:table-cell>
          <table:table-cell office:value-type="float" office:value="0.903197571819">
            <text:p>0.9031975718</text:p>
          </table:table-cell>
          <table:table-cell/>
          <table:table-cell office:value-type="float" office:value="0.015852">
            <text:p>0.015852</text:p>
          </table:table-cell>
          <table:table-cell office:value-type="float" office:value="-0.015852">
            <text:p>-0.015852</text:p>
          </table:table-cell>
          <table:table-cell office:value-type="float" office:value="0.0169411">
            <text:p>0.0169411</text:p>
          </table:table-cell>
          <table:table-cell office:value-type="float" office:value="0.918506">
            <text:p>0.9185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067">
            <text:p>8.067</text:p>
          </table:table-cell>
          <table:table-cell office:value-type="float" office:value="0.00990921864502">
            <text:p>0.0099092186</text:p>
          </table:table-cell>
          <table:table-cell office:value-type="float" office:value="-0.00990921864502">
            <text:p>-0.0099092186</text:p>
          </table:table-cell>
          <table:table-cell office:value-type="float" office:value="0.031348491122">
            <text:p>0.0313484911</text:p>
          </table:table-cell>
          <table:table-cell office:value-type="float" office:value="0.889666706692">
            <text:p>0.8896667067</text:p>
          </table:table-cell>
          <table:table-cell/>
          <table:table-cell office:value-type="float" office:value="0.0154681">
            <text:p>0.0154681</text:p>
          </table:table-cell>
          <table:table-cell office:value-type="float" office:value="-0.0154681">
            <text:p>-0.0154681</text:p>
          </table:table-cell>
          <table:table-cell office:value-type="float" office:value="0.01763">
            <text:p>0.01763</text:p>
          </table:table-cell>
          <table:table-cell office:value-type="float" office:value="0.917329">
            <text:p>0.9173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327">
            <text:p>8.327</text:p>
          </table:table-cell>
          <table:table-cell office:value-type="float" office:value="0.00709840042827">
            <text:p>0.0070984004</text:p>
          </table:table-cell>
          <table:table-cell office:value-type="float" office:value="-0.00709840042827">
            <text:p>-0.0070984004</text:p>
          </table:table-cell>
          <table:table-cell office:value-type="float" office:value="0.0400015134364">
            <text:p>0.0400015134</text:p>
          </table:table-cell>
          <table:table-cell office:value-type="float" office:value="0.883853375912">
            <text:p>0.8838533759</text:p>
          </table:table-cell>
          <table:table-cell/>
          <table:table-cell office:value-type="float" office:value="0.0148703">
            <text:p>0.0148703</text:p>
          </table:table-cell>
          <table:table-cell office:value-type="float" office:value="-0.0148703">
            <text:p>-0.0148703</text:p>
          </table:table-cell>
          <table:table-cell office:value-type="float" office:value="0.0190589">
            <text:p>0.0190589</text:p>
          </table:table-cell>
          <table:table-cell office:value-type="float" office:value="0.915126">
            <text:p>0.9151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485">
            <text:p>8.485</text:p>
          </table:table-cell>
          <table:table-cell office:value-type="float" office:value="0.0049736865582">
            <text:p>0.0049736866</text:p>
          </table:table-cell>
          <table:table-cell office:value-type="float" office:value="-0.0049736865582">
            <text:p>-0.0049736866</text:p>
          </table:table-cell>
          <table:table-cell office:value-type="float" office:value="0.0515901973402">
            <text:p>0.0515901973</text:p>
          </table:table-cell>
          <table:table-cell office:value-type="float" office:value="0.876592632429">
            <text:p>0.8765926324</text:p>
          </table:table-cell>
          <table:table-cell/>
          <table:table-cell office:value-type="float" office:value="0.0142282">
            <text:p>0.0142282</text:p>
          </table:table-cell>
          <table:table-cell office:value-type="float" office:value="-0.0142282">
            <text:p>-0.0142282</text:p>
          </table:table-cell>
          <table:table-cell office:value-type="float" office:value="0.0212324">
            <text:p>0.0212324</text:p>
          </table:table-cell>
          <table:table-cell office:value-type="float" office:value="0.912545">
            <text:p>0.9125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724">
            <text:p>8.724</text:p>
          </table:table-cell>
          <table:table-cell office:value-type="float" office:value="0.00403471331139">
            <text:p>0.0040347133</text:p>
          </table:table-cell>
          <table:table-cell office:value-type="float" office:value="-0.00403471331139">
            <text:p>-0.0040347133</text:p>
          </table:table-cell>
          <table:table-cell office:value-type="float" office:value="0.0676245098599">
            <text:p>0.0676245099</text:p>
          </table:table-cell>
          <table:table-cell office:value-type="float" office:value="0.869807732411">
            <text:p>0.8698077324</text:p>
          </table:table-cell>
          <table:table-cell/>
          <table:table-cell office:value-type="float" office:value="0.0131787">
            <text:p>0.0131787</text:p>
          </table:table-cell>
          <table:table-cell office:value-type="float" office:value="-0.0131787">
            <text:p>-0.0131787</text:p>
          </table:table-cell>
          <table:table-cell office:value-type="float" office:value="0.0249236">
            <text:p>0.0249236</text:p>
          </table:table-cell>
          <table:table-cell office:value-type="float" office:value="0.908137">
            <text:p>0.9081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.833">
            <text:p>8.833</text:p>
          </table:table-cell>
          <table:table-cell office:value-type="float" office:value="0.00234226945696">
            <text:p>0.0023422695</text:p>
          </table:table-cell>
          <table:table-cell office:value-type="float" office:value="-0.00234226945696">
            <text:p>-0.0023422695</text:p>
          </table:table-cell>
          <table:table-cell office:value-type="float" office:value="0.0725446959705">
            <text:p>0.072544696</text:p>
          </table:table-cell>
          <table:table-cell office:value-type="float" office:value="0.858395102583">
            <text:p>0.8583951026</text:p>
          </table:table-cell>
          <table:table-cell/>
          <table:table-cell office:value-type="float" office:value="0.0108129">
            <text:p>0.0108129</text:p>
          </table:table-cell>
          <table:table-cell office:value-type="float" office:value="-0.0108129">
            <text:p>-0.0108129</text:p>
          </table:table-cell>
          <table:table-cell office:value-type="float" office:value="0.0351977">
            <text:p>0.0351977</text:p>
          </table:table-cell>
          <table:table-cell office:value-type="float" office:value="0.897473">
            <text:p>0.8974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157">
            <text:p>9.157</text:p>
          </table:table-cell>
          <table:table-cell office:value-type="float" office:value="-0.000955689914125">
            <text:p>-0.0009556899</text:p>
          </table:table-cell>
          <table:table-cell office:value-type="float" office:value="0.000955689914125">
            <text:p>0.0009556899</text:p>
          </table:table-cell>
          <table:table-cell office:value-type="float" office:value="0.0896237542232">
            <text:p>0.0896237542</text:p>
          </table:table-cell>
          <table:table-cell office:value-type="float" office:value="0.843987213495">
            <text:p>0.8439872135</text:p>
          </table:table-cell>
          <table:table-cell/>
          <table:table-cell office:value-type="float" office:value="0.0103056">
            <text:p>0.0103056</text:p>
          </table:table-cell>
          <table:table-cell office:value-type="float" office:value="-0.0103056">
            <text:p>-0.0103056</text:p>
          </table:table-cell>
          <table:table-cell office:value-type="float" office:value="0.0376415">
            <text:p>0.0376415</text:p>
          </table:table-cell>
          <table:table-cell office:value-type="float" office:value="0.894968">
            <text:p>0.894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294">
            <text:p>9.294</text:p>
          </table:table-cell>
          <table:table-cell office:value-type="float" office:value="-0.000533234418745">
            <text:p>-0.0005332344</text:p>
          </table:table-cell>
          <table:table-cell office:value-type="float" office:value="0.000533234418745">
            <text:p>0.0005332344</text:p>
          </table:table-cell>
          <table:table-cell office:value-type="float" office:value="0.0931218119411">
            <text:p>0.0931218119</text:p>
          </table:table-cell>
          <table:table-cell office:value-type="float" office:value="0.841038998845">
            <text:p>0.8410389988</text:p>
          </table:table-cell>
          <table:table-cell/>
          <table:table-cell office:value-type="float" office:value="0.00908548">
            <text:p>0.00908548</text:p>
          </table:table-cell>
          <table:table-cell office:value-type="float" office:value="-0.00908548">
            <text:p>-0.00908548</text:p>
          </table:table-cell>
          <table:table-cell office:value-type="float" office:value="0.0436821">
            <text:p>0.0436821</text:p>
          </table:table-cell>
          <table:table-cell office:value-type="float" office:value="0.889601">
            <text:p>0.8896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409">
            <text:p>9.409</text:p>
          </table:table-cell>
          <table:table-cell office:value-type="float" office:value="-0.00405718021204">
            <text:p>-0.0040571802</text:p>
          </table:table-cell>
          <table:table-cell office:value-type="float" office:value="0.00405718021204">
            <text:p>0.0040571802</text:p>
          </table:table-cell>
          <table:table-cell office:value-type="float" office:value="0.117656370649">
            <text:p>0.1176563706</text:p>
          </table:table-cell>
          <table:table-cell office:value-type="float" office:value="0.833000033707">
            <text:p>0.8330000337</text:p>
          </table:table-cell>
          <table:table-cell/>
          <table:table-cell office:value-type="float" office:value="0.00681838">
            <text:p>0.00681838</text:p>
          </table:table-cell>
          <table:table-cell office:value-type="float" office:value="-0.00681838">
            <text:p>-0.00681838</text:p>
          </table:table-cell>
          <table:table-cell office:value-type="float" office:value="0.0562253">
            <text:p>0.0562253</text:p>
          </table:table-cell>
          <table:table-cell office:value-type="float" office:value="0.879171">
            <text:p>0.8791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.895">
            <text:p>9.895</text:p>
          </table:table-cell>
          <table:table-cell office:value-type="float" office:value="-0.00419587336737">
            <text:p>-0.0041958734</text:p>
          </table:table-cell>
          <table:table-cell office:value-type="float" office:value="0.00419587336737">
            <text:p>0.0041958734</text:p>
          </table:table-cell>
          <table:table-cell office:value-type="float" office:value="0.1254254058">
            <text:p>0.1254254058</text:p>
          </table:table-cell>
          <table:table-cell office:value-type="float" office:value="0.821974389064">
            <text:p>0.8219743891</text:p>
          </table:table-cell>
          <table:table-cell/>
          <table:table-cell office:value-type="float" office:value="0.00598874">
            <text:p>0.00598874</text:p>
          </table:table-cell>
          <table:table-cell office:value-type="float" office:value="-0.00598874">
            <text:p>-0.00598874</text:p>
          </table:table-cell>
          <table:table-cell office:value-type="float" office:value="0.0605347">
            <text:p>0.0605347</text:p>
          </table:table-cell>
          <table:table-cell office:value-type="float" office:value="0.875631">
            <text:p>0.8756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043">
            <text:p>10.043</text:p>
          </table:table-cell>
          <table:table-cell office:value-type="float" office:value="-0.00612884220943">
            <text:p>-0.0061288422</text:p>
          </table:table-cell>
          <table:table-cell office:value-type="float" office:value="0.00612884220943">
            <text:p>0.0061288422</text:p>
          </table:table-cell>
          <table:table-cell office:value-type="float" office:value="0.128573036488">
            <text:p>0.1285730365</text:p>
          </table:table-cell>
          <table:table-cell office:value-type="float" office:value="0.819061767172">
            <text:p>0.8190617672</text:p>
          </table:table-cell>
          <table:table-cell/>
          <table:table-cell office:value-type="float" office:value="0.00493059">
            <text:p>0.00493059</text:p>
          </table:table-cell>
          <table:table-cell office:value-type="float" office:value="-0.00493059">
            <text:p>-0.00493059</text:p>
          </table:table-cell>
          <table:table-cell office:value-type="float" office:value="0.0664092">
            <text:p>0.0664092</text:p>
          </table:table-cell>
          <table:table-cell office:value-type="float" office:value="0.870781">
            <text:p>0.8707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19">
            <text:p>10.19</text:p>
          </table:table-cell>
          <table:table-cell office:value-type="float" office:value="-0.00728475059207">
            <text:p>-0.0072847506</text:p>
          </table:table-cell>
          <table:table-cell office:value-type="float" office:value="0.00728475059207">
            <text:p>0.0072847506</text:p>
          </table:table-cell>
          <table:table-cell office:value-type="float" office:value="0.13382070254">
            <text:p>0.1338207025</text:p>
          </table:table-cell>
          <table:table-cell office:value-type="float" office:value="0.814321033749">
            <text:p>0.8143210337</text:p>
          </table:table-cell>
          <table:table-cell/>
          <table:table-cell office:value-type="float" office:value="0.00428606">
            <text:p>0.00428606</text:p>
          </table:table-cell>
          <table:table-cell office:value-type="float" office:value="-0.00428606">
            <text:p>-0.00428606</text:p>
          </table:table-cell>
          <table:table-cell office:value-type="float" office:value="0.0697688">
            <text:p>0.0697688</text:p>
          </table:table-cell>
          <table:table-cell office:value-type="float" office:value="0.868055">
            <text:p>0.868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349">
            <text:p>10.349</text:p>
          </table:table-cell>
          <table:table-cell office:value-type="float" office:value="-0.00907773862855">
            <text:p>-0.0090777386</text:p>
          </table:table-cell>
          <table:table-cell office:value-type="float" office:value="0.00907773862855">
            <text:p>0.0090777386</text:p>
          </table:table-cell>
          <table:table-cell office:value-type="float" office:value="0.138287009113">
            <text:p>0.1382870091</text:p>
          </table:table-cell>
          <table:table-cell office:value-type="float" office:value="0.8117250368">
            <text:p>0.8117250368</text:p>
          </table:table-cell>
          <table:table-cell/>
          <table:table-cell office:value-type="float" office:value="0.00280857">
            <text:p>0.00280857</text:p>
          </table:table-cell>
          <table:table-cell office:value-type="float" office:value="-0.00280857">
            <text:p>-0.00280857</text:p>
          </table:table-cell>
          <table:table-cell office:value-type="float" office:value="0.0775325">
            <text:p>0.0775325</text:p>
          </table:table-cell>
          <table:table-cell office:value-type="float" office:value="0.861528">
            <text:p>0.8615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614">
            <text:p>10.614</text:p>
          </table:table-cell>
          <table:table-cell office:value-type="float" office:value="-0.0104658089903">
            <text:p>-0.010465809</text:p>
          </table:table-cell>
          <table:table-cell office:value-type="float" office:value="0.0104658089903">
            <text:p>0.010465809</text:p>
          </table:table-cell>
          <table:table-cell office:value-type="float" office:value="0.141807523315">
            <text:p>0.1418075233</text:p>
          </table:table-cell>
          <table:table-cell office:value-type="float" office:value="0.805814853421">
            <text:p>0.8058148534</text:p>
          </table:table-cell>
          <table:table-cell/>
          <table:table-cell office:value-type="float" office:value="-0.000533961">
            <text:p>-0.000533961</text:p>
          </table:table-cell>
          <table:table-cell office:value-type="float" office:value="0.000533961">
            <text:p>0.000533961</text:p>
          </table:table-cell>
          <table:table-cell office:value-type="float" office:value="0.0938511">
            <text:p>0.0938511</text:p>
          </table:table-cell>
          <table:table-cell office:value-type="float" office:value="0.847876">
            <text:p>0.8478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.726">
            <text:p>10.726</text:p>
          </table:table-cell>
          <table:table-cell office:value-type="float" office:value="-0.0166800716895">
            <text:p>-0.0166800717</text:p>
          </table:table-cell>
          <table:table-cell office:value-type="float" office:value="0.0166800716895">
            <text:p>0.0166800717</text:p>
          </table:table-cell>
          <table:table-cell office:value-type="float" office:value="0.172429099679">
            <text:p>0.1724290997</text:p>
          </table:table-cell>
          <table:table-cell office:value-type="float" office:value="0.789506206542">
            <text:p>0.7895062065</text:p>
          </table:table-cell>
          <table:table-cell/>
          <table:table-cell office:value-type="float" office:value="-0.0012039">
            <text:p>-0.0012039</text:p>
          </table:table-cell>
          <table:table-cell office:value-type="float" office:value="0.0012039">
            <text:p>0.0012039</text:p>
          </table:table-cell>
          <table:table-cell office:value-type="float" office:value="0.0969598">
            <text:p>0.0969598</text:p>
          </table:table-cell>
          <table:table-cell office:value-type="float" office:value="0.845211">
            <text:p>0.8452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082">
            <text:p>11.082</text:p>
          </table:table-cell>
          <table:table-cell office:value-type="float" office:value="-0.0181251441019">
            <text:p>-0.0181251441</text:p>
          </table:table-cell>
          <table:table-cell office:value-type="float" office:value="0.0181251441019">
            <text:p>0.0181251441</text:p>
          </table:table-cell>
          <table:table-cell office:value-type="float" office:value="0.175843774155">
            <text:p>0.1758437742</text:p>
          </table:table-cell>
          <table:table-cell office:value-type="float" office:value="0.78530003652">
            <text:p>0.7853000365</text:p>
          </table:table-cell>
          <table:table-cell/>
          <table:table-cell office:value-type="float" office:value="-0.00209992">
            <text:p>-0.00209992</text:p>
          </table:table-cell>
          <table:table-cell office:value-type="float" office:value="0.00209992">
            <text:p>0.00209992</text:p>
          </table:table-cell>
          <table:table-cell office:value-type="float" office:value="0.100674">
            <text:p>0.100674</text:p>
          </table:table-cell>
          <table:table-cell office:value-type="float" office:value="0.842208">
            <text:p>0.8422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247">
            <text:p>11.247</text:p>
          </table:table-cell>
          <table:table-cell office:value-type="float" office:value="-0.0225801895413">
            <text:p>-0.0225801895</text:p>
          </table:table-cell>
          <table:table-cell office:value-type="float" office:value="0.0225801895413">
            <text:p>0.0225801895</text:p>
          </table:table-cell>
          <table:table-cell office:value-type="float" office:value="0.183294532476">
            <text:p>0.1832945325</text:p>
          </table:table-cell>
          <table:table-cell office:value-type="float" office:value="0.780259296482">
            <text:p>0.7802592965</text:p>
          </table:table-cell>
          <table:table-cell/>
          <table:table-cell office:value-type="float" office:value="-0.00676449">
            <text:p>-0.00676449</text:p>
          </table:table-cell>
          <table:table-cell office:value-type="float" office:value="0.00676449">
            <text:p>0.00676449</text:p>
          </table:table-cell>
          <table:table-cell office:value-type="float" office:value="0.118985">
            <text:p>0.118985</text:p>
          </table:table-cell>
          <table:table-cell office:value-type="float" office:value="0.828486">
            <text:p>0.8284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501">
            <text:p>11.501</text:p>
          </table:table-cell>
          <table:table-cell office:value-type="float" office:value="-0.036492018604">
            <text:p>-0.0364920186</text:p>
          </table:table-cell>
          <table:table-cell office:value-type="float" office:value="0.036492018604">
            <text:p>0.0364920186</text:p>
          </table:table-cell>
          <table:table-cell office:value-type="float" office:value="0.218684670734">
            <text:p>0.2186846707</text:p>
          </table:table-cell>
          <table:table-cell office:value-type="float" office:value="0.757802506288">
            <text:p>0.7578025063</text:p>
          </table:table-cell>
          <table:table-cell/>
          <table:table-cell office:value-type="float" office:value="-0.00852218">
            <text:p>-0.00852218</text:p>
          </table:table-cell>
          <table:table-cell office:value-type="float" office:value="0.00852218">
            <text:p>0.00852218</text:p>
          </table:table-cell>
          <table:table-cell office:value-type="float" office:value="0.125484">
            <text:p>0.125484</text:p>
          </table:table-cell>
          <table:table-cell office:value-type="float" office:value="0.823744">
            <text:p>0.8237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607">
            <text:p>11.607</text:p>
          </table:table-cell>
          <table:table-cell office:value-type="float" office:value="-0.0405987446875">
            <text:p>-0.0405987447</text:p>
          </table:table-cell>
          <table:table-cell office:value-type="float" office:value="0.0405987446875">
            <text:p>0.0405987447</text:p>
          </table:table-cell>
          <table:table-cell office:value-type="float" office:value="0.228733641682">
            <text:p>0.2287336417</text:p>
          </table:table-cell>
          <table:table-cell office:value-type="float" office:value="0.752382756751">
            <text:p>0.7523827568</text:p>
          </table:table-cell>
          <table:table-cell/>
          <table:table-cell office:value-type="float" office:value="-0.0112917">
            <text:p>-0.0112917</text:p>
          </table:table-cell>
          <table:table-cell office:value-type="float" office:value="0.0112917">
            <text:p>0.0112917</text:p>
          </table:table-cell>
          <table:table-cell office:value-type="float" office:value="0.135055">
            <text:p>0.135055</text:p>
          </table:table-cell>
          <table:table-cell office:value-type="float" office:value="0.817009">
            <text:p>0.817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1.756">
            <text:p>11.756</text:p>
          </table:table-cell>
          <table:table-cell office:value-type="float" office:value="-0.0462126426721">
            <text:p>-0.0462126427</text:p>
          </table:table-cell>
          <table:table-cell office:value-type="float" office:value="0.0462126426721">
            <text:p>0.0462126427</text:p>
          </table:table-cell>
          <table:table-cell office:value-type="float" office:value="0.242964590773">
            <text:p>0.2429645908</text:p>
          </table:table-cell>
          <table:table-cell office:value-type="float" office:value="0.745888927836">
            <text:p>0.7458889278</text:p>
          </table:table-cell>
          <table:table-cell/>
          <table:table-cell office:value-type="float" office:value="-0.0170178">
            <text:p>-0.0170178</text:p>
          </table:table-cell>
          <table:table-cell office:value-type="float" office:value="0.0170178">
            <text:p>0.0170178</text:p>
          </table:table-cell>
          <table:table-cell office:value-type="float" office:value="0.153161">
            <text:p>0.153161</text:p>
          </table:table-cell>
          <table:table-cell office:value-type="float" office:value="0.804225">
            <text:p>0.804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125">
            <text:p>12.125</text:p>
          </table:table-cell>
          <table:table-cell office:value-type="float" office:value="-0.0484540656577">
            <text:p>-0.0484540657</text:p>
          </table:table-cell>
          <table:table-cell office:value-type="float" office:value="0.0484540656577">
            <text:p>0.0484540657</text:p>
          </table:table-cell>
          <table:table-cell office:value-type="float" office:value="0.244967847327">
            <text:p>0.2449678473</text:p>
          </table:table-cell>
          <table:table-cell office:value-type="float" office:value="0.731925956997">
            <text:p>0.731925957</text:p>
          </table:table-cell>
          <table:table-cell/>
          <table:table-cell office:value-type="float" office:value="-0.0180223">
            <text:p>-0.0180223</text:p>
          </table:table-cell>
          <table:table-cell office:value-type="float" office:value="0.0180223">
            <text:p>0.0180223</text:p>
          </table:table-cell>
          <table:table-cell office:value-type="float" office:value="0.156368">
            <text:p>0.156368</text:p>
          </table:table-cell>
          <table:table-cell office:value-type="float" office:value="0.801967">
            <text:p>0.8019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265">
            <text:p>12.265</text:p>
          </table:table-cell>
          <table:table-cell office:value-type="float" office:value="-0.0484851885265">
            <text:p>-0.0484851885</text:p>
          </table:table-cell>
          <table:table-cell office:value-type="float" office:value="0.0484851885265">
            <text:p>0.0484851885</text:p>
          </table:table-cell>
          <table:table-cell office:value-type="float" office:value="0.24565209246">
            <text:p>0.2456520925</text:p>
          </table:table-cell>
          <table:table-cell office:value-type="float" office:value="0.73028397928">
            <text:p>0.7302839793</text:p>
          </table:table-cell>
          <table:table-cell/>
          <table:table-cell office:value-type="float" office:value="-0.0190762">
            <text:p>-0.0190762</text:p>
          </table:table-cell>
          <table:table-cell office:value-type="float" office:value="0.0190762">
            <text:p>0.0190762</text:p>
          </table:table-cell>
          <table:table-cell office:value-type="float" office:value="0.159646">
            <text:p>0.159646</text:p>
          </table:table-cell>
          <table:table-cell office:value-type="float" office:value="0.799597">
            <text:p>0.7995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498">
            <text:p>12.498</text:p>
          </table:table-cell>
          <table:table-cell office:value-type="float" office:value="-0.0486006968091">
            <text:p>-0.0486006968</text:p>
          </table:table-cell>
          <table:table-cell office:value-type="float" office:value="0.0486006968091">
            <text:p>0.0486006968</text:p>
          </table:table-cell>
          <table:table-cell office:value-type="float" office:value="0.24534956375">
            <text:p>0.2453495638</text:p>
          </table:table-cell>
          <table:table-cell office:value-type="float" office:value="0.728876571596">
            <text:p>0.7288765716</text:p>
          </table:table-cell>
          <table:table-cell/>
          <table:table-cell office:value-type="float" office:value="-0.0273661">
            <text:p>-0.0273661</text:p>
          </table:table-cell>
          <table:table-cell office:value-type="float" office:value="0.0273661">
            <text:p>0.0273661</text:p>
          </table:table-cell>
          <table:table-cell office:value-type="float" office:value="0.182774">
            <text:p>0.182774</text:p>
          </table:table-cell>
          <table:table-cell office:value-type="float" office:value="0.779639">
            <text:p>0.7796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.672">
            <text:p>12.672</text:p>
          </table:table-cell>
          <table:table-cell office:value-type="float" office:value="-0.053492302328">
            <text:p>-0.0534923023</text:p>
          </table:table-cell>
          <table:table-cell office:value-type="float" office:value="0.053492302328">
            <text:p>0.0534923023</text:p>
          </table:table-cell>
          <table:table-cell office:value-type="float" office:value="0.242943697138">
            <text:p>0.2429436971</text:p>
          </table:table-cell>
          <table:table-cell office:value-type="float" office:value="0.718913621373">
            <text:p>0.7189136214</text:p>
          </table:table-cell>
          <table:table-cell/>
          <table:table-cell office:value-type="float" office:value="-0.0301862">
            <text:p>-0.0301862</text:p>
          </table:table-cell>
          <table:table-cell office:value-type="float" office:value="0.0301862">
            <text:p>0.0301862</text:p>
          </table:table-cell>
          <table:table-cell office:value-type="float" office:value="0.19008">
            <text:p>0.19008</text:p>
          </table:table-cell>
          <table:table-cell office:value-type="float" office:value="0.772925">
            <text:p>0.772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052">
            <text:p>13.052</text:p>
          </table:table-cell>
          <table:table-cell office:value-type="float" office:value="-0.0551131371363">
            <text:p>-0.0551131371</text:p>
          </table:table-cell>
          <table:table-cell office:value-type="float" office:value="0.0551131371363">
            <text:p>0.0551131371</text:p>
          </table:table-cell>
          <table:table-cell office:value-type="float" office:value="0.242323613829">
            <text:p>0.2423236138</text:p>
          </table:table-cell>
          <table:table-cell office:value-type="float" office:value="0.715209909427">
            <text:p>0.7152099094</text:p>
          </table:table-cell>
          <table:table-cell/>
          <table:table-cell office:value-type="float" office:value="-0.0315913">
            <text:p>-0.0315913</text:p>
          </table:table-cell>
          <table:table-cell office:value-type="float" office:value="0.0315913">
            <text:p>0.0315913</text:p>
          </table:table-cell>
          <table:table-cell office:value-type="float" office:value="0.193574">
            <text:p>0.193574</text:p>
          </table:table-cell>
          <table:table-cell office:value-type="float" office:value="0.769613">
            <text:p>0.7696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215">
            <text:p>13.215</text:p>
          </table:table-cell>
          <table:table-cell office:value-type="float" office:value="-0.0561368174759">
            <text:p>-0.0561368175</text:p>
          </table:table-cell>
          <table:table-cell office:value-type="float" office:value="0.0561368174759">
            <text:p>0.0561368175</text:p>
          </table:table-cell>
          <table:table-cell office:value-type="float" office:value="0.242457582075">
            <text:p>0.2424575821</text:p>
          </table:table-cell>
          <table:table-cell office:value-type="float" office:value="0.713234601933">
            <text:p>0.7132346019</text:p>
          </table:table-cell>
          <table:table-cell/>
          <table:table-cell office:value-type="float" office:value="-0.0338273">
            <text:p>-0.0338273</text:p>
          </table:table-cell>
          <table:table-cell office:value-type="float" office:value="0.0338273">
            <text:p>0.0338273</text:p>
          </table:table-cell>
          <table:table-cell office:value-type="float" office:value="0.198841">
            <text:p>0.198841</text:p>
          </table:table-cell>
          <table:table-cell office:value-type="float" office:value="0.764385">
            <text:p>0.7643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451">
            <text:p>13.451</text:p>
          </table:table-cell>
          <table:table-cell office:value-type="float" office:value="-0.0580859416061">
            <text:p>-0.0580859416</text:p>
          </table:table-cell>
          <table:table-cell office:value-type="float" office:value="0.0580859416061">
            <text:p>0.0580859416</text:p>
          </table:table-cell>
          <table:table-cell office:value-type="float" office:value="0.245270175514">
            <text:p>0.2452701755</text:p>
          </table:table-cell>
          <table:table-cell office:value-type="float" office:value="0.709197560946">
            <text:p>0.7091975609</text:p>
          </table:table-cell>
          <table:table-cell/>
          <table:table-cell office:value-type="float" office:value="-0.040019">
            <text:p>-0.040019</text:p>
          </table:table-cell>
          <table:table-cell office:value-type="float" office:value="0.040019">
            <text:p>0.040019</text:p>
          </table:table-cell>
          <table:table-cell office:value-type="float" office:value="0.210478">
            <text:p>0.210478</text:p>
          </table:table-cell>
          <table:table-cell office:value-type="float" office:value="0.750586">
            <text:p>0.7505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774">
            <text:p>13.774</text:p>
          </table:table-cell>
          <table:table-cell office:value-type="float" office:value="-0.0652998287093">
            <text:p>-0.0652998287</text:p>
          </table:table-cell>
          <table:table-cell office:value-type="float" office:value="0.0652998287093">
            <text:p>0.0652998287</text:p>
          </table:table-cell>
          <table:table-cell office:value-type="float" office:value="0.251798089824">
            <text:p>0.2517980898</text:p>
          </table:table-cell>
          <table:table-cell office:value-type="float" office:value="0.699753120358">
            <text:p>0.6997531204</text:p>
          </table:table-cell>
          <table:table-cell/>
          <table:table-cell office:value-type="float" office:value="-0.0414448">
            <text:p>-0.0414448</text:p>
          </table:table-cell>
          <table:table-cell office:value-type="float" office:value="0.0414448">
            <text:p>0.0414448</text:p>
          </table:table-cell>
          <table:table-cell office:value-type="float" office:value="0.212861">
            <text:p>0.212861</text:p>
          </table:table-cell>
          <table:table-cell office:value-type="float" office:value="0.747628">
            <text:p>0.747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.976">
            <text:p>13.976</text:p>
          </table:table-cell>
          <table:table-cell office:value-type="float" office:value="-0.0698527028255">
            <text:p>-0.0698527028</text:p>
          </table:table-cell>
          <table:table-cell office:value-type="float" office:value="0.0698527028255">
            <text:p>0.0698527028</text:p>
          </table:table-cell>
          <table:table-cell office:value-type="float" office:value="0.253788799967">
            <text:p>0.2537888</text:p>
          </table:table-cell>
          <table:table-cell office:value-type="float" office:value="0.694493858167">
            <text:p>0.6944938582</text:p>
          </table:table-cell>
          <table:table-cell/>
          <table:table-cell office:value-type="float" office:value="-0.0494217">
            <text:p>-0.0494217</text:p>
          </table:table-cell>
          <table:table-cell office:value-type="float" office:value="0.0494217">
            <text:p>0.0494217</text:p>
          </table:table-cell>
          <table:table-cell office:value-type="float" office:value="0.222967">
            <text:p>0.222967</text:p>
          </table:table-cell>
          <table:table-cell office:value-type="float" office:value="0.733245">
            <text:p>0.7332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463">
            <text:p>14.463</text:p>
          </table:table-cell>
          <table:table-cell office:value-type="float" office:value="-0.0845644956189">
            <text:p>-0.0845644956</text:p>
          </table:table-cell>
          <table:table-cell office:value-type="float" office:value="0.0845644956189">
            <text:p>0.0845644956</text:p>
          </table:table-cell>
          <table:table-cell office:value-type="float" office:value="0.244867171986">
            <text:p>0.244867172</text:p>
          </table:table-cell>
          <table:table-cell office:value-type="float" office:value="0.677857171638">
            <text:p>0.6778571716</text:p>
          </table:table-cell>
          <table:table-cell/>
          <table:table-cell office:value-type="float" office:value="-0.0504861">
            <text:p>-0.0504861</text:p>
          </table:table-cell>
          <table:table-cell office:value-type="float" office:value="0.0504861">
            <text:p>0.0504861</text:p>
          </table:table-cell>
          <table:table-cell office:value-type="float" office:value="0.224243">
            <text:p>0.224243</text:p>
          </table:table-cell>
          <table:table-cell office:value-type="float" office:value="0.731364">
            <text:p>0.7313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661">
            <text:p>14.661</text:p>
          </table:table-cell>
          <table:table-cell office:value-type="float" office:value="-0.0858140565131">
            <text:p>-0.0858140565</text:p>
          </table:table-cell>
          <table:table-cell office:value-type="float" office:value="0.0858140565131">
            <text:p>0.0858140565</text:p>
          </table:table-cell>
          <table:table-cell office:value-type="float" office:value="0.244060856709">
            <text:p>0.2440608567</text:p>
          </table:table-cell>
          <table:table-cell office:value-type="float" office:value="0.676753658315">
            <text:p>0.6767536583</text:p>
          </table:table-cell>
          <table:table-cell/>
          <table:table-cell office:value-type="float" office:value="-0.0524365">
            <text:p>-0.0524365</text:p>
          </table:table-cell>
          <table:table-cell office:value-type="float" office:value="0.0524365">
            <text:p>0.0524365</text:p>
          </table:table-cell>
          <table:table-cell office:value-type="float" office:value="0.226277">
            <text:p>0.226277</text:p>
          </table:table-cell>
          <table:table-cell office:value-type="float" office:value="0.727944">
            <text:p>0.727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4.78">
            <text:p>14.78</text:p>
          </table:table-cell>
          <table:table-cell office:value-type="float" office:value="-0.0865090399077">
            <text:p>-0.0865090399</text:p>
          </table:table-cell>
          <table:table-cell office:value-type="float" office:value="0.0865090399077">
            <text:p>0.0865090399</text:p>
          </table:table-cell>
          <table:table-cell office:value-type="float" office:value="0.242793088835">
            <text:p>0.2427930888</text:p>
          </table:table-cell>
          <table:table-cell office:value-type="float" office:value="0.674848512267">
            <text:p>0.6748485123</text:p>
          </table:table-cell>
          <table:table-cell/>
          <table:table-cell office:value-type="float" office:value="-0.0586007">
            <text:p>-0.0586007</text:p>
          </table:table-cell>
          <table:table-cell office:value-type="float" office:value="0.0586007">
            <text:p>0.0586007</text:p>
          </table:table-cell>
          <table:table-cell office:value-type="float" office:value="0.230011">
            <text:p>0.230011</text:p>
          </table:table-cell>
          <table:table-cell office:value-type="float" office:value="0.718082">
            <text:p>0.718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213">
            <text:p>15.213</text:p>
          </table:table-cell>
          <table:table-cell office:value-type="float" office:value="-0.089066598448">
            <text:p>-0.0890665984</text:p>
          </table:table-cell>
          <table:table-cell office:value-type="float" office:value="0.089066598448">
            <text:p>0.0890665984</text:p>
          </table:table-cell>
          <table:table-cell office:value-type="float" office:value="0.23999303556">
            <text:p>0.2399930356</text:p>
          </table:table-cell>
          <table:table-cell office:value-type="float" office:value="0.671296904795">
            <text:p>0.6712969048</text:p>
          </table:table-cell>
          <table:table-cell/>
          <table:table-cell office:value-type="float" office:value="-0.0622032">
            <text:p>-0.0622032</text:p>
          </table:table-cell>
          <table:table-cell office:value-type="float" office:value="0.0622032">
            <text:p>0.0622032</text:p>
          </table:table-cell>
          <table:table-cell office:value-type="float" office:value="0.231637">
            <text:p>0.231637</text:p>
          </table:table-cell>
          <table:table-cell office:value-type="float" office:value="0.712425">
            <text:p>0.712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395">
            <text:p>15.395</text:p>
          </table:table-cell>
          <table:table-cell office:value-type="float" office:value="-0.0903489748711">
            <text:p>-0.0903489749</text:p>
          </table:table-cell>
          <table:table-cell office:value-type="float" office:value="0.0903489748711">
            <text:p>0.0903489749</text:p>
          </table:table-cell>
          <table:table-cell office:value-type="float" office:value="0.236082148196">
            <text:p>0.2360821482</text:p>
          </table:table-cell>
          <table:table-cell office:value-type="float" office:value="0.669671673383">
            <text:p>0.6696716734</text:p>
          </table:table-cell>
          <table:table-cell/>
          <table:table-cell office:value-type="float" office:value="-0.071246">
            <text:p>-0.071246</text:p>
          </table:table-cell>
          <table:table-cell office:value-type="float" office:value="0.071246">
            <text:p>0.071246</text:p>
          </table:table-cell>
          <table:table-cell office:value-type="float" office:value="0.231095">
            <text:p>0.231095</text:p>
          </table:table-cell>
          <table:table-cell office:value-type="float" office:value="0.698808">
            <text:p>0.6988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.857">
            <text:p>15.857</text:p>
          </table:table-cell>
          <table:table-cell office:value-type="float" office:value="-0.0890269779865">
            <text:p>-0.089026978</text:p>
          </table:table-cell>
          <table:table-cell office:value-type="float" office:value="0.0890269779865">
            <text:p>0.089026978</text:p>
          </table:table-cell>
          <table:table-cell office:value-type="float" office:value="0.221972243469">
            <text:p>0.2219722435</text:p>
          </table:table-cell>
          <table:table-cell office:value-type="float" office:value="0.669358058476">
            <text:p>0.6693580585</text:p>
          </table:table-cell>
          <table:table-cell/>
          <table:table-cell office:value-type="float" office:value="-0.0720595">
            <text:p>-0.0720595</text:p>
          </table:table-cell>
          <table:table-cell office:value-type="float" office:value="0.0720595">
            <text:p>0.0720595</text:p>
          </table:table-cell>
          <table:table-cell office:value-type="float" office:value="0.231057">
            <text:p>0.231057</text:p>
          </table:table-cell>
          <table:table-cell office:value-type="float" office:value="0.697575">
            <text:p>0.697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15">
            <text:p>16.15</text:p>
          </table:table-cell>
          <table:table-cell office:value-type="float" office:value="-0.0888266603888">
            <text:p>-0.0888266604</text:p>
          </table:table-cell>
          <table:table-cell office:value-type="float" office:value="0.0888266603888">
            <text:p>0.0888266604</text:p>
          </table:table-cell>
          <table:table-cell office:value-type="float" office:value="0.221814277179">
            <text:p>0.2218142772</text:p>
          </table:table-cell>
          <table:table-cell office:value-type="float" office:value="0.669543244221">
            <text:p>0.6695432442</text:p>
          </table:table-cell>
          <table:table-cell/>
          <table:table-cell office:value-type="float" office:value="-0.0735663">
            <text:p>-0.0735663</text:p>
          </table:table-cell>
          <table:table-cell office:value-type="float" office:value="0.0735663">
            <text:p>0.0735663</text:p>
          </table:table-cell>
          <table:table-cell office:value-type="float" office:value="0.230841">
            <text:p>0.230841</text:p>
          </table:table-cell>
          <table:table-cell office:value-type="float" office:value="0.695236">
            <text:p>0.695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281">
            <text:p>16.281</text:p>
          </table:table-cell>
          <table:table-cell office:value-type="float" office:value="-0.0885826511148">
            <text:p>-0.0885826511</text:p>
          </table:table-cell>
          <table:table-cell office:value-type="float" office:value="0.0885826511148">
            <text:p>0.0885826511</text:p>
          </table:table-cell>
          <table:table-cell office:value-type="float" office:value="0.22155771009">
            <text:p>0.2215577101</text:p>
          </table:table-cell>
          <table:table-cell office:value-type="float" office:value="0.669481512205">
            <text:p>0.6694815122</text:p>
          </table:table-cell>
          <table:table-cell/>
          <table:table-cell office:value-type="float" office:value="-0.0773563">
            <text:p>-0.0773563</text:p>
          </table:table-cell>
          <table:table-cell office:value-type="float" office:value="0.0773563">
            <text:p>0.0773563</text:p>
          </table:table-cell>
          <table:table-cell office:value-type="float" office:value="0.227403">
            <text:p>0.227403</text:p>
          </table:table-cell>
          <table:table-cell office:value-type="float" office:value="0.688088">
            <text:p>0.688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678">
            <text:p>16.678</text:p>
          </table:table-cell>
          <table:table-cell office:value-type="float" office:value="-0.0830816509731">
            <text:p>-0.083081651</text:p>
          </table:table-cell>
          <table:table-cell office:value-type="float" office:value="0.0830816509731">
            <text:p>0.083081651</text:p>
          </table:table-cell>
          <table:table-cell office:value-type="float" office:value="0.217780519599">
            <text:p>0.2177805196</text:p>
          </table:table-cell>
          <table:table-cell office:value-type="float" office:value="0.670543241648">
            <text:p>0.6705432416</text:p>
          </table:table-cell>
          <table:table-cell/>
          <table:table-cell office:value-type="float" office:value="-0.0775241">
            <text:p>-0.0775241</text:p>
          </table:table-cell>
          <table:table-cell office:value-type="float" office:value="0.0775241">
            <text:p>0.0775241</text:p>
          </table:table-cell>
          <table:table-cell office:value-type="float" office:value="0.22719">
            <text:p>0.22719</text:p>
          </table:table-cell>
          <table:table-cell office:value-type="float" office:value="0.687729">
            <text:p>0.6877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6.837">
            <text:p>16.837</text:p>
          </table:table-cell>
          <table:table-cell office:value-type="float" office:value="-0.0822126568284">
            <text:p>-0.0822126568</text:p>
          </table:table-cell>
          <table:table-cell office:value-type="float" office:value="0.0822126568284">
            <text:p>0.0822126568</text:p>
          </table:table-cell>
          <table:table-cell office:value-type="float" office:value="0.216844998576">
            <text:p>0.2168449986</text:p>
          </table:table-cell>
          <table:table-cell office:value-type="float" office:value="0.670913610929">
            <text:p>0.6709136109</text:p>
          </table:table-cell>
          <table:table-cell/>
          <table:table-cell office:value-type="float" office:value="-0.0777346">
            <text:p>-0.0777346</text:p>
          </table:table-cell>
          <table:table-cell office:value-type="float" office:value="0.0777346">
            <text:p>0.0777346</text:p>
          </table:table-cell>
          <table:table-cell office:value-type="float" office:value="0.22694">
            <text:p>0.22694</text:p>
          </table:table-cell>
          <table:table-cell office:value-type="float" office:value="0.687323">
            <text:p>0.6873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013">
            <text:p>17.013</text:p>
          </table:table-cell>
          <table:table-cell office:value-type="float" office:value="-0.0818394056901">
            <text:p>-0.0818394057</text:p>
          </table:table-cell>
          <table:table-cell office:value-type="float" office:value="0.0818394056901">
            <text:p>0.0818394057</text:p>
          </table:table-cell>
          <table:table-cell office:value-type="float" office:value="0.215672218137">
            <text:p>0.2156722181</text:p>
          </table:table-cell>
          <table:table-cell office:value-type="float" office:value="0.671345710019">
            <text:p>0.67134571</text:p>
          </table:table-cell>
          <table:table-cell/>
          <table:table-cell office:value-type="float" office:value="-0.0786371">
            <text:p>-0.0786371</text:p>
          </table:table-cell>
          <table:table-cell office:value-type="float" office:value="0.0786371">
            <text:p>0.0786371</text:p>
          </table:table-cell>
          <table:table-cell office:value-type="float" office:value="0.224955">
            <text:p>0.224955</text:p>
          </table:table-cell>
          <table:table-cell office:value-type="float" office:value="0.685282">
            <text:p>0.6852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176">
            <text:p>17.176</text:p>
          </table:table-cell>
          <table:table-cell office:value-type="float" office:value="-0.0808474011719">
            <text:p>-0.0808474012</text:p>
          </table:table-cell>
          <table:table-cell office:value-type="float" office:value="0.0808474011719">
            <text:p>0.0808474012</text:p>
          </table:table-cell>
          <table:table-cell office:value-type="float" office:value="0.197763880462">
            <text:p>0.1977638805</text:p>
          </table:table-cell>
          <table:table-cell office:value-type="float" office:value="0.674530895404">
            <text:p>0.6745308954</text:p>
          </table:table-cell>
          <table:table-cell/>
          <table:table-cell office:value-type="float" office:value="-0.0792256">
            <text:p>-0.0792256</text:p>
          </table:table-cell>
          <table:table-cell office:value-type="float" office:value="0.0792256">
            <text:p>0.0792256</text:p>
          </table:table-cell>
          <table:table-cell office:value-type="float" office:value="0.216384">
            <text:p>0.216384</text:p>
          </table:table-cell>
          <table:table-cell office:value-type="float" office:value="0.682846">
            <text:p>0.6828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646">
            <text:p>17.646</text:p>
          </table:table-cell>
          <table:table-cell office:value-type="float" office:value="-0.0829691413192">
            <text:p>-0.0829691413</text:p>
          </table:table-cell>
          <table:table-cell office:value-type="float" office:value="0.0829691413192">
            <text:p>0.0829691413</text:p>
          </table:table-cell>
          <table:table-cell office:value-type="float" office:value="0.16987724823">
            <text:p>0.1698772482</text:p>
          </table:table-cell>
          <table:table-cell office:value-type="float" office:value="0.680728422271">
            <text:p>0.6807284223</text:p>
          </table:table-cell>
          <table:table-cell/>
          <table:table-cell office:value-type="float" office:value="-0.0794133">
            <text:p>-0.0794133</text:p>
          </table:table-cell>
          <table:table-cell office:value-type="float" office:value="0.0794133">
            <text:p>0.0794133</text:p>
          </table:table-cell>
          <table:table-cell office:value-type="float" office:value="0.214762">
            <text:p>0.214762</text:p>
          </table:table-cell>
          <table:table-cell office:value-type="float" office:value="0.682474">
            <text:p>0.6824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.967">
            <text:p>17.967</text:p>
          </table:table-cell>
          <table:table-cell office:value-type="float" office:value="-0.0849371365743">
            <text:p>-0.0849371366</text:p>
          </table:table-cell>
          <table:table-cell office:value-type="float" office:value="0.0849371365743">
            <text:p>0.0849371366</text:p>
          </table:table-cell>
          <table:table-cell office:value-type="float" office:value="0.165703726036">
            <text:p>0.165703726</text:p>
          </table:table-cell>
          <table:table-cell office:value-type="float" office:value="0.681469162305">
            <text:p>0.6814691623</text:p>
          </table:table-cell>
          <table:table-cell/>
          <table:table-cell office:value-type="float" office:value="-0.0797825">
            <text:p>-0.0797825</text:p>
          </table:table-cell>
          <table:table-cell office:value-type="float" office:value="0.0797825">
            <text:p>0.0797825</text:p>
          </table:table-cell>
          <table:table-cell office:value-type="float" office:value="0.21206">
            <text:p>0.21206</text:p>
          </table:table-cell>
          <table:table-cell office:value-type="float" office:value="0.682104">
            <text:p>0.682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194">
            <text:p>18.194</text:p>
          </table:table-cell>
          <table:table-cell office:value-type="float" office:value="-0.0888721632001">
            <text:p>-0.0888721632</text:p>
          </table:table-cell>
          <table:table-cell office:value-type="float" office:value="0.0888721632001">
            <text:p>0.0888721632</text:p>
          </table:table-cell>
          <table:table-cell office:value-type="float" office:value="0.156828734242">
            <text:p>0.1568287342</text:p>
          </table:table-cell>
          <table:table-cell office:value-type="float" office:value="0.683024719174">
            <text:p>0.6830247192</text:p>
          </table:table-cell>
          <table:table-cell/>
          <table:table-cell office:value-type="float" office:value="-0.0803895">
            <text:p>-0.0803895</text:p>
          </table:table-cell>
          <table:table-cell office:value-type="float" office:value="0.0803895">
            <text:p>0.0803895</text:p>
          </table:table-cell>
          <table:table-cell office:value-type="float" office:value="0.208124">
            <text:p>0.208124</text:p>
          </table:table-cell>
          <table:table-cell office:value-type="float" office:value="0.681812">
            <text:p>0.6818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379">
            <text:p>18.379</text:p>
          </table:table-cell>
          <table:table-cell office:value-type="float" office:value="-0.0932305762429">
            <text:p>-0.0932305762</text:p>
          </table:table-cell>
          <table:table-cell office:value-type="float" office:value="0.0932305762429">
            <text:p>0.0932305762</text:p>
          </table:table-cell>
          <table:table-cell office:value-type="float" office:value="0.146592743419">
            <text:p>0.1465927434</text:p>
          </table:table-cell>
          <table:table-cell office:value-type="float" office:value="0.684345708217">
            <text:p>0.6843457082</text:p>
          </table:table-cell>
          <table:table-cell/>
          <table:table-cell office:value-type="float" office:value="-0.0824011">
            <text:p>-0.0824011</text:p>
          </table:table-cell>
          <table:table-cell office:value-type="float" office:value="0.0824011">
            <text:p>0.0824011</text:p>
          </table:table-cell>
          <table:table-cell office:value-type="float" office:value="0.198602">
            <text:p>0.198602</text:p>
          </table:table-cell>
          <table:table-cell office:value-type="float" office:value="0.681854">
            <text:p>0.6818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546">
            <text:p>18.546</text:p>
          </table:table-cell>
          <table:table-cell office:value-type="float" office:value="-0.102434116473">
            <text:p>-0.1024341165</text:p>
          </table:table-cell>
          <table:table-cell office:value-type="float" office:value="0.102434116473">
            <text:p>0.1024341165</text:p>
          </table:table-cell>
          <table:table-cell office:value-type="float" office:value="0.129083123932">
            <text:p>0.1290831239</text:p>
          </table:table-cell>
          <table:table-cell office:value-type="float" office:value="0.684950649002">
            <text:p>0.684950649</text:p>
          </table:table-cell>
          <table:table-cell/>
          <table:table-cell office:value-type="float" office:value="-0.0868594">
            <text:p>-0.0868594</text:p>
          </table:table-cell>
          <table:table-cell office:value-type="float" office:value="0.0868594">
            <text:p>0.0868594</text:p>
          </table:table-cell>
          <table:table-cell office:value-type="float" office:value="0.182624">
            <text:p>0.182624</text:p>
          </table:table-cell>
          <table:table-cell office:value-type="float" office:value="0.682536">
            <text:p>0.6825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8.946">
            <text:p>18.946</text:p>
          </table:table-cell>
          <table:table-cell office:value-type="float" office:value="-0.105047461335">
            <text:p>-0.1050474613</text:p>
          </table:table-cell>
          <table:table-cell office:value-type="float" office:value="0.105047461335">
            <text:p>0.1050474613</text:p>
          </table:table-cell>
          <table:table-cell office:value-type="float" office:value="0.1177878504">
            <text:p>0.1177878504</text:p>
          </table:table-cell>
          <table:table-cell office:value-type="float" office:value="0.685876568894">
            <text:p>0.6858765689</text:p>
          </table:table-cell>
          <table:table-cell/>
          <table:table-cell office:value-type="float" office:value="-0.0880973">
            <text:p>-0.0880973</text:p>
          </table:table-cell>
          <table:table-cell office:value-type="float" office:value="0.0880973">
            <text:p>0.0880973</text:p>
          </table:table-cell>
          <table:table-cell office:value-type="float" office:value="0.178131">
            <text:p>0.178131</text:p>
          </table:table-cell>
          <table:table-cell office:value-type="float" office:value="0.682766">
            <text:p>0.6827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125">
            <text:p>19.125</text:p>
          </table:table-cell>
          <table:table-cell office:value-type="float" office:value="-0.105808484701">
            <text:p>-0.1058084847</text:p>
          </table:table-cell>
          <table:table-cell office:value-type="float" office:value="0.105808484701">
            <text:p>0.1058084847</text:p>
          </table:table-cell>
          <table:table-cell office:value-type="float" office:value="0.113203757891">
            <text:p>0.1132037579</text:p>
          </table:table-cell>
          <table:table-cell office:value-type="float" office:value="0.686827188657">
            <text:p>0.6868271887</text:p>
          </table:table-cell>
          <table:table-cell/>
          <table:table-cell office:value-type="float" office:value="-0.0899457">
            <text:p>-0.0899457</text:p>
          </table:table-cell>
          <table:table-cell office:value-type="float" office:value="0.0899457">
            <text:p>0.0899457</text:p>
          </table:table-cell>
          <table:table-cell office:value-type="float" office:value="0.171551">
            <text:p>0.171551</text:p>
          </table:table-cell>
          <table:table-cell office:value-type="float" office:value="0.683072">
            <text:p>0.683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277">
            <text:p>19.277</text:p>
          </table:table-cell>
          <table:table-cell office:value-type="float" office:value="-0.107047073359">
            <text:p>-0.1070470734</text:p>
          </table:table-cell>
          <table:table-cell office:value-type="float" office:value="0.107047073359">
            <text:p>0.1070470734</text:p>
          </table:table-cell>
          <table:table-cell office:value-type="float" office:value="0.11055155264">
            <text:p>0.1105515526</text:p>
          </table:table-cell>
          <table:table-cell office:value-type="float" office:value="0.686283978415">
            <text:p>0.6862839784</text:p>
          </table:table-cell>
          <table:table-cell/>
          <table:table-cell office:value-type="float" office:value="-0.092343">
            <text:p>-0.092343</text:p>
          </table:table-cell>
          <table:table-cell office:value-type="float" office:value="0.092343">
            <text:p>0.092343</text:p>
          </table:table-cell>
          <table:table-cell office:value-type="float" office:value="0.163081">
            <text:p>0.163081</text:p>
          </table:table-cell>
          <table:table-cell office:value-type="float" office:value="0.683508">
            <text:p>0.6835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499">
            <text:p>19.499</text:p>
          </table:table-cell>
          <table:table-cell office:value-type="float" office:value="-0.108850483357">
            <text:p>-0.1088504834</text:p>
          </table:table-cell>
          <table:table-cell office:value-type="float" office:value="0.108850483357">
            <text:p>0.1088504834</text:p>
          </table:table-cell>
          <table:table-cell office:value-type="float" office:value="0.10692620259">
            <text:p>0.1069262026</text:p>
          </table:table-cell>
          <table:table-cell office:value-type="float" office:value="0.686407439503">
            <text:p>0.6864074395</text:p>
          </table:table-cell>
          <table:table-cell/>
          <table:table-cell office:value-type="float" office:value="-0.092964">
            <text:p>-0.092964</text:p>
          </table:table-cell>
          <table:table-cell office:value-type="float" office:value="0.092964">
            <text:p>0.092964</text:p>
          </table:table-cell>
          <table:table-cell office:value-type="float" office:value="0.160986">
            <text:p>0.160986</text:p>
          </table:table-cell>
          <table:table-cell office:value-type="float" office:value="0.683616">
            <text:p>0.683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643">
            <text:p>19.643</text:p>
          </table:table-cell>
          <table:table-cell office:value-type="float" office:value="-0.110120888845">
            <text:p>-0.1101208888</text:p>
          </table:table-cell>
          <table:table-cell office:value-type="float" office:value="0.110120888845">
            <text:p>0.1101208888</text:p>
          </table:table-cell>
          <table:table-cell office:value-type="float" office:value="0.105115997203">
            <text:p>0.1051159972</text:p>
          </table:table-cell>
          <table:table-cell office:value-type="float" office:value="0.686481511151">
            <text:p>0.6864815112</text:p>
          </table:table-cell>
          <table:table-cell/>
          <table:table-cell office:value-type="float" office:value="-0.095522">
            <text:p>-0.095522</text:p>
          </table:table-cell>
          <table:table-cell office:value-type="float" office:value="0.095522">
            <text:p>0.095522</text:p>
          </table:table-cell>
          <table:table-cell office:value-type="float" office:value="0.152834">
            <text:p>0.152834</text:p>
          </table:table-cell>
          <table:table-cell office:value-type="float" office:value="0.684092">
            <text:p>0.684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.918">
            <text:p>19.918</text:p>
          </table:table-cell>
          <table:table-cell office:value-type="float" office:value="-0.116132635117">
            <text:p>-0.1161326351</text:p>
          </table:table-cell>
          <table:table-cell office:value-type="float" office:value="0.116132635117">
            <text:p>0.1161326351</text:p>
          </table:table-cell>
          <table:table-cell office:value-type="float" office:value="0.0973350564823">
            <text:p>0.0973350565</text:p>
          </table:table-cell>
          <table:table-cell office:value-type="float" office:value="0.68817286874">
            <text:p>0.6881728687</text:p>
          </table:table-cell>
          <table:table-cell/>
          <table:table-cell office:value-type="float" office:value="-0.0989713">
            <text:p>-0.0989713</text:p>
          </table:table-cell>
          <table:table-cell office:value-type="float" office:value="0.0989713">
            <text:p>0.0989713</text:p>
          </table:table-cell>
          <table:table-cell office:value-type="float" office:value="0.143231">
            <text:p>0.143231</text:p>
          </table:table-cell>
          <table:table-cell office:value-type="float" office:value="0.684687">
            <text:p>0.6846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257">
            <text:p>20.257</text:p>
          </table:table-cell>
          <table:table-cell office:value-type="float" office:value="-0.12199811527">
            <text:p>-0.1219981153</text:p>
          </table:table-cell>
          <table:table-cell office:value-type="float" office:value="0.12199811527">
            <text:p>0.1219981153</text:p>
          </table:table-cell>
          <table:table-cell office:value-type="float" office:value="0.0902896119673">
            <text:p>0.090289612</text:p>
          </table:table-cell>
          <table:table-cell office:value-type="float" office:value="0.687814844979">
            <text:p>0.687814845</text:p>
          </table:table-cell>
          <table:table-cell/>
          <table:table-cell office:value-type="float" office:value="-0.100269">
            <text:p>-0.100269</text:p>
          </table:table-cell>
          <table:table-cell office:value-type="float" office:value="0.100269">
            <text:p>0.100269</text:p>
          </table:table-cell>
          <table:table-cell office:value-type="float" office:value="0.139803">
            <text:p>0.139803</text:p>
          </table:table-cell>
          <table:table-cell office:value-type="float" office:value="0.684859">
            <text:p>0.6848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425">
            <text:p>20.425</text:p>
          </table:table-cell>
          <table:table-cell office:value-type="float" office:value="-0.124042807262">
            <text:p>-0.1240428073</text:p>
          </table:table-cell>
          <table:table-cell office:value-type="float" office:value="0.124042807262">
            <text:p>0.1240428073</text:p>
          </table:table-cell>
          <table:table-cell office:value-type="float" office:value="0.0878198055757">
            <text:p>0.0878198056</text:p>
          </table:table-cell>
          <table:table-cell office:value-type="float" office:value="0.686864228896">
            <text:p>0.6868642289</text:p>
          </table:table-cell>
          <table:table-cell/>
          <table:table-cell office:value-type="float" office:value="-0.100999">
            <text:p>-0.100999</text:p>
          </table:table-cell>
          <table:table-cell office:value-type="float" office:value="0.100999">
            <text:p>0.100999</text:p>
          </table:table-cell>
          <table:table-cell office:value-type="float" office:value="0.137941">
            <text:p>0.137941</text:p>
          </table:table-cell>
          <table:table-cell office:value-type="float" office:value="0.684986">
            <text:p>0.6849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668">
            <text:p>20.668</text:p>
          </table:table-cell>
          <table:table-cell office:value-type="float" office:value="-0.125028285439">
            <text:p>-0.1250282854</text:p>
          </table:table-cell>
          <table:table-cell office:value-type="float" office:value="0.125028285439">
            <text:p>0.1250282854</text:p>
          </table:table-cell>
          <table:table-cell office:value-type="float" office:value="0.0869934091597">
            <text:p>0.0869934092</text:p>
          </table:table-cell>
          <table:table-cell office:value-type="float" office:value="0.687222247506">
            <text:p>0.6872222475</text:p>
          </table:table-cell>
          <table:table-cell/>
          <table:table-cell office:value-type="float" office:value="-0.106924">
            <text:p>-0.106924</text:p>
          </table:table-cell>
          <table:table-cell office:value-type="float" office:value="0.106924">
            <text:p>0.106924</text:p>
          </table:table-cell>
          <table:table-cell office:value-type="float" office:value="0.125708">
            <text:p>0.125708</text:p>
          </table:table-cell>
          <table:table-cell office:value-type="float" office:value="0.685563">
            <text:p>0.6855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.86">
            <text:p>20.86</text:p>
          </table:table-cell>
          <table:table-cell office:value-type="float" office:value="-0.142035970205">
            <text:p>-0.1420359702</text:p>
          </table:table-cell>
          <table:table-cell office:value-type="float" office:value="0.142035970205">
            <text:p>0.1420359702</text:p>
          </table:table-cell>
          <table:table-cell office:value-type="float" office:value="0.0654903355561">
            <text:p>0.0654903356</text:p>
          </table:table-cell>
          <table:table-cell office:value-type="float" office:value="0.68851901836">
            <text:p>0.6885190184</text:p>
          </table:table-cell>
          <table:table-cell/>
          <table:table-cell office:value-type="float" office:value="-0.114428">
            <text:p>-0.114428</text:p>
          </table:table-cell>
          <table:table-cell office:value-type="float" office:value="0.114428">
            <text:p>0.114428</text:p>
          </table:table-cell>
          <table:table-cell office:value-type="float" office:value="0.112585">
            <text:p>0.112585</text:p>
          </table:table-cell>
          <table:table-cell office:value-type="float" office:value="0.686175">
            <text:p>0.6861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21">
            <text:p>21.21</text:p>
          </table:table-cell>
          <table:table-cell office:value-type="float" office:value="-0.146580573033">
            <text:p>-0.146580573</text:p>
          </table:table-cell>
          <table:table-cell office:value-type="float" office:value="0.146580573033">
            <text:p>0.146580573</text:p>
          </table:table-cell>
          <table:table-cell office:value-type="float" office:value="0.0590076581747">
            <text:p>0.0590076582</text:p>
          </table:table-cell>
          <table:table-cell office:value-type="float" office:value="0.688185209109">
            <text:p>0.6881852091</text:p>
          </table:table-cell>
          <table:table-cell/>
          <table:table-cell office:value-type="float" office:value="-0.116712">
            <text:p>-0.116712</text:p>
          </table:table-cell>
          <table:table-cell office:value-type="float" office:value="0.116712">
            <text:p>0.116712</text:p>
          </table:table-cell>
          <table:table-cell office:value-type="float" office:value="0.108555">
            <text:p>0.108555</text:p>
          </table:table-cell>
          <table:table-cell office:value-type="float" office:value="0.686329">
            <text:p>0.6863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353">
            <text:p>21.353</text:p>
          </table:table-cell>
          <table:table-cell office:value-type="float" office:value="-0.147096869018">
            <text:p>-0.147096869</text:p>
          </table:table-cell>
          <table:table-cell office:value-type="float" office:value="0.147096869018">
            <text:p>0.147096869</text:p>
          </table:table-cell>
          <table:table-cell office:value-type="float" office:value="0.0564640839067">
            <text:p>0.0564640839</text:p>
          </table:table-cell>
          <table:table-cell office:value-type="float" office:value="0.687580276419">
            <text:p>0.6875802764</text:p>
          </table:table-cell>
          <table:table-cell/>
          <table:table-cell office:value-type="float" office:value="-0.1182">
            <text:p>-0.1182</text:p>
          </table:table-cell>
          <table:table-cell office:value-type="float" office:value="0.1182">
            <text:p>0.1182</text:p>
          </table:table-cell>
          <table:table-cell office:value-type="float" office:value="0.105819">
            <text:p>0.105819</text:p>
          </table:table-cell>
          <table:table-cell office:value-type="float" office:value="0.686435">
            <text:p>0.686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501">
            <text:p>21.501</text:p>
          </table:table-cell>
          <table:table-cell office:value-type="float" office:value="-0.146361537554">
            <text:p>-0.1463615376</text:p>
          </table:table-cell>
          <table:table-cell office:value-type="float" office:value="0.146361537554">
            <text:p>0.1463615376</text:p>
          </table:table-cell>
          <table:table-cell office:value-type="float" office:value="0.0540294216279">
            <text:p>0.0540294216</text:p>
          </table:table-cell>
          <table:table-cell office:value-type="float" office:value="0.687481509315">
            <text:p>0.6874815093</text:p>
          </table:table-cell>
          <table:table-cell/>
          <table:table-cell office:value-type="float" office:value="-0.122682">
            <text:p>-0.122682</text:p>
          </table:table-cell>
          <table:table-cell office:value-type="float" office:value="0.122682">
            <text:p>0.122682</text:p>
          </table:table-cell>
          <table:table-cell office:value-type="float" office:value="0.0976293">
            <text:p>0.0976293</text:p>
          </table:table-cell>
          <table:table-cell office:value-type="float" office:value="0.686682">
            <text:p>0.6866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1.826">
            <text:p>21.826</text:p>
          </table:table-cell>
          <table:table-cell office:value-type="float" office:value="-0.148721608667">
            <text:p>-0.1487216087</text:p>
          </table:table-cell>
          <table:table-cell office:value-type="float" office:value="0.148721608667">
            <text:p>0.1487216087</text:p>
          </table:table-cell>
          <table:table-cell office:value-type="float" office:value="0.045933312656">
            <text:p>0.0459333127</text:p>
          </table:table-cell>
          <table:table-cell office:value-type="float" office:value="0.687777806211">
            <text:p>0.6877778062</text:p>
          </table:table-cell>
          <table:table-cell/>
          <table:table-cell office:value-type="float" office:value="-0.12471">
            <text:p>-0.12471</text:p>
          </table:table-cell>
          <table:table-cell office:value-type="float" office:value="0.12471">
            <text:p>0.12471</text:p>
          </table:table-cell>
          <table:table-cell office:value-type="float" office:value="0.0939344">
            <text:p>0.0939344</text:p>
          </table:table-cell>
          <table:table-cell office:value-type="float" office:value="0.6868">
            <text:p>0.68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075">
            <text:p>22.075</text:p>
          </table:table-cell>
          <table:table-cell office:value-type="float" office:value="-0.150406780618">
            <text:p>-0.1504067806</text:p>
          </table:table-cell>
          <table:table-cell office:value-type="float" office:value="0.150406780618">
            <text:p>0.1504067806</text:p>
          </table:table-cell>
          <table:table-cell office:value-type="float" office:value="0.0435539592333">
            <text:p>0.0435539592</text:p>
          </table:table-cell>
          <table:table-cell office:value-type="float" office:value="0.688222247877">
            <text:p>0.6882222479</text:p>
          </table:table-cell>
          <table:table-cell/>
          <table:table-cell office:value-type="float" office:value="-0.127788">
            <text:p>-0.127788</text:p>
          </table:table-cell>
          <table:table-cell office:value-type="float" office:value="0.127788">
            <text:p>0.127788</text:p>
          </table:table-cell>
          <table:table-cell office:value-type="float" office:value="0.0879615">
            <text:p>0.0879615</text:p>
          </table:table-cell>
          <table:table-cell office:value-type="float" office:value="0.687015">
            <text:p>0.6870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214">
            <text:p>22.214</text:p>
          </table:table-cell>
          <table:table-cell office:value-type="float" office:value="-0.150858726766">
            <text:p>-0.1508587268</text:p>
          </table:table-cell>
          <table:table-cell office:value-type="float" office:value="0.150858726766">
            <text:p>0.1508587268</text:p>
          </table:table-cell>
          <table:table-cell office:value-type="float" office:value="0.0389870217783">
            <text:p>0.0389870218</text:p>
          </table:table-cell>
          <table:table-cell office:value-type="float" office:value="0.689456829318">
            <text:p>0.6894568293</text:p>
          </table:table-cell>
          <table:table-cell/>
          <table:table-cell office:value-type="float" office:value="-0.131098">
            <text:p>-0.131098</text:p>
          </table:table-cell>
          <table:table-cell office:value-type="float" office:value="0.131098">
            <text:p>0.131098</text:p>
          </table:table-cell>
          <table:table-cell office:value-type="float" office:value="0.0810414">
            <text:p>0.0810414</text:p>
          </table:table-cell>
          <table:table-cell office:value-type="float" office:value="0.68732">
            <text:p>0.687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442">
            <text:p>22.442</text:p>
          </table:table-cell>
          <table:table-cell office:value-type="float" office:value="-0.152398822668">
            <text:p>-0.1523988227</text:p>
          </table:table-cell>
          <table:table-cell office:value-type="float" office:value="0.152398822668">
            <text:p>0.1523988227</text:p>
          </table:table-cell>
          <table:table-cell office:value-type="float" office:value="0.0289120182487">
            <text:p>0.0289120182</text:p>
          </table:table-cell>
          <table:table-cell office:value-type="float" office:value="0.690679047579">
            <text:p>0.6906790476</text:p>
          </table:table-cell>
          <table:table-cell/>
          <table:table-cell office:value-type="float" office:value="-0.13271">
            <text:p>-0.13271</text:p>
          </table:table-cell>
          <table:table-cell office:value-type="float" office:value="0.13271">
            <text:p>0.13271</text:p>
          </table:table-cell>
          <table:table-cell office:value-type="float" office:value="0.0776168">
            <text:p>0.0776168</text:p>
          </table:table-cell>
          <table:table-cell office:value-type="float" office:value="0.687481">
            <text:p>0.6874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743">
            <text:p>22.743</text:p>
          </table:table-cell>
          <table:table-cell office:value-type="float" office:value="-0.152299105385">
            <text:p>-0.1522991054</text:p>
          </table:table-cell>
          <table:table-cell office:value-type="float" office:value="0.152299105385">
            <text:p>0.1522991054</text:p>
          </table:table-cell>
          <table:table-cell office:value-type="float" office:value="0.0283836820565">
            <text:p>0.0283836821</text:p>
          </table:table-cell>
          <table:table-cell office:value-type="float" office:value="0.69081485345">
            <text:p>0.6908148535</text:p>
          </table:table-cell>
          <table:table-cell/>
          <table:table-cell office:value-type="float" office:value="-0.136092">
            <text:p>-0.136092</text:p>
          </table:table-cell>
          <table:table-cell office:value-type="float" office:value="0.136092">
            <text:p>0.136092</text:p>
          </table:table-cell>
          <table:table-cell office:value-type="float" office:value="0.0695373">
            <text:p>0.0695373</text:p>
          </table:table-cell>
          <table:table-cell office:value-type="float" office:value="0.687943">
            <text:p>0.6879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.937">
            <text:p>22.937</text:p>
          </table:table-cell>
          <table:table-cell office:value-type="float" office:value="-0.15118887487">
            <text:p>-0.1511888749</text:p>
          </table:table-cell>
          <table:table-cell office:value-type="float" office:value="0.15118887487">
            <text:p>0.1511888749</text:p>
          </table:table-cell>
          <table:table-cell office:value-type="float" office:value="0.0278124532973">
            <text:p>0.0278124533</text:p>
          </table:table-cell>
          <table:table-cell office:value-type="float" office:value="0.690358063321">
            <text:p>0.6903580633</text:p>
          </table:table-cell>
          <table:table-cell/>
          <table:table-cell office:value-type="float" office:value="-0.138084">
            <text:p>-0.138084</text:p>
          </table:table-cell>
          <table:table-cell office:value-type="float" office:value="0.138084">
            <text:p>0.138084</text:p>
          </table:table-cell>
          <table:table-cell office:value-type="float" office:value="0.0641679">
            <text:p>0.0641679</text:p>
          </table:table-cell>
          <table:table-cell office:value-type="float" office:value="0.688241">
            <text:p>0.6882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312">
            <text:p>23.312</text:p>
          </table:table-cell>
          <table:table-cell office:value-type="float" office:value="-0.149695941695">
            <text:p>-0.1496959417</text:p>
          </table:table-cell>
          <table:table-cell office:value-type="float" office:value="0.149695941695">
            <text:p>0.1496959417</text:p>
          </table:table-cell>
          <table:table-cell office:value-type="float" office:value="0.0225509598414">
            <text:p>0.0225509598</text:p>
          </table:table-cell>
          <table:table-cell office:value-type="float" office:value="0.69020992076">
            <text:p>0.6902099208</text:p>
          </table:table-cell>
          <table:table-cell/>
          <table:table-cell office:value-type="float" office:value="-0.139829">
            <text:p>-0.139829</text:p>
          </table:table-cell>
          <table:table-cell office:value-type="float" office:value="0.139829">
            <text:p>0.139829</text:p>
          </table:table-cell>
          <table:table-cell office:value-type="float" office:value="0.0590385">
            <text:p>0.0590385</text:p>
          </table:table-cell>
          <table:table-cell office:value-type="float" office:value="0.68852">
            <text:p>0.68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441">
            <text:p>23.441</text:p>
          </table:table-cell>
          <table:table-cell office:value-type="float" office:value="-0.149457668265">
            <text:p>-0.1494576683</text:p>
          </table:table-cell>
          <table:table-cell office:value-type="float" office:value="0.149457668265">
            <text:p>0.1494576683</text:p>
          </table:table-cell>
          <table:table-cell office:value-type="float" office:value="0.0207054216808">
            <text:p>0.0207054217</text:p>
          </table:table-cell>
          <table:table-cell office:value-type="float" office:value="0.690370413256">
            <text:p>0.6903704133</text:p>
          </table:table-cell>
          <table:table-cell/>
          <table:table-cell office:value-type="float" office:value="-0.140916">
            <text:p>-0.140916</text:p>
          </table:table-cell>
          <table:table-cell office:value-type="float" office:value="0.140916">
            <text:p>0.140916</text:p>
          </table:table-cell>
          <table:table-cell office:value-type="float" office:value="0.055429">
            <text:p>0.055429</text:p>
          </table:table-cell>
          <table:table-cell office:value-type="float" office:value="0.68874">
            <text:p>0.688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552">
            <text:p>23.552</text:p>
          </table:table-cell>
          <table:table-cell office:value-type="float" office:value="-0.149097727957">
            <text:p>-0.149097728</text:p>
          </table:table-cell>
          <table:table-cell office:value-type="float" office:value="0.149097727957">
            <text:p>0.149097728</text:p>
          </table:table-cell>
          <table:table-cell office:value-type="float" office:value="0.0171210240073">
            <text:p>0.017121024</text:p>
          </table:table-cell>
          <table:table-cell office:value-type="float" office:value="0.691271642844">
            <text:p>0.6912716428</text:p>
          </table:table-cell>
          <table:table-cell/>
          <table:table-cell office:value-type="float" office:value="-0.14279">
            <text:p>-0.14279</text:p>
          </table:table-cell>
          <table:table-cell office:value-type="float" office:value="0.14279">
            <text:p>0.14279</text:p>
          </table:table-cell>
          <table:table-cell office:value-type="float" office:value="0.0462634">
            <text:p>0.0462634</text:p>
          </table:table-cell>
          <table:table-cell office:value-type="float" office:value="0.689382">
            <text:p>0.6893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3.948">
            <text:p>23.948</text:p>
          </table:table-cell>
          <table:table-cell office:value-type="float" office:value="-0.147056575359">
            <text:p>-0.1470565754</text:p>
          </table:table-cell>
          <table:table-cell office:value-type="float" office:value="0.147056575359">
            <text:p>0.1470565754</text:p>
          </table:table-cell>
          <table:table-cell office:value-type="float" office:value="0.00709329845591">
            <text:p>0.0070932985</text:p>
          </table:table-cell>
          <table:table-cell office:value-type="float" office:value="0.693074099076">
            <text:p>0.6930740991</text:p>
          </table:table-cell>
          <table:table-cell/>
          <table:table-cell office:value-type="float" office:value="-0.143028">
            <text:p>-0.143028</text:p>
          </table:table-cell>
          <table:table-cell office:value-type="float" office:value="0.143028">
            <text:p>0.143028</text:p>
          </table:table-cell>
          <table:table-cell office:value-type="float" office:value="0.0448486">
            <text:p>0.0448486</text:p>
          </table:table-cell>
          <table:table-cell office:value-type="float" office:value="0.689498">
            <text:p>0.6894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152">
            <text:p>24.152</text:p>
          </table:table-cell>
          <table:table-cell office:value-type="float" office:value="-0.146291214559">
            <text:p>-0.1462912146</text:p>
          </table:table-cell>
          <table:table-cell office:value-type="float" office:value="0.146291214559">
            <text:p>0.1462912146</text:p>
          </table:table-cell>
          <table:table-cell office:value-type="float" office:value="0.00437877750179">
            <text:p>0.0043787775</text:p>
          </table:table-cell>
          <table:table-cell office:value-type="float" office:value="0.693691386117">
            <text:p>0.6936913861</text:p>
          </table:table-cell>
          <table:table-cell/>
          <table:table-cell office:value-type="float" office:value="-0.143648">
            <text:p>-0.143648</text:p>
          </table:table-cell>
          <table:table-cell office:value-type="float" office:value="0.143648">
            <text:p>0.143648</text:p>
          </table:table-cell>
          <table:table-cell office:value-type="float" office:value="0.0402223">
            <text:p>0.0402223</text:p>
          </table:table-cell>
          <table:table-cell office:value-type="float" office:value="0.68992">
            <text:p>0.68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343">
            <text:p>24.343</text:p>
          </table:table-cell>
          <table:table-cell office:value-type="float" office:value="-0.145304090631">
            <text:p>-0.1453040906</text:p>
          </table:table-cell>
          <table:table-cell office:value-type="float" office:value="0.145304090631">
            <text:p>0.1453040906</text:p>
          </table:table-cell>
          <table:table-cell office:value-type="float" office:value="-0.00058422105841">
            <text:p>-0.0005842211</text:p>
          </table:table-cell>
          <table:table-cell office:value-type="float" office:value="0.69481484316">
            <text:p>0.6948148432</text:p>
          </table:table-cell>
          <table:table-cell/>
          <table:table-cell office:value-type="float" office:value="-0.144115">
            <text:p>-0.144115</text:p>
          </table:table-cell>
          <table:table-cell office:value-type="float" office:value="0.144115">
            <text:p>0.144115</text:p>
          </table:table-cell>
          <table:table-cell office:value-type="float" office:value="0.0353626">
            <text:p>0.0353626</text:p>
          </table:table-cell>
          <table:table-cell office:value-type="float" office:value="0.690421">
            <text:p>0.690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597">
            <text:p>24.597</text:p>
          </table:table-cell>
          <table:table-cell office:value-type="float" office:value="-0.145435036516">
            <text:p>-0.1454350365</text:p>
          </table:table-cell>
          <table:table-cell office:value-type="float" office:value="0.145435036516">
            <text:p>0.1454350365</text:p>
          </table:table-cell>
          <table:table-cell office:value-type="float" office:value="-0.00416443288832">
            <text:p>-0.0041644329</text:p>
          </table:table-cell>
          <table:table-cell office:value-type="float" office:value="0.695345710089">
            <text:p>0.6953457101</text:p>
          </table:table-cell>
          <table:table-cell/>
          <table:table-cell office:value-type="float" office:value="-0.144376">
            <text:p>-0.144376</text:p>
          </table:table-cell>
          <table:table-cell office:value-type="float" office:value="0.144376">
            <text:p>0.144376</text:p>
          </table:table-cell>
          <table:table-cell office:value-type="float" office:value="0.0314416">
            <text:p>0.0314416</text:p>
          </table:table-cell>
          <table:table-cell office:value-type="float" office:value="0.690852">
            <text:p>0.690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4.692">
            <text:p>24.692</text:p>
          </table:table-cell>
          <table:table-cell office:value-type="float" office:value="-0.144950627545">
            <text:p>-0.1449506275</text:p>
          </table:table-cell>
          <table:table-cell office:value-type="float" office:value="0.144950627545">
            <text:p>0.1449506275</text:p>
          </table:table-cell>
          <table:table-cell office:value-type="float" office:value="-0.00599642602704">
            <text:p>-0.005996426</text:p>
          </table:table-cell>
          <table:table-cell office:value-type="float" office:value="0.695530898041">
            <text:p>0.695530898</text:p>
          </table:table-cell>
          <table:table-cell/>
          <table:table-cell office:value-type="float" office:value="-0.144502">
            <text:p>-0.144502</text:p>
          </table:table-cell>
          <table:table-cell office:value-type="float" office:value="0.144502">
            <text:p>0.144502</text:p>
          </table:table-cell>
          <table:table-cell office:value-type="float" office:value="0.0299806">
            <text:p>0.0299806</text:p>
          </table:table-cell>
          <table:table-cell office:value-type="float" office:value="0.691012">
            <text:p>0.691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069">
            <text:p>25.069</text:p>
          </table:table-cell>
          <table:table-cell office:value-type="float" office:value="-0.145911203858">
            <text:p>-0.1459112039</text:p>
          </table:table-cell>
          <table:table-cell office:value-type="float" office:value="0.145911203858">
            <text:p>0.1459112039</text:p>
          </table:table-cell>
          <table:table-cell office:value-type="float" office:value="-0.0101924873932">
            <text:p>-0.0101924874</text:p>
          </table:table-cell>
          <table:table-cell office:value-type="float" office:value="0.695913612843">
            <text:p>0.6959136128</text:p>
          </table:table-cell>
          <table:table-cell/>
          <table:table-cell office:value-type="float" office:value="-0.144771">
            <text:p>-0.144771</text:p>
          </table:table-cell>
          <table:table-cell office:value-type="float" office:value="0.144771">
            <text:p>0.144771</text:p>
          </table:table-cell>
          <table:table-cell office:value-type="float" office:value="0.018162">
            <text:p>0.018162</text:p>
          </table:table-cell>
          <table:table-cell office:value-type="float" office:value="0.692502">
            <text:p>0.6925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305">
            <text:p>25.305</text:p>
          </table:table-cell>
          <table:table-cell office:value-type="float" office:value="-0.143948910137">
            <text:p>-0.1439489101</text:p>
          </table:table-cell>
          <table:table-cell office:value-type="float" office:value="0.143948910137">
            <text:p>0.1439489101</text:p>
          </table:table-cell>
          <table:table-cell office:value-type="float" office:value="-0.0292869860789">
            <text:p>-0.0292869861</text:p>
          </table:table-cell>
          <table:table-cell office:value-type="float" office:value="0.699111145956">
            <text:p>0.699111146</text:p>
          </table:table-cell>
          <table:table-cell/>
          <table:table-cell office:value-type="float" office:value="-0.144791">
            <text:p>-0.144791</text:p>
          </table:table-cell>
          <table:table-cell office:value-type="float" office:value="0.144791">
            <text:p>0.144791</text:p>
          </table:table-cell>
          <table:table-cell office:value-type="float" office:value="0.0151689">
            <text:p>0.0151689</text:p>
          </table:table-cell>
          <table:table-cell office:value-type="float" office:value="0.69286">
            <text:p>0.692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489">
            <text:p>25.489</text:p>
          </table:table-cell>
          <table:table-cell office:value-type="float" office:value="-0.143300949515">
            <text:p>-0.1433009495</text:p>
          </table:table-cell>
          <table:table-cell office:value-type="float" office:value="0.143300949515">
            <text:p>0.1433009495</text:p>
          </table:table-cell>
          <table:table-cell office:value-type="float" office:value="-0.0345727123642">
            <text:p>-0.0345727124</text:p>
          </table:table-cell>
          <table:table-cell office:value-type="float" office:value="0.699222255636">
            <text:p>0.6992222556</text:p>
          </table:table-cell>
          <table:table-cell/>
          <table:table-cell office:value-type="float" office:value="-0.144821">
            <text:p>-0.144821</text:p>
          </table:table-cell>
          <table:table-cell office:value-type="float" office:value="0.144821">
            <text:p>0.144821</text:p>
          </table:table-cell>
          <table:table-cell office:value-type="float" office:value="0.0136463">
            <text:p>0.0136463</text:p>
          </table:table-cell>
          <table:table-cell office:value-type="float" office:value="0.693054">
            <text:p>0.6930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63">
            <text:p>25.63</text:p>
          </table:table-cell>
          <table:table-cell office:value-type="float" office:value="-0.143656822174">
            <text:p>-0.1436568222</text:p>
          </table:table-cell>
          <table:table-cell office:value-type="float" office:value="0.143656822174">
            <text:p>0.1436568222</text:p>
          </table:table-cell>
          <table:table-cell office:value-type="float" office:value="-0.0386957107687">
            <text:p>-0.0386957108</text:p>
          </table:table-cell>
          <table:table-cell office:value-type="float" office:value="0.699753121829">
            <text:p>0.6997531218</text:p>
          </table:table-cell>
          <table:table-cell/>
          <table:table-cell office:value-type="float" office:value="-0.14484">
            <text:p>-0.14484</text:p>
          </table:table-cell>
          <table:table-cell office:value-type="float" office:value="0.14484">
            <text:p>0.14484</text:p>
          </table:table-cell>
          <table:table-cell office:value-type="float" office:value="0.00895573">
            <text:p>0.00895573</text:p>
          </table:table-cell>
          <table:table-cell office:value-type="float" office:value="0.693688">
            <text:p>0.693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894">
            <text:p>25.894</text:p>
          </table:table-cell>
          <table:table-cell office:value-type="float" office:value="-0.144295717647">
            <text:p>-0.1442957176</text:p>
          </table:table-cell>
          <table:table-cell office:value-type="float" office:value="0.144295717647">
            <text:p>0.1442957176</text:p>
          </table:table-cell>
          <table:table-cell office:value-type="float" office:value="-0.0536367345923">
            <text:p>-0.0536367346</text:p>
          </table:table-cell>
          <table:table-cell office:value-type="float" office:value="0.702444482733">
            <text:p>0.7024444827</text:p>
          </table:table-cell>
          <table:table-cell/>
          <table:table-cell office:value-type="float" office:value="-0.144703">
            <text:p>-0.144703</text:p>
          </table:table-cell>
          <table:table-cell office:value-type="float" office:value="0.144703">
            <text:p>0.144703</text:p>
          </table:table-cell>
          <table:table-cell table:style-name="ce1" office:value-type="string">
            <text:p>-6.40351e-05</text:p>
          </table:table-cell>
          <table:table-cell office:value-type="float" office:value="0.695063">
            <text:p>0.6950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172">
            <text:p>26.172</text:p>
          </table:table-cell>
          <table:table-cell office:value-type="float" office:value="-0.142361537818">
            <text:p>-0.1423615378</text:p>
          </table:table-cell>
          <table:table-cell office:value-type="float" office:value="0.142361537818">
            <text:p>0.1423615378</text:p>
          </table:table-cell>
          <table:table-cell office:value-type="float" office:value="-0.0747299286318">
            <text:p>-0.0747299286</text:p>
          </table:table-cell>
          <table:table-cell office:value-type="float" office:value="0.708790149954">
            <text:p>0.70879015</text:p>
          </table:table-cell>
          <table:table-cell/>
          <table:table-cell office:value-type="float" office:value="-0.144564">
            <text:p>-0.144564</text:p>
          </table:table-cell>
          <table:table-cell office:value-type="float" office:value="0.144564">
            <text:p>0.144564</text:p>
          </table:table-cell>
          <table:table-cell office:value-type="float" office:value="-0.00504564">
            <text:p>-0.00504564</text:p>
          </table:table-cell>
          <table:table-cell office:value-type="float" office:value="0.695835">
            <text:p>0.6958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341">
            <text:p>26.341</text:p>
          </table:table-cell>
          <table:table-cell office:value-type="float" office:value="-0.140912319039">
            <text:p>-0.140912319</text:p>
          </table:table-cell>
          <table:table-cell office:value-type="float" office:value="0.140912319039">
            <text:p>0.140912319</text:p>
          </table:table-cell>
          <table:table-cell office:value-type="float" office:value="-0.0785269187648">
            <text:p>-0.0785269188</text:p>
          </table:table-cell>
          <table:table-cell office:value-type="float" office:value="0.709481511587">
            <text:p>0.7094815116</text:p>
          </table:table-cell>
          <table:table-cell/>
          <table:table-cell office:value-type="float" office:value="-0.144172">
            <text:p>-0.144172</text:p>
          </table:table-cell>
          <table:table-cell office:value-type="float" office:value="0.144172">
            <text:p>0.144172</text:p>
          </table:table-cell>
          <table:table-cell office:value-type="float" office:value="-0.014834">
            <text:p>-0.014834</text:p>
          </table:table-cell>
          <table:table-cell office:value-type="float" office:value="0.697584">
            <text:p>0.697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583">
            <text:p>26.583</text:p>
          </table:table-cell>
          <table:table-cell office:value-type="float" office:value="-0.140222384514">
            <text:p>-0.1402223845</text:p>
          </table:table-cell>
          <table:table-cell office:value-type="float" office:value="0.140222384514">
            <text:p>0.1402223845</text:p>
          </table:table-cell>
          <table:table-cell office:value-type="float" office:value="-0.0770184529232">
            <text:p>-0.0770184529</text:p>
          </table:table-cell>
          <table:table-cell office:value-type="float" office:value="0.710382747797">
            <text:p>0.7103827478</text:p>
          </table:table-cell>
          <table:table-cell/>
          <table:table-cell office:value-type="float" office:value="-0.143625">
            <text:p>-0.143625</text:p>
          </table:table-cell>
          <table:table-cell office:value-type="float" office:value="0.143625">
            <text:p>0.143625</text:p>
          </table:table-cell>
          <table:table-cell office:value-type="float" office:value="-0.025265">
            <text:p>-0.025265</text:p>
          </table:table-cell>
          <table:table-cell office:value-type="float" office:value="0.699689">
            <text:p>0.6996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6.731">
            <text:p>26.731</text:p>
          </table:table-cell>
          <table:table-cell office:value-type="float" office:value="-0.140472366762">
            <text:p>-0.1404723668</text:p>
          </table:table-cell>
          <table:table-cell office:value-type="float" office:value="0.140472366762">
            <text:p>0.1404723668</text:p>
          </table:table-cell>
          <table:table-cell office:value-type="float" office:value="-0.0770577828365">
            <text:p>-0.0770577828</text:p>
          </table:table-cell>
          <table:table-cell office:value-type="float" office:value="0.712321025354">
            <text:p>0.7123210254</text:p>
          </table:table-cell>
          <table:table-cell/>
          <table:table-cell office:value-type="float" office:value="-0.143478">
            <text:p>-0.143478</text:p>
          </table:table-cell>
          <table:table-cell office:value-type="float" office:value="0.143478">
            <text:p>0.143478</text:p>
          </table:table-cell>
          <table:table-cell office:value-type="float" office:value="-0.0282695">
            <text:p>-0.0282695</text:p>
          </table:table-cell>
          <table:table-cell office:value-type="float" office:value="0.700271">
            <text:p>0.7002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007">
            <text:p>27.007</text:p>
          </table:table-cell>
          <table:table-cell office:value-type="float" office:value="-0.14092273725">
            <text:p>-0.1409227373</text:p>
          </table:table-cell>
          <table:table-cell office:value-type="float" office:value="0.14092273725">
            <text:p>0.1409227373</text:p>
          </table:table-cell>
          <table:table-cell office:value-type="float" office:value="-0.0761232501195">
            <text:p>-0.0761232501</text:p>
          </table:table-cell>
          <table:table-cell office:value-type="float" office:value="0.711555591336">
            <text:p>0.7115555913</text:p>
          </table:table-cell>
          <table:table-cell/>
          <table:table-cell office:value-type="float" office:value="-0.143391">
            <text:p>-0.143391</text:p>
          </table:table-cell>
          <table:table-cell office:value-type="float" office:value="0.143391">
            <text:p>0.143391</text:p>
          </table:table-cell>
          <table:table-cell office:value-type="float" office:value="-0.0301331">
            <text:p>-0.0301331</text:p>
          </table:table-cell>
          <table:table-cell office:value-type="float" office:value="0.70065">
            <text:p>0.70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161">
            <text:p>27.161</text:p>
          </table:table-cell>
          <table:table-cell office:value-type="float" office:value="-0.14130090269">
            <text:p>-0.1413009027</text:p>
          </table:table-cell>
          <table:table-cell office:value-type="float" office:value="0.14130090269">
            <text:p>0.1413009027</text:p>
          </table:table-cell>
          <table:table-cell office:value-type="float" office:value="-0.0755285760503">
            <text:p>-0.0755285761</text:p>
          </table:table-cell>
          <table:table-cell office:value-type="float" office:value="0.711345712344">
            <text:p>0.7113457123</text:p>
          </table:table-cell>
          <table:table-cell/>
          <table:table-cell office:value-type="float" office:value="-0.142969">
            <text:p>-0.142969</text:p>
          </table:table-cell>
          <table:table-cell office:value-type="float" office:value="0.142969">
            <text:p>0.142969</text:p>
          </table:table-cell>
          <table:table-cell office:value-type="float" office:value="-0.0382749">
            <text:p>-0.0382749</text:p>
          </table:table-cell>
          <table:table-cell office:value-type="float" office:value="0.70255">
            <text:p>0.70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501">
            <text:p>27.501</text:p>
          </table:table-cell>
          <table:table-cell office:value-type="float" office:value="-0.14101478945">
            <text:p>-0.1410147895</text:p>
          </table:table-cell>
          <table:table-cell office:value-type="float" office:value="0.14101478945">
            <text:p>0.1410147895</text:p>
          </table:table-cell>
          <table:table-cell office:value-type="float" office:value="-0.0729039083292">
            <text:p>-0.0729039083</text:p>
          </table:table-cell>
          <table:table-cell office:value-type="float" office:value="0.712679052794">
            <text:p>0.7126790528</text:p>
          </table:table-cell>
          <table:table-cell/>
          <table:table-cell office:value-type="float" office:value="-0.142631">
            <text:p>-0.142631</text:p>
          </table:table-cell>
          <table:table-cell office:value-type="float" office:value="0.142631">
            <text:p>0.142631</text:p>
          </table:table-cell>
          <table:table-cell office:value-type="float" office:value="-0.0418705">
            <text:p>-0.0418705</text:p>
          </table:table-cell>
          <table:table-cell office:value-type="float" office:value="0.703319">
            <text:p>0.7033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7.697">
            <text:p>27.697</text:p>
          </table:table-cell>
          <table:table-cell office:value-type="float" office:value="-0.137527498934">
            <text:p>-0.1375274989</text:p>
          </table:table-cell>
          <table:table-cell office:value-type="float" office:value="0.137527498934">
            <text:p>0.1375274989</text:p>
          </table:table-cell>
          <table:table-cell office:value-type="float" office:value="-0.0719192876124">
            <text:p>-0.0719192876</text:p>
          </table:table-cell>
          <table:table-cell office:value-type="float" office:value="0.710283987316">
            <text:p>0.7102839873</text:p>
          </table:table-cell>
          <table:table-cell table:number-columns-repeated="10"/>
        </table:table-row>
        <table:table-row table:style-name="ro2">
          <table:table-cell table:number-columns-repeated="13"/>
          <table:table-cell office:value-type="string">
            <text:p>end_pos from (0,0,0)</text:p>
          </table:table-cell>
          <table:table-cell table:formula="of:=[.J99]-[.J2]" office:value-type="float" office:value="-0.1640105">
            <text:p>-0.1640105</text:p>
          </table:table-cell>
          <table:table-cell table:formula="of:=[.K99]-[.K2]" office:value-type="float" office:value="0.1640105">
            <text:p>0.1640105</text:p>
          </table:table-cell>
          <table:table-cell table:formula="of:=[.L99]-[.L2]" office:value-type="float" office:value="-0.0554261">
            <text:p>-0.0554261</text:p>
          </table:table-cell>
          <table:table-cell table:formula="of:=[.M99]-[.M2]" office:value-type="float" office:value="-0.232325">
            <text:p>-0.232325</text:p>
          </table:table-cell>
        </table:table-row>
        <table:table-row table:style-name="ro1" table:number-rows-repeated="104847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0-10T17:57:35</meta:creation-date>
    <dc:date>2015-10-10T19:35:04</dc:date>
    <dc:creator>Steven Jorgensen</dc:creator>
    <meta:editing-duration>PT17M19S</meta:editing-duration>
    <meta:editing-cycles>5</meta:editing-cycles>
    <meta:generator>LibreOffice/3.5$Linux_x86 LibreOffice_project/350m1$Build-2</meta:generator>
    <meta:document-statistic meta:table-count="3" meta:cell-count="10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F1:Sheet1.G100 Sheet1.L1:Sheet1.L100" chart:data-source-has-labels="row" svg:x="1.331cm" svg:y="0.855cm" svg:width="12.057cm" svg:height="6.984cm">
          <chartooo:coordinate-region svg:x="1.716cm" svg:y="1.054cm" svg:width="11.432cm" svg:height="6.586cm"/>
          <chart:axis chart:dimension="x" chart:name="primary-x" chart:style-name="ch4">
            <chart:title svg:x="6.918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y pos</text:p>
            </chart:title>
            <chart:grid chart:style-name="ch7" chart:class="major"/>
          </chart:axis>
          <chart:series chart:style-name="ch8" chart:values-cell-range-address="Sheet1.G2:Sheet1.G100" chart:label-cell-address="Sheet1.G1:Sheet1.G1" chart:class="chart:scatter">
            <chart:domain table:cell-range-address="Sheet1.F2:Sheet1.F100"/>
            <chart:data-point chart:repeated="33"/>
            <chart:data-point chart:style-name="ch9"/>
            <chart:data-point chart:repeated="65"/>
          </chart:series>
          <chart:series chart:style-name="ch10" chart:values-cell-range-address="Sheet1.L2:Sheet1.L100" chart:label-cell-address="Sheet1.L1:Sheet1.L1" chart:class="chart:scatter">
            <chart:domain table:cell-range-address="Sheet1.K2:Sheet1.K100"/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mo_y</text:p>
                <draw:g>
                  <svg:desc>Sheet1.G1:Sheet1.G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learn_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5584944721">
                <text:p>-0.0215584944721</text:p>
                <draw:g>
                  <svg:desc>Sheet1.F2:Sheet1.F100</svg:desc>
                </draw:g>
              </table:table-cell>
              <table:table-cell office:value-type="float" office:value="0.0134647748208">
                <text:p>0.0134647748208</text:p>
                <draw:g>
                  <svg:desc>Sheet1.G2:Sheet1.G100</svg:desc>
                </draw:g>
              </table:table-cell>
              <table:table-cell office:value-type="float" office:value="-0.0213795">
                <text:p>-0.0213795</text:p>
                <draw:g>
                  <svg:desc>Sheet1.K2:Sheet1.K100</svg:desc>
                </draw:g>
              </table:table-cell>
              <table:table-cell office:value-type="float" office:value="0.0135556">
                <text:p>0.0135556</text:p>
                <draw:g>
                  <svg:desc>Sheet1.L2:Sheet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74377034789">
                <text:p>-0.0174377034789</text:p>
              </table:table-cell>
              <table:table-cell office:value-type="float" office:value="0.0155565604684">
                <text:p>0.0155565604684</text:p>
              </table:table-cell>
              <table:table-cell office:value-type="float" office:value="-0.0207481">
                <text:p>-0.0207481</text:p>
              </table:table-cell>
              <table:table-cell office:value-type="float" office:value="0.0138227">
                <text:p>0.0138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9288618431">
                <text:p>-0.0189288618431</text:p>
              </table:table-cell>
              <table:table-cell office:value-type="float" office:value="0.0135696331537">
                <text:p>0.0135696331537</text:p>
              </table:table-cell>
              <table:table-cell office:value-type="float" office:value="-0.0206352">
                <text:p>-0.0206352</text:p>
              </table:table-cell>
              <table:table-cell office:value-type="float" office:value="0.0138993">
                <text:p>0.0138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97558376314">
                <text:p>-0.0197558376314</text:p>
              </table:table-cell>
              <table:table-cell office:value-type="float" office:value="0.0138558617036">
                <text:p>0.0138558617036</text:p>
              </table:table-cell>
              <table:table-cell office:value-type="float" office:value="-0.020413">
                <text:p>-0.020413</text:p>
              </table:table-cell>
              <table:table-cell office:value-type="float" office:value="0.013992">
                <text:p>0.013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95518203329">
                <text:p>-0.0195518203329</text:p>
              </table:table-cell>
              <table:table-cell office:value-type="float" office:value="0.0142475954811">
                <text:p>0.0142475954811</text:p>
              </table:table-cell>
              <table:table-cell office:value-type="float" office:value="-0.0202101">
                <text:p>-0.0202101</text:p>
              </table:table-cell>
              <table:table-cell office:value-type="float" office:value="0.0140795">
                <text:p>0.0140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86370354944">
                <text:p>-0.0186370354944</text:p>
              </table:table-cell>
              <table:table-cell office:value-type="float" office:value="0.014972369818">
                <text:p>0.014972369818</text:p>
              </table:table-cell>
              <table:table-cell office:value-type="float" office:value="-0.0199876">
                <text:p>-0.0199876</text:p>
              </table:table-cell>
              <table:table-cell office:value-type="float" office:value="0.0141874">
                <text:p>0.0141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77228707418">
                <text:p>-0.0177228707418</text:p>
              </table:table-cell>
              <table:table-cell office:value-type="float" office:value="0.0155985169158">
                <text:p>0.0155985169158</text:p>
              </table:table-cell>
              <table:table-cell office:value-type="float" office:value="-0.0197743">
                <text:p>-0.0197743</text:p>
              </table:table-cell>
              <table:table-cell office:value-type="float" office:value="0.0142619">
                <text:p>0.0142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2209053605">
                <text:p>-0.0162209053605</text:p>
              </table:table-cell>
              <table:table-cell office:value-type="float" office:value="0.0155623156778">
                <text:p>0.0155623156778</text:p>
              </table:table-cell>
              <table:table-cell office:value-type="float" office:value="-0.0191463">
                <text:p>-0.0191463</text:p>
              </table:table-cell>
              <table:table-cell office:value-type="float" office:value="0.0145263">
                <text:p>0.014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42467984202">
                <text:p>-0.0142467984202</text:p>
              </table:table-cell>
              <table:table-cell office:value-type="float" office:value="0.0167604653638">
                <text:p>0.0167604653638</text:p>
              </table:table-cell>
              <table:table-cell office:value-type="float" office:value="-0.018893">
                <text:p>-0.018893</text:p>
              </table:table-cell>
              <table:table-cell office:value-type="float" office:value="0.0146609">
                <text:p>0.0146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0854981131">
                <text:p>-0.0140854981131</text:p>
              </table:table-cell>
              <table:table-cell office:value-type="float" office:value="0.0174986388014">
                <text:p>0.0174986388014</text:p>
              </table:table-cell>
              <table:table-cell office:value-type="float" office:value="-0.0185032">
                <text:p>-0.0185032</text:p>
              </table:table-cell>
              <table:table-cell office:value-type="float" office:value="0.0148553">
                <text:p>0.0148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732627205">
                <text:p>-0.0137732627205</text:p>
              </table:table-cell>
              <table:table-cell office:value-type="float" office:value="0.0176970725835">
                <text:p>0.0176970725835</text:p>
              </table:table-cell>
              <table:table-cell office:value-type="float" office:value="-0.0175871">
                <text:p>-0.0175871</text:p>
              </table:table-cell>
              <table:table-cell office:value-type="float" office:value="0.0153425">
                <text:p>0.015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9587864858">
                <text:p>-0.0119587864858</text:p>
              </table:table-cell>
              <table:table-cell office:value-type="float" office:value="0.0178137392431">
                <text:p>0.0178137392431</text:p>
              </table:table-cell>
              <table:table-cell office:value-type="float" office:value="-0.0167535">
                <text:p>-0.0167535</text:p>
              </table:table-cell>
              <table:table-cell office:value-type="float" office:value="0.0157882">
                <text:p>0.0157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419768892">
                <text:p>-0.0116419768892</text:p>
              </table:table-cell>
              <table:table-cell office:value-type="float" office:value="0.0189503106143">
                <text:p>0.0189503106143</text:p>
              </table:table-cell>
              <table:table-cell office:value-type="float" office:value="-0.0165026">
                <text:p>-0.0165026</text:p>
              </table:table-cell>
              <table:table-cell office:value-type="float" office:value="0.0160607">
                <text:p>0.0160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4982370366">
                <text:p>-0.0114982370366</text:p>
              </table:table-cell>
              <table:table-cell office:value-type="float" office:value="0.0223610243231">
                <text:p>0.0223610243231</text:p>
              </table:table-cell>
              <table:table-cell office:value-type="float" office:value="-0.015852">
                <text:p>-0.015852</text:p>
              </table:table-cell>
              <table:table-cell office:value-type="float" office:value="0.0169411">
                <text:p>0.0169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921864502">
                <text:p>-0.00990921864502</text:p>
              </table:table-cell>
              <table:table-cell office:value-type="float" office:value="0.031348491122">
                <text:p>0.031348491122</text:p>
              </table:table-cell>
              <table:table-cell office:value-type="float" office:value="-0.0154681">
                <text:p>-0.0154681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709840042827">
                <text:p>-0.00709840042827</text:p>
              </table:table-cell>
              <table:table-cell office:value-type="float" office:value="0.0400015134364">
                <text:p>0.0400015134364</text:p>
              </table:table-cell>
              <table:table-cell office:value-type="float" office:value="-0.0148703">
                <text:p>-0.0148703</text:p>
              </table:table-cell>
              <table:table-cell office:value-type="float" office:value="0.0190589">
                <text:p>0.0190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9736865582">
                <text:p>-0.0049736865582</text:p>
              </table:table-cell>
              <table:table-cell office:value-type="float" office:value="0.0515901973402">
                <text:p>0.0515901973402</text:p>
              </table:table-cell>
              <table:table-cell office:value-type="float" office:value="-0.0142282">
                <text:p>-0.0142282</text:p>
              </table:table-cell>
              <table:table-cell office:value-type="float" office:value="0.0212324">
                <text:p>0.0212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403471331139">
                <text:p>-0.00403471331139</text:p>
              </table:table-cell>
              <table:table-cell office:value-type="float" office:value="0.0676245098599">
                <text:p>0.0676245098599</text:p>
              </table:table-cell>
              <table:table-cell office:value-type="float" office:value="-0.0131787">
                <text:p>-0.0131787</text:p>
              </table:table-cell>
              <table:table-cell office:value-type="float" office:value="0.0249236">
                <text:p>0.0249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34226945696">
                <text:p>-0.00234226945696</text:p>
              </table:table-cell>
              <table:table-cell office:value-type="float" office:value="0.0725446959705">
                <text:p>0.0725446959705</text:p>
              </table:table-cell>
              <table:table-cell office:value-type="float" office:value="-0.0108129">
                <text:p>-0.0108129</text:p>
              </table:table-cell>
              <table:table-cell office:value-type="float" office:value="0.0351977">
                <text:p>0.0351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55689914125">
                <text:p>0.000955689914125</text:p>
              </table:table-cell>
              <table:table-cell office:value-type="float" office:value="0.0896237542232">
                <text:p>0.0896237542232</text:p>
              </table:table-cell>
              <table:table-cell office:value-type="float" office:value="-0.0103056">
                <text:p>-0.0103056</text:p>
              </table:table-cell>
              <table:table-cell office:value-type="float" office:value="0.0376415">
                <text:p>0.0376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3234418745">
                <text:p>0.000533234418745</text:p>
              </table:table-cell>
              <table:table-cell office:value-type="float" office:value="0.0931218119411">
                <text:p>0.0931218119411</text:p>
              </table:table-cell>
              <table:table-cell office:value-type="float" office:value="-0.00908548">
                <text:p>-0.00908548</text:p>
              </table:table-cell>
              <table:table-cell office:value-type="float" office:value="0.0436821">
                <text:p>0.0436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5718021204">
                <text:p>0.00405718021204</text:p>
              </table:table-cell>
              <table:table-cell office:value-type="float" office:value="0.117656370649">
                <text:p>0.117656370649</text:p>
              </table:table-cell>
              <table:table-cell office:value-type="float" office:value="-0.00681838">
                <text:p>-0.00681838</text:p>
              </table:table-cell>
              <table:table-cell office:value-type="float" office:value="0.0562253">
                <text:p>0.0562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9587336737">
                <text:p>0.00419587336737</text:p>
              </table:table-cell>
              <table:table-cell office:value-type="float" office:value="0.1254254058">
                <text:p>0.1254254058</text:p>
              </table:table-cell>
              <table:table-cell office:value-type="float" office:value="-0.00598874">
                <text:p>-0.00598874</text:p>
              </table:table-cell>
              <table:table-cell office:value-type="float" office:value="0.0605347">
                <text:p>0.0605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2884220943">
                <text:p>0.00612884220943</text:p>
              </table:table-cell>
              <table:table-cell office:value-type="float" office:value="0.128573036488">
                <text:p>0.128573036488</text:p>
              </table:table-cell>
              <table:table-cell office:value-type="float" office:value="-0.00493059">
                <text:p>-0.00493059</text:p>
              </table:table-cell>
              <table:table-cell office:value-type="float" office:value="0.0664092">
                <text:p>0.066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28475059207">
                <text:p>0.00728475059207</text:p>
              </table:table-cell>
              <table:table-cell office:value-type="float" office:value="0.13382070254">
                <text:p>0.13382070254</text:p>
              </table:table-cell>
              <table:table-cell office:value-type="float" office:value="-0.00428606">
                <text:p>-0.00428606</text:p>
              </table:table-cell>
              <table:table-cell office:value-type="float" office:value="0.0697688">
                <text:p>0.0697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07773862855">
                <text:p>0.00907773862855</text:p>
              </table:table-cell>
              <table:table-cell office:value-type="float" office:value="0.138287009113">
                <text:p>0.138287009113</text:p>
              </table:table-cell>
              <table:table-cell office:value-type="float" office:value="-0.00280857">
                <text:p>-0.00280857</text:p>
              </table:table-cell>
              <table:table-cell office:value-type="float" office:value="0.0775325">
                <text:p>0.0775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658089903">
                <text:p>0.0104658089903</text:p>
              </table:table-cell>
              <table:table-cell office:value-type="float" office:value="0.141807523315">
                <text:p>0.141807523315</text:p>
              </table:table-cell>
              <table:table-cell office:value-type="float" office:value="0.000533961">
                <text:p>0.000533961</text:p>
              </table:table-cell>
              <table:table-cell office:value-type="float" office:value="0.0938511">
                <text:p>0.0938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6800716895">
                <text:p>0.0166800716895</text:p>
              </table:table-cell>
              <table:table-cell office:value-type="float" office:value="0.172429099679">
                <text:p>0.172429099679</text:p>
              </table:table-cell>
              <table:table-cell office:value-type="float" office:value="0.0012039">
                <text:p>0.0012039</text:p>
              </table:table-cell>
              <table:table-cell office:value-type="float" office:value="0.0969598">
                <text:p>0.0969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251441019">
                <text:p>0.0181251441019</text:p>
              </table:table-cell>
              <table:table-cell office:value-type="float" office:value="0.175843774155">
                <text:p>0.175843774155</text:p>
              </table:table-cell>
              <table:table-cell office:value-type="float" office:value="0.00209992">
                <text:p>0.00209992</text:p>
              </table:table-cell>
              <table:table-cell office:value-type="float" office:value="0.100674">
                <text:p>0.100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801895413">
                <text:p>0.0225801895413</text:p>
              </table:table-cell>
              <table:table-cell office:value-type="float" office:value="0.183294532476">
                <text:p>0.183294532476</text:p>
              </table:table-cell>
              <table:table-cell office:value-type="float" office:value="0.00676449">
                <text:p>0.00676449</text:p>
              </table:table-cell>
              <table:table-cell office:value-type="float" office:value="0.118985">
                <text:p>0.118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492018604">
                <text:p>0.036492018604</text:p>
              </table:table-cell>
              <table:table-cell office:value-type="float" office:value="0.218684670734">
                <text:p>0.218684670734</text:p>
              </table:table-cell>
              <table:table-cell office:value-type="float" office:value="0.00852218">
                <text:p>0.00852218</text:p>
              </table:table-cell>
              <table:table-cell office:value-type="float" office:value="0.125484">
                <text:p>0.12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5987446875">
                <text:p>0.0405987446875</text:p>
              </table:table-cell>
              <table:table-cell office:value-type="float" office:value="0.228733641682">
                <text:p>0.228733641682</text:p>
              </table:table-cell>
              <table:table-cell office:value-type="float" office:value="0.0112917">
                <text:p>0.0112917</text:p>
              </table:table-cell>
              <table:table-cell office:value-type="float" office:value="0.135055">
                <text:p>0.135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2126426721">
                <text:p>0.0462126426721</text:p>
              </table:table-cell>
              <table:table-cell office:value-type="float" office:value="0.242964590773">
                <text:p>0.242964590773</text:p>
              </table:table-cell>
              <table:table-cell office:value-type="float" office:value="0.0170178">
                <text:p>0.0170178</text:p>
              </table:table-cell>
              <table:table-cell office:value-type="float" office:value="0.153161">
                <text:p>0.1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4540656577">
                <text:p>0.0484540656577</text:p>
              </table:table-cell>
              <table:table-cell office:value-type="float" office:value="0.244967847327">
                <text:p>0.244967847327</text:p>
              </table:table-cell>
              <table:table-cell office:value-type="float" office:value="0.0180223">
                <text:p>0.0180223</text:p>
              </table:table-cell>
              <table:table-cell office:value-type="float" office:value="0.156368">
                <text:p>0.156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4851885265">
                <text:p>0.0484851885265</text:p>
              </table:table-cell>
              <table:table-cell office:value-type="float" office:value="0.24565209246">
                <text:p>0.24565209246</text:p>
              </table:table-cell>
              <table:table-cell office:value-type="float" office:value="0.0190762">
                <text:p>0.0190762</text:p>
              </table:table-cell>
              <table:table-cell office:value-type="float" office:value="0.159646">
                <text:p>0.159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006968091">
                <text:p>0.0486006968091</text:p>
              </table:table-cell>
              <table:table-cell office:value-type="float" office:value="0.24534956375">
                <text:p>0.24534956375</text:p>
              </table:table-cell>
              <table:table-cell office:value-type="float" office:value="0.0273661">
                <text:p>0.0273661</text:p>
              </table:table-cell>
              <table:table-cell office:value-type="float" office:value="0.182774">
                <text:p>0.182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492302328">
                <text:p>0.053492302328</text:p>
              </table:table-cell>
              <table:table-cell office:value-type="float" office:value="0.242943697138">
                <text:p>0.242943697138</text:p>
              </table:table-cell>
              <table:table-cell office:value-type="float" office:value="0.0301862">
                <text:p>0.0301862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1131371363">
                <text:p>0.0551131371363</text:p>
              </table:table-cell>
              <table:table-cell office:value-type="float" office:value="0.242323613829">
                <text:p>0.242323613829</text:p>
              </table:table-cell>
              <table:table-cell office:value-type="float" office:value="0.0315913">
                <text:p>0.0315913</text:p>
              </table:table-cell>
              <table:table-cell office:value-type="float" office:value="0.193574">
                <text:p>0.193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1368174759">
                <text:p>0.0561368174759</text:p>
              </table:table-cell>
              <table:table-cell office:value-type="float" office:value="0.242457582075">
                <text:p>0.242457582075</text:p>
              </table:table-cell>
              <table:table-cell office:value-type="float" office:value="0.0338273">
                <text:p>0.0338273</text:p>
              </table:table-cell>
              <table:table-cell office:value-type="float" office:value="0.198841">
                <text:p>0.198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0859416061">
                <text:p>0.0580859416061</text:p>
              </table:table-cell>
              <table:table-cell office:value-type="float" office:value="0.245270175514">
                <text:p>0.245270175514</text:p>
              </table:table-cell>
              <table:table-cell office:value-type="float" office:value="0.040019">
                <text:p>0.040019</text:p>
              </table:table-cell>
              <table:table-cell office:value-type="float" office:value="0.210478">
                <text:p>0.210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2998287093">
                <text:p>0.0652998287093</text:p>
              </table:table-cell>
              <table:table-cell office:value-type="float" office:value="0.251798089824">
                <text:p>0.251798089824</text:p>
              </table:table-cell>
              <table:table-cell office:value-type="float" office:value="0.0414448">
                <text:p>0.0414448</text:p>
              </table:table-cell>
              <table:table-cell office:value-type="float" office:value="0.212861">
                <text:p>0.212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8527028255">
                <text:p>0.0698527028255</text:p>
              </table:table-cell>
              <table:table-cell office:value-type="float" office:value="0.253788799967">
                <text:p>0.253788799967</text:p>
              </table:table-cell>
              <table:table-cell office:value-type="float" office:value="0.0494217">
                <text:p>0.0494217</text:p>
              </table:table-cell>
              <table:table-cell office:value-type="float" office:value="0.222967">
                <text:p>0.222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5644956189">
                <text:p>0.0845644956189</text:p>
              </table:table-cell>
              <table:table-cell office:value-type="float" office:value="0.244867171986">
                <text:p>0.244867171986</text:p>
              </table:table-cell>
              <table:table-cell office:value-type="float" office:value="0.0504861">
                <text:p>0.0504861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8140565131">
                <text:p>0.0858140565131</text:p>
              </table:table-cell>
              <table:table-cell office:value-type="float" office:value="0.244060856709">
                <text:p>0.244060856709</text:p>
              </table:table-cell>
              <table:table-cell office:value-type="float" office:value="0.0524365">
                <text:p>0.0524365</text:p>
              </table:table-cell>
              <table:table-cell office:value-type="float" office:value="0.226277">
                <text:p>0.226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65090399077">
                <text:p>0.0865090399077</text:p>
              </table:table-cell>
              <table:table-cell office:value-type="float" office:value="0.242793088835">
                <text:p>0.242793088835</text:p>
              </table:table-cell>
              <table:table-cell office:value-type="float" office:value="0.0586007">
                <text:p>0.0586007</text:p>
              </table:table-cell>
              <table:table-cell office:value-type="float" office:value="0.230011">
                <text:p>0.230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066598448">
                <text:p>0.089066598448</text:p>
              </table:table-cell>
              <table:table-cell office:value-type="float" office:value="0.23999303556">
                <text:p>0.23999303556</text:p>
              </table:table-cell>
              <table:table-cell office:value-type="float" office:value="0.0622032">
                <text:p>0.0622032</text:p>
              </table:table-cell>
              <table:table-cell office:value-type="float" office:value="0.231637">
                <text:p>0.231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03489748711">
                <text:p>0.0903489748711</text:p>
              </table:table-cell>
              <table:table-cell office:value-type="float" office:value="0.236082148196">
                <text:p>0.236082148196</text:p>
              </table:table-cell>
              <table:table-cell office:value-type="float" office:value="0.071246">
                <text:p>0.071246</text:p>
              </table:table-cell>
              <table:table-cell office:value-type="float" office:value="0.231095">
                <text:p>0.231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0269779865">
                <text:p>0.0890269779865</text:p>
              </table:table-cell>
              <table:table-cell office:value-type="float" office:value="0.221972243469">
                <text:p>0.221972243469</text:p>
              </table:table-cell>
              <table:table-cell office:value-type="float" office:value="0.0720595">
                <text:p>0.0720595</text:p>
              </table:table-cell>
              <table:table-cell office:value-type="float" office:value="0.231057">
                <text:p>0.231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88266603888">
                <text:p>0.0888266603888</text:p>
              </table:table-cell>
              <table:table-cell office:value-type="float" office:value="0.221814277179">
                <text:p>0.221814277179</text:p>
              </table:table-cell>
              <table:table-cell office:value-type="float" office:value="0.0735663">
                <text:p>0.0735663</text:p>
              </table:table-cell>
              <table:table-cell office:value-type="float" office:value="0.230841">
                <text:p>0.230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5826511148">
                <text:p>0.0885826511148</text:p>
              </table:table-cell>
              <table:table-cell office:value-type="float" office:value="0.22155771009">
                <text:p>0.22155771009</text:p>
              </table:table-cell>
              <table:table-cell office:value-type="float" office:value="0.0773563">
                <text:p>0.0773563</text:p>
              </table:table-cell>
              <table:table-cell office:value-type="float" office:value="0.227403">
                <text:p>0.227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0816509731">
                <text:p>0.0830816509731</text:p>
              </table:table-cell>
              <table:table-cell office:value-type="float" office:value="0.217780519599">
                <text:p>0.217780519599</text:p>
              </table:table-cell>
              <table:table-cell office:value-type="float" office:value="0.0775241">
                <text:p>0.0775241</text:p>
              </table:table-cell>
              <table:table-cell office:value-type="float" office:value="0.22719">
                <text:p>0.22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22126568284">
                <text:p>0.0822126568284</text:p>
              </table:table-cell>
              <table:table-cell office:value-type="float" office:value="0.216844998576">
                <text:p>0.216844998576</text:p>
              </table:table-cell>
              <table:table-cell office:value-type="float" office:value="0.0777346">
                <text:p>0.0777346</text:p>
              </table:table-cell>
              <table:table-cell office:value-type="float" office:value="0.22694">
                <text:p>0.22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18394056901">
                <text:p>0.0818394056901</text:p>
              </table:table-cell>
              <table:table-cell office:value-type="float" office:value="0.215672218137">
                <text:p>0.215672218137</text:p>
              </table:table-cell>
              <table:table-cell office:value-type="float" office:value="0.0786371">
                <text:p>0.0786371</text:p>
              </table:table-cell>
              <table:table-cell office:value-type="float" office:value="0.224955">
                <text:p>0.224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8474011719">
                <text:p>0.0808474011719</text:p>
              </table:table-cell>
              <table:table-cell office:value-type="float" office:value="0.197763880462">
                <text:p>0.197763880462</text:p>
              </table:table-cell>
              <table:table-cell office:value-type="float" office:value="0.0792256">
                <text:p>0.0792256</text:p>
              </table:table-cell>
              <table:table-cell office:value-type="float" office:value="0.216384">
                <text:p>0.216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29691413192">
                <text:p>0.0829691413192</text:p>
              </table:table-cell>
              <table:table-cell office:value-type="float" office:value="0.16987724823">
                <text:p>0.16987724823</text:p>
              </table:table-cell>
              <table:table-cell office:value-type="float" office:value="0.0794133">
                <text:p>0.0794133</text:p>
              </table:table-cell>
              <table:table-cell office:value-type="float" office:value="0.214762">
                <text:p>0.214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9371365743">
                <text:p>0.0849371365743</text:p>
              </table:table-cell>
              <table:table-cell office:value-type="float" office:value="0.165703726036">
                <text:p>0.165703726036</text:p>
              </table:table-cell>
              <table:table-cell office:value-type="float" office:value="0.0797825">
                <text:p>0.0797825</text:p>
              </table:table-cell>
              <table:table-cell office:value-type="float" office:value="0.21206">
                <text:p>0.21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88721632001">
                <text:p>0.0888721632001</text:p>
              </table:table-cell>
              <table:table-cell office:value-type="float" office:value="0.156828734242">
                <text:p>0.156828734242</text:p>
              </table:table-cell>
              <table:table-cell office:value-type="float" office:value="0.0803895">
                <text:p>0.0803895</text:p>
              </table:table-cell>
              <table:table-cell office:value-type="float" office:value="0.208124">
                <text:p>0.208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32305762429">
                <text:p>0.0932305762429</text:p>
              </table:table-cell>
              <table:table-cell office:value-type="float" office:value="0.146592743419">
                <text:p>0.146592743419</text:p>
              </table:table-cell>
              <table:table-cell office:value-type="float" office:value="0.0824011">
                <text:p>0.0824011</text:p>
              </table:table-cell>
              <table:table-cell office:value-type="float" office:value="0.198602">
                <text:p>0.198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434116473">
                <text:p>0.102434116473</text:p>
              </table:table-cell>
              <table:table-cell office:value-type="float" office:value="0.129083123932">
                <text:p>0.129083123932</text:p>
              </table:table-cell>
              <table:table-cell office:value-type="float" office:value="0.0868594">
                <text:p>0.0868594</text:p>
              </table:table-cell>
              <table:table-cell office:value-type="float" office:value="0.182624">
                <text:p>0.18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5047461335">
                <text:p>0.105047461335</text:p>
              </table:table-cell>
              <table:table-cell office:value-type="float" office:value="0.1177878504">
                <text:p>0.1177878504</text:p>
              </table:table-cell>
              <table:table-cell office:value-type="float" office:value="0.0880973">
                <text:p>0.0880973</text:p>
              </table:table-cell>
              <table:table-cell office:value-type="float" office:value="0.178131">
                <text:p>0.1781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808484701">
                <text:p>0.105808484701</text:p>
              </table:table-cell>
              <table:table-cell office:value-type="float" office:value="0.113203757891">
                <text:p>0.113203757891</text:p>
              </table:table-cell>
              <table:table-cell office:value-type="float" office:value="0.0899457">
                <text:p>0.0899457</text:p>
              </table:table-cell>
              <table:table-cell office:value-type="float" office:value="0.171551">
                <text:p>0.171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047073359">
                <text:p>0.107047073359</text:p>
              </table:table-cell>
              <table:table-cell office:value-type="float" office:value="0.11055155264">
                <text:p>0.11055155264</text:p>
              </table:table-cell>
              <table:table-cell office:value-type="float" office:value="0.092343">
                <text:p>0.092343</text:p>
              </table:table-cell>
              <table:table-cell office:value-type="float" office:value="0.163081">
                <text:p>0.163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850483357">
                <text:p>0.108850483357</text:p>
              </table:table-cell>
              <table:table-cell office:value-type="float" office:value="0.10692620259">
                <text:p>0.10692620259</text:p>
              </table:table-cell>
              <table:table-cell office:value-type="float" office:value="0.092964">
                <text:p>0.092964</text:p>
              </table:table-cell>
              <table:table-cell office:value-type="float" office:value="0.160986">
                <text:p>0.160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120888845">
                <text:p>0.110120888845</text:p>
              </table:table-cell>
              <table:table-cell office:value-type="float" office:value="0.105115997203">
                <text:p>0.105115997203</text:p>
              </table:table-cell>
              <table:table-cell office:value-type="float" office:value="0.095522">
                <text:p>0.095522</text:p>
              </table:table-cell>
              <table:table-cell office:value-type="float" office:value="0.152834">
                <text:p>0.15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6132635117">
                <text:p>0.116132635117</text:p>
              </table:table-cell>
              <table:table-cell office:value-type="float" office:value="0.0973350564823">
                <text:p>0.0973350564823</text:p>
              </table:table-cell>
              <table:table-cell office:value-type="float" office:value="0.0989713">
                <text:p>0.0989713</text:p>
              </table:table-cell>
              <table:table-cell office:value-type="float" office:value="0.143231">
                <text:p>0.143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99811527">
                <text:p>0.12199811527</text:p>
              </table:table-cell>
              <table:table-cell office:value-type="float" office:value="0.0902896119673">
                <text:p>0.0902896119673</text:p>
              </table:table-cell>
              <table:table-cell office:value-type="float" office:value="0.100269">
                <text:p>0.100269</text:p>
              </table:table-cell>
              <table:table-cell office:value-type="float" office:value="0.139803">
                <text:p>0.1398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4042807262">
                <text:p>0.124042807262</text:p>
              </table:table-cell>
              <table:table-cell office:value-type="float" office:value="0.0878198055757">
                <text:p>0.0878198055757</text:p>
              </table:table-cell>
              <table:table-cell office:value-type="float" office:value="0.100999">
                <text:p>0.100999</text:p>
              </table:table-cell>
              <table:table-cell office:value-type="float" office:value="0.137941">
                <text:p>0.137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5028285439">
                <text:p>0.125028285439</text:p>
              </table:table-cell>
              <table:table-cell office:value-type="float" office:value="0.0869934091597">
                <text:p>0.0869934091597</text:p>
              </table:table-cell>
              <table:table-cell office:value-type="float" office:value="0.106924">
                <text:p>0.106924</text:p>
              </table:table-cell>
              <table:table-cell office:value-type="float" office:value="0.125708">
                <text:p>0.125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2035970205">
                <text:p>0.142035970205</text:p>
              </table:table-cell>
              <table:table-cell office:value-type="float" office:value="0.0654903355561">
                <text:p>0.0654903355561</text:p>
              </table:table-cell>
              <table:table-cell office:value-type="float" office:value="0.114428">
                <text:p>0.114428</text:p>
              </table:table-cell>
              <table:table-cell office:value-type="float" office:value="0.112585">
                <text:p>0.112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6580573033">
                <text:p>0.146580573033</text:p>
              </table:table-cell>
              <table:table-cell office:value-type="float" office:value="0.0590076581747">
                <text:p>0.0590076581747</text:p>
              </table:table-cell>
              <table:table-cell office:value-type="float" office:value="0.116712">
                <text:p>0.116712</text:p>
              </table:table-cell>
              <table:table-cell office:value-type="float" office:value="0.108555">
                <text:p>0.108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7096869018">
                <text:p>0.147096869018</text:p>
              </table:table-cell>
              <table:table-cell office:value-type="float" office:value="0.0564640839067">
                <text:p>0.0564640839067</text:p>
              </table:table-cell>
              <table:table-cell office:value-type="float" office:value="0.1182">
                <text:p>0.1182</text:p>
              </table:table-cell>
              <table:table-cell office:value-type="float" office:value="0.105819">
                <text:p>0.105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6361537554">
                <text:p>0.146361537554</text:p>
              </table:table-cell>
              <table:table-cell office:value-type="float" office:value="0.0540294216279">
                <text:p>0.0540294216279</text:p>
              </table:table-cell>
              <table:table-cell office:value-type="float" office:value="0.122682">
                <text:p>0.122682</text:p>
              </table:table-cell>
              <table:table-cell office:value-type="float" office:value="0.0976293">
                <text:p>0.0976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8721608667">
                <text:p>0.148721608667</text:p>
              </table:table-cell>
              <table:table-cell office:value-type="float" office:value="0.045933312656">
                <text:p>0.045933312656</text:p>
              </table:table-cell>
              <table:table-cell office:value-type="float" office:value="0.12471">
                <text:p>0.12471</text:p>
              </table:table-cell>
              <table:table-cell office:value-type="float" office:value="0.0939344">
                <text:p>0.0939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406780618">
                <text:p>0.150406780618</text:p>
              </table:table-cell>
              <table:table-cell office:value-type="float" office:value="0.0435539592333">
                <text:p>0.0435539592333</text:p>
              </table:table-cell>
              <table:table-cell office:value-type="float" office:value="0.127788">
                <text:p>0.127788</text:p>
              </table:table-cell>
              <table:table-cell office:value-type="float" office:value="0.0879615">
                <text:p>0.0879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858726766">
                <text:p>0.150858726766</text:p>
              </table:table-cell>
              <table:table-cell office:value-type="float" office:value="0.0389870217783">
                <text:p>0.0389870217783</text:p>
              </table:table-cell>
              <table:table-cell office:value-type="float" office:value="0.131098">
                <text:p>0.131098</text:p>
              </table:table-cell>
              <table:table-cell office:value-type="float" office:value="0.0810414">
                <text:p>0.0810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398822668">
                <text:p>0.152398822668</text:p>
              </table:table-cell>
              <table:table-cell office:value-type="float" office:value="0.0289120182487">
                <text:p>0.0289120182487</text:p>
              </table:table-cell>
              <table:table-cell office:value-type="float" office:value="0.13271">
                <text:p>0.13271</text:p>
              </table:table-cell>
              <table:table-cell office:value-type="float" office:value="0.0776168">
                <text:p>0.0776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299105385">
                <text:p>0.152299105385</text:p>
              </table:table-cell>
              <table:table-cell office:value-type="float" office:value="0.0283836820565">
                <text:p>0.0283836820565</text:p>
              </table:table-cell>
              <table:table-cell office:value-type="float" office:value="0.136092">
                <text:p>0.136092</text:p>
              </table:table-cell>
              <table:table-cell office:value-type="float" office:value="0.0695373">
                <text:p>0.069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118887487">
                <text:p>0.15118887487</text:p>
              </table:table-cell>
              <table:table-cell office:value-type="float" office:value="0.0278124532973">
                <text:p>0.0278124532973</text:p>
              </table:table-cell>
              <table:table-cell office:value-type="float" office:value="0.138084">
                <text:p>0.138084</text:p>
              </table:table-cell>
              <table:table-cell office:value-type="float" office:value="0.0641679">
                <text:p>0.0641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695941695">
                <text:p>0.149695941695</text:p>
              </table:table-cell>
              <table:table-cell office:value-type="float" office:value="0.0225509598414">
                <text:p>0.0225509598414</text:p>
              </table:table-cell>
              <table:table-cell office:value-type="float" office:value="0.139829">
                <text:p>0.139829</text:p>
              </table:table-cell>
              <table:table-cell office:value-type="float" office:value="0.0590385">
                <text:p>0.0590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457668265">
                <text:p>0.149457668265</text:p>
              </table:table-cell>
              <table:table-cell office:value-type="float" office:value="0.0207054216808">
                <text:p>0.0207054216808</text:p>
              </table:table-cell>
              <table:table-cell office:value-type="float" office:value="0.140916">
                <text:p>0.140916</text:p>
              </table:table-cell>
              <table:table-cell office:value-type="float" office:value="0.055429">
                <text:p>0.055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9097727957">
                <text:p>0.149097727957</text:p>
              </table:table-cell>
              <table:table-cell office:value-type="float" office:value="0.0171210240073">
                <text:p>0.0171210240073</text:p>
              </table:table-cell>
              <table:table-cell office:value-type="float" office:value="0.14279">
                <text:p>0.14279</text:p>
              </table:table-cell>
              <table:table-cell office:value-type="float" office:value="0.0462634">
                <text:p>0.0462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056575359">
                <text:p>0.147056575359</text:p>
              </table:table-cell>
              <table:table-cell office:value-type="float" office:value="0.00709329845591">
                <text:p>0.00709329845591</text:p>
              </table:table-cell>
              <table:table-cell office:value-type="float" office:value="0.143028">
                <text:p>0.143028</text:p>
              </table:table-cell>
              <table:table-cell office:value-type="float" office:value="0.0448486">
                <text:p>0.0448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6291214559">
                <text:p>0.146291214559</text:p>
              </table:table-cell>
              <table:table-cell office:value-type="float" office:value="0.00437877750179">
                <text:p>0.00437877750179</text:p>
              </table:table-cell>
              <table:table-cell office:value-type="float" office:value="0.143648">
                <text:p>0.143648</text:p>
              </table:table-cell>
              <table:table-cell office:value-type="float" office:value="0.0402223">
                <text:p>0.0402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304090631">
                <text:p>0.145304090631</text:p>
              </table:table-cell>
              <table:table-cell office:value-type="float" office:value="-0.00058422105841">
                <text:p>-0.00058422105841</text:p>
              </table:table-cell>
              <table:table-cell office:value-type="float" office:value="0.144115">
                <text:p>0.144115</text:p>
              </table:table-cell>
              <table:table-cell office:value-type="float" office:value="0.0353626">
                <text:p>0.0353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5435036516">
                <text:p>0.145435036516</text:p>
              </table:table-cell>
              <table:table-cell office:value-type="float" office:value="-0.00416443288832">
                <text:p>-0.00416443288832</text:p>
              </table:table-cell>
              <table:table-cell office:value-type="float" office:value="0.144376">
                <text:p>0.144376</text:p>
              </table:table-cell>
              <table:table-cell office:value-type="float" office:value="0.0314416">
                <text:p>0.0314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4950627545">
                <text:p>0.144950627545</text:p>
              </table:table-cell>
              <table:table-cell office:value-type="float" office:value="-0.00599642602704">
                <text:p>-0.00599642602704</text:p>
              </table:table-cell>
              <table:table-cell office:value-type="float" office:value="0.144502">
                <text:p>0.144502</text:p>
              </table:table-cell>
              <table:table-cell office:value-type="float" office:value="0.0299806">
                <text:p>0.0299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911203858">
                <text:p>0.145911203858</text:p>
              </table:table-cell>
              <table:table-cell office:value-type="float" office:value="-0.0101924873932">
                <text:p>-0.0101924873932</text:p>
              </table:table-cell>
              <table:table-cell office:value-type="float" office:value="0.144771">
                <text:p>0.144771</text:p>
              </table:table-cell>
              <table:table-cell office:value-type="float" office:value="0.018162">
                <text:p>0.01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948910137">
                <text:p>0.143948910137</text:p>
              </table:table-cell>
              <table:table-cell office:value-type="float" office:value="-0.0292869860789">
                <text:p>-0.0292869860789</text:p>
              </table:table-cell>
              <table:table-cell office:value-type="float" office:value="0.144791">
                <text:p>0.144791</text:p>
              </table:table-cell>
              <table:table-cell office:value-type="float" office:value="0.0151689">
                <text:p>0.0151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3300949515">
                <text:p>0.143300949515</text:p>
              </table:table-cell>
              <table:table-cell office:value-type="float" office:value="-0.0345727123642">
                <text:p>-0.0345727123642</text:p>
              </table:table-cell>
              <table:table-cell office:value-type="float" office:value="0.144821">
                <text:p>0.144821</text:p>
              </table:table-cell>
              <table:table-cell office:value-type="float" office:value="0.0136463">
                <text:p>0.0136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3656822174">
                <text:p>0.143656822174</text:p>
              </table:table-cell>
              <table:table-cell office:value-type="float" office:value="-0.0386957107687">
                <text:p>-0.0386957107687</text:p>
              </table:table-cell>
              <table:table-cell office:value-type="float" office:value="0.14484">
                <text:p>0.14484</text:p>
              </table:table-cell>
              <table:table-cell office:value-type="float" office:value="0.00895573">
                <text:p>0.00895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295717647">
                <text:p>0.144295717647</text:p>
              </table:table-cell>
              <table:table-cell office:value-type="float" office:value="-0.0536367345923">
                <text:p>-0.0536367345923</text:p>
              </table:table-cell>
              <table:table-cell office:value-type="float" office:value="0.144703">
                <text:p>0.14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361537818">
                <text:p>0.142361537818</text:p>
              </table:table-cell>
              <table:table-cell office:value-type="float" office:value="-0.0747299286318">
                <text:p>-0.0747299286318</text:p>
              </table:table-cell>
              <table:table-cell office:value-type="float" office:value="0.144564">
                <text:p>0.144564</text:p>
              </table:table-cell>
              <table:table-cell office:value-type="float" office:value="-0.00504564">
                <text:p>-0.00504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912319039">
                <text:p>0.140912319039</text:p>
              </table:table-cell>
              <table:table-cell office:value-type="float" office:value="-0.0785269187648">
                <text:p>-0.0785269187648</text:p>
              </table:table-cell>
              <table:table-cell office:value-type="float" office:value="0.144172">
                <text:p>0.144172</text:p>
              </table:table-cell>
              <table:table-cell office:value-type="float" office:value="-0.014834">
                <text:p>-0.014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0222384514">
                <text:p>0.140222384514</text:p>
              </table:table-cell>
              <table:table-cell office:value-type="float" office:value="-0.0770184529232">
                <text:p>-0.0770184529232</text:p>
              </table:table-cell>
              <table:table-cell office:value-type="float" office:value="0.143625">
                <text:p>0.143625</text:p>
              </table:table-cell>
              <table:table-cell office:value-type="float" office:value="-0.025265">
                <text:p>-0.025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472366762">
                <text:p>0.140472366762</text:p>
              </table:table-cell>
              <table:table-cell office:value-type="float" office:value="-0.0770577828365">
                <text:p>-0.0770577828365</text:p>
              </table:table-cell>
              <table:table-cell office:value-type="float" office:value="0.143478">
                <text:p>0.143478</text:p>
              </table:table-cell>
              <table:table-cell office:value-type="float" office:value="-0.0282695">
                <text:p>-0.0282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92273725">
                <text:p>0.14092273725</text:p>
              </table:table-cell>
              <table:table-cell office:value-type="float" office:value="-0.0761232501195">
                <text:p>-0.0761232501195</text:p>
              </table:table-cell>
              <table:table-cell office:value-type="float" office:value="0.143391">
                <text:p>0.143391</text:p>
              </table:table-cell>
              <table:table-cell office:value-type="float" office:value="-0.0301331">
                <text:p>-0.0301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30090269">
                <text:p>0.14130090269</text:p>
              </table:table-cell>
              <table:table-cell office:value-type="float" office:value="-0.0755285760503">
                <text:p>-0.0755285760503</text:p>
              </table:table-cell>
              <table:table-cell office:value-type="float" office:value="0.142969">
                <text:p>0.142969</text:p>
              </table:table-cell>
              <table:table-cell office:value-type="float" office:value="-0.0382749">
                <text:p>-0.03827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101478945">
                <text:p>0.14101478945</text:p>
              </table:table-cell>
              <table:table-cell office:value-type="float" office:value="-0.0729039083292">
                <text:p>-0.0729039083292</text:p>
              </table:table-cell>
              <table:table-cell office:value-type="float" office:value="0.142631">
                <text:p>0.142631</text:p>
              </table:table-cell>
              <table:table-cell office:value-type="float" office:value="-0.0418705">
                <text:p>-0.0418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7527498934">
                <text:p>0.137527498934</text:p>
              </table:table-cell>
              <table:table-cell office:value-type="float" office:value="-0.0719192876124">
                <text:p>-0.071919287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F1:Sheet1.F100 Sheet1.H1:Sheet1.H100 Sheet1.M1:Sheet1.M100" chart:data-source-has-labels="row" svg:x="1.331cm" svg:y="0.855cm" svg:width="12.057cm" svg:height="6.984cm">
          <chartooo:coordinate-region svg:x="1.716cm" svg:y="1.054cm" svg:width="11.432cm" svg:height="6.138cm"/>
          <chart:axis chart:dimension="x" chart:name="primary-x" chart:style-name="ch4">
            <chart:title svg:x="6.918cm" svg:y="8.019cm" chart:style-name="ch5">
              <text:p>x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H2:Sheet1.H100" chart:label-cell-address="Sheet1.H1:Sheet1.H1" chart:class="chart:scatter">
            <chart:domain table:cell-range-address="Sheet1.F2:Sheet1.F100"/>
            <chart:data-point chart:repeated="99"/>
          </chart:series>
          <chart:series chart:style-name="ch9" chart:values-cell-range-address="Sheet1.M2:Sheet1.M100" chart:label-cell-address="Sheet1.M1:Sheet1.M1" chart:class="chart:scatter">
            <chart:domain table:cell-range-address="Sheet1.K2:Sheet1.K100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mo_z</text:p>
                <draw:g>
                  <svg:desc>Sheet1.H1:Sheet1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learn_z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5584944721">
                <text:p>-0.0215584944721</text:p>
                <draw:g>
                  <svg:desc>Sheet1.F2:Sheet1.F100</svg:desc>
                </draw:g>
              </table:table-cell>
              <table:table-cell office:value-type="float" office:value="0.935708909095">
                <text:p>0.935708909095</text:p>
                <draw:g>
                  <svg:desc>Sheet1.H2:Sheet1.H100</svg:desc>
                </draw:g>
              </table:table-cell>
              <table:table-cell office:value-type="float" office:value="-0.0213795">
                <text:p>-0.0213795</text:p>
                <draw:g>
                  <svg:desc>Sheet1.K2:Sheet1.K100</svg:desc>
                </draw:g>
              </table:table-cell>
              <table:table-cell office:value-type="float" office:value="0.935644">
                <text:p>0.935644</text:p>
                <draw:g>
                  <svg:desc>Sheet1.M2:Sheet1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74377034789">
                <text:p>-0.0174377034789</text:p>
              </table:table-cell>
              <table:table-cell office:value-type="float" office:value="0.934212553501">
                <text:p>0.934212553501</text:p>
              </table:table-cell>
              <table:table-cell office:value-type="float" office:value="-0.0207481">
                <text:p>-0.0207481</text:p>
              </table:table-cell>
              <table:table-cell office:value-type="float" office:value="0.935321">
                <text:p>0.93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9288618431">
                <text:p>-0.0189288618431</text:p>
              </table:table-cell>
              <table:table-cell office:value-type="float" office:value="0.932594987411">
                <text:p>0.932594987411</text:p>
              </table:table-cell>
              <table:table-cell office:value-type="float" office:value="-0.0206352">
                <text:p>-0.0206352</text:p>
              </table:table-cell>
              <table:table-cell office:value-type="float" office:value="0.935197">
                <text:p>0.93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97558376314">
                <text:p>-0.0197558376314</text:p>
              </table:table-cell>
              <table:table-cell office:value-type="float" office:value="0.931448769111">
                <text:p>0.931448769111</text:p>
              </table:table-cell>
              <table:table-cell office:value-type="float" office:value="-0.020413">
                <text:p>-0.020413</text:p>
              </table:table-cell>
              <table:table-cell office:value-type="float" office:value="0.934731">
                <text:p>0.93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95518203329">
                <text:p>-0.0195518203329</text:p>
              </table:table-cell>
              <table:table-cell office:value-type="float" office:value="0.926076976917">
                <text:p>0.926076976917</text:p>
              </table:table-cell>
              <table:table-cell office:value-type="float" office:value="-0.0202101">
                <text:p>-0.0202101</text:p>
              </table:table-cell>
              <table:table-cell office:value-type="float" office:value="0.934078">
                <text:p>0.93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86370354944">
                <text:p>-0.0186370354944</text:p>
              </table:table-cell>
              <table:table-cell office:value-type="float" office:value="0.921974727625">
                <text:p>0.921974727625</text:p>
              </table:table-cell>
              <table:table-cell office:value-type="float" office:value="-0.0199876">
                <text:p>-0.0199876</text:p>
              </table:table-cell>
              <table:table-cell office:value-type="float" office:value="0.933033">
                <text:p>0.93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77228707418">
                <text:p>-0.0177228707418</text:p>
              </table:table-cell>
              <table:table-cell office:value-type="float" office:value="0.91896107909">
                <text:p>0.91896107909</text:p>
              </table:table-cell>
              <table:table-cell office:value-type="float" office:value="-0.0197743">
                <text:p>-0.0197743</text:p>
              </table:table-cell>
              <table:table-cell office:value-type="float" office:value="0.932127">
                <text:p>0.93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2209053605">
                <text:p>-0.0162209053605</text:p>
              </table:table-cell>
              <table:table-cell office:value-type="float" office:value="0.916810166232">
                <text:p>0.916810166232</text:p>
              </table:table-cell>
              <table:table-cell office:value-type="float" office:value="-0.0191463">
                <text:p>-0.0191463</text:p>
              </table:table-cell>
              <table:table-cell office:value-type="float" office:value="0.92955">
                <text:p>0.92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42467984202">
                <text:p>-0.0142467984202</text:p>
              </table:table-cell>
              <table:table-cell office:value-type="float" office:value="0.913837537915">
                <text:p>0.913837537915</text:p>
              </table:table-cell>
              <table:table-cell office:value-type="float" office:value="-0.018893">
                <text:p>-0.018893</text:p>
              </table:table-cell>
              <table:table-cell office:value-type="float" office:value="0.928516">
                <text:p>0.92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0854981131">
                <text:p>-0.0140854981131</text:p>
              </table:table-cell>
              <table:table-cell office:value-type="float" office:value="0.912810164162">
                <text:p>0.912810164162</text:p>
              </table:table-cell>
              <table:table-cell office:value-type="float" office:value="-0.0185032">
                <text:p>-0.0185032</text:p>
              </table:table-cell>
              <table:table-cell office:value-type="float" office:value="0.927088">
                <text:p>0.92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732627205">
                <text:p>-0.0137732627205</text:p>
              </table:table-cell>
              <table:table-cell office:value-type="float" office:value="0.911825037003">
                <text:p>0.911825037003</text:p>
              </table:table-cell>
              <table:table-cell office:value-type="float" office:value="-0.0175871">
                <text:p>-0.0175871</text:p>
              </table:table-cell>
              <table:table-cell office:value-type="float" office:value="0.924211">
                <text:p>0.924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9587864858">
                <text:p>-0.0119587864858</text:p>
              </table:table-cell>
              <table:table-cell office:value-type="float" office:value="0.909850035608">
                <text:p>0.909850035608</text:p>
              </table:table-cell>
              <table:table-cell office:value-type="float" office:value="-0.0167535">
                <text:p>-0.0167535</text:p>
              </table:table-cell>
              <table:table-cell office:value-type="float" office:value="0.921764">
                <text:p>0.921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419768892">
                <text:p>-0.0116419768892</text:p>
              </table:table-cell>
              <table:table-cell office:value-type="float" office:value="0.906450042874">
                <text:p>0.906450042874</text:p>
              </table:table-cell>
              <table:table-cell office:value-type="float" office:value="-0.0165026">
                <text:p>-0.0165026</text:p>
              </table:table-cell>
              <table:table-cell office:value-type="float" office:value="0.920928">
                <text:p>0.920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4982370366">
                <text:p>-0.0114982370366</text:p>
              </table:table-cell>
              <table:table-cell office:value-type="float" office:value="0.903197571819">
                <text:p>0.903197571819</text:p>
              </table:table-cell>
              <table:table-cell office:value-type="float" office:value="-0.015852">
                <text:p>-0.015852</text:p>
              </table:table-cell>
              <table:table-cell office:value-type="float" office:value="0.918506">
                <text:p>0.91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921864502">
                <text:p>-0.00990921864502</text:p>
              </table:table-cell>
              <table:table-cell office:value-type="float" office:value="0.889666706692">
                <text:p>0.889666706692</text:p>
              </table:table-cell>
              <table:table-cell office:value-type="float" office:value="-0.0154681">
                <text:p>-0.0154681</text:p>
              </table:table-cell>
              <table:table-cell office:value-type="float" office:value="0.917329">
                <text:p>0.917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709840042827">
                <text:p>-0.00709840042827</text:p>
              </table:table-cell>
              <table:table-cell office:value-type="float" office:value="0.883853375912">
                <text:p>0.883853375912</text:p>
              </table:table-cell>
              <table:table-cell office:value-type="float" office:value="-0.0148703">
                <text:p>-0.0148703</text:p>
              </table:table-cell>
              <table:table-cell office:value-type="float" office:value="0.915126">
                <text:p>0.91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49736865582">
                <text:p>-0.0049736865582</text:p>
              </table:table-cell>
              <table:table-cell office:value-type="float" office:value="0.876592632429">
                <text:p>0.876592632429</text:p>
              </table:table-cell>
              <table:table-cell office:value-type="float" office:value="-0.0142282">
                <text:p>-0.0142282</text:p>
              </table:table-cell>
              <table:table-cell office:value-type="float" office:value="0.912545">
                <text:p>0.912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403471331139">
                <text:p>-0.00403471331139</text:p>
              </table:table-cell>
              <table:table-cell office:value-type="float" office:value="0.869807732411">
                <text:p>0.869807732411</text:p>
              </table:table-cell>
              <table:table-cell office:value-type="float" office:value="-0.0131787">
                <text:p>-0.0131787</text:p>
              </table:table-cell>
              <table:table-cell office:value-type="float" office:value="0.908137">
                <text:p>0.908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34226945696">
                <text:p>-0.00234226945696</text:p>
              </table:table-cell>
              <table:table-cell office:value-type="float" office:value="0.858395102583">
                <text:p>0.858395102583</text:p>
              </table:table-cell>
              <table:table-cell office:value-type="float" office:value="-0.0108129">
                <text:p>-0.0108129</text:p>
              </table:table-cell>
              <table:table-cell office:value-type="float" office:value="0.897473">
                <text:p>0.89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55689914125">
                <text:p>0.000955689914125</text:p>
              </table:table-cell>
              <table:table-cell office:value-type="float" office:value="0.843987213495">
                <text:p>0.843987213495</text:p>
              </table:table-cell>
              <table:table-cell office:value-type="float" office:value="-0.0103056">
                <text:p>-0.0103056</text:p>
              </table:table-cell>
              <table:table-cell office:value-type="float" office:value="0.894968">
                <text:p>0.894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3234418745">
                <text:p>0.000533234418745</text:p>
              </table:table-cell>
              <table:table-cell office:value-type="float" office:value="0.841038998845">
                <text:p>0.841038998845</text:p>
              </table:table-cell>
              <table:table-cell office:value-type="float" office:value="-0.00908548">
                <text:p>-0.00908548</text:p>
              </table:table-cell>
              <table:table-cell office:value-type="float" office:value="0.889601">
                <text:p>0.889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5718021204">
                <text:p>0.00405718021204</text:p>
              </table:table-cell>
              <table:table-cell office:value-type="float" office:value="0.833000033707">
                <text:p>0.833000033707</text:p>
              </table:table-cell>
              <table:table-cell office:value-type="float" office:value="-0.00681838">
                <text:p>-0.00681838</text:p>
              </table:table-cell>
              <table:table-cell office:value-type="float" office:value="0.879171">
                <text:p>0.87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9587336737">
                <text:p>0.00419587336737</text:p>
              </table:table-cell>
              <table:table-cell office:value-type="float" office:value="0.821974389064">
                <text:p>0.821974389064</text:p>
              </table:table-cell>
              <table:table-cell office:value-type="float" office:value="-0.00598874">
                <text:p>-0.00598874</text:p>
              </table:table-cell>
              <table:table-cell office:value-type="float" office:value="0.875631">
                <text:p>0.87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2884220943">
                <text:p>0.00612884220943</text:p>
              </table:table-cell>
              <table:table-cell office:value-type="float" office:value="0.819061767172">
                <text:p>0.819061767172</text:p>
              </table:table-cell>
              <table:table-cell office:value-type="float" office:value="-0.00493059">
                <text:p>-0.00493059</text:p>
              </table:table-cell>
              <table:table-cell office:value-type="float" office:value="0.870781">
                <text:p>0.870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28475059207">
                <text:p>0.00728475059207</text:p>
              </table:table-cell>
              <table:table-cell office:value-type="float" office:value="0.814321033749">
                <text:p>0.814321033749</text:p>
              </table:table-cell>
              <table:table-cell office:value-type="float" office:value="-0.00428606">
                <text:p>-0.00428606</text:p>
              </table:table-cell>
              <table:table-cell office:value-type="float" office:value="0.868055">
                <text:p>0.868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07773862855">
                <text:p>0.00907773862855</text:p>
              </table:table-cell>
              <table:table-cell office:value-type="float" office:value="0.8117250368">
                <text:p>0.8117250368</text:p>
              </table:table-cell>
              <table:table-cell office:value-type="float" office:value="-0.00280857">
                <text:p>-0.00280857</text:p>
              </table:table-cell>
              <table:table-cell office:value-type="float" office:value="0.861528">
                <text:p>0.86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658089903">
                <text:p>0.0104658089903</text:p>
              </table:table-cell>
              <table:table-cell office:value-type="float" office:value="0.805814853421">
                <text:p>0.805814853421</text:p>
              </table:table-cell>
              <table:table-cell office:value-type="float" office:value="0.000533961">
                <text:p>0.000533961</text:p>
              </table:table-cell>
              <table:table-cell office:value-type="float" office:value="0.847876">
                <text:p>0.84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6800716895">
                <text:p>0.0166800716895</text:p>
              </table:table-cell>
              <table:table-cell office:value-type="float" office:value="0.789506206542">
                <text:p>0.789506206542</text:p>
              </table:table-cell>
              <table:table-cell office:value-type="float" office:value="0.0012039">
                <text:p>0.0012039</text:p>
              </table:table-cell>
              <table:table-cell office:value-type="float" office:value="0.845211">
                <text:p>0.845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251441019">
                <text:p>0.0181251441019</text:p>
              </table:table-cell>
              <table:table-cell office:value-type="float" office:value="0.78530003652">
                <text:p>0.78530003652</text:p>
              </table:table-cell>
              <table:table-cell office:value-type="float" office:value="0.00209992">
                <text:p>0.00209992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801895413">
                <text:p>0.0225801895413</text:p>
              </table:table-cell>
              <table:table-cell office:value-type="float" office:value="0.780259296482">
                <text:p>0.780259296482</text:p>
              </table:table-cell>
              <table:table-cell office:value-type="float" office:value="0.00676449">
                <text:p>0.00676449</text:p>
              </table:table-cell>
              <table:table-cell office:value-type="float" office:value="0.828486">
                <text:p>0.828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492018604">
                <text:p>0.036492018604</text:p>
              </table:table-cell>
              <table:table-cell office:value-type="float" office:value="0.757802506288">
                <text:p>0.757802506288</text:p>
              </table:table-cell>
              <table:table-cell office:value-type="float" office:value="0.00852218">
                <text:p>0.00852218</text:p>
              </table:table-cell>
              <table:table-cell office:value-type="float" office:value="0.823744">
                <text:p>0.82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5987446875">
                <text:p>0.0405987446875</text:p>
              </table:table-cell>
              <table:table-cell office:value-type="float" office:value="0.752382756751">
                <text:p>0.752382756751</text:p>
              </table:table-cell>
              <table:table-cell office:value-type="float" office:value="0.0112917">
                <text:p>0.0112917</text:p>
              </table:table-cell>
              <table:table-cell office:value-type="float" office:value="0.817009">
                <text:p>0.817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62126426721">
                <text:p>0.0462126426721</text:p>
              </table:table-cell>
              <table:table-cell office:value-type="float" office:value="0.745888927836">
                <text:p>0.745888927836</text:p>
              </table:table-cell>
              <table:table-cell office:value-type="float" office:value="0.0170178">
                <text:p>0.0170178</text:p>
              </table:table-cell>
              <table:table-cell office:value-type="float" office:value="0.804225">
                <text:p>0.804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4540656577">
                <text:p>0.0484540656577</text:p>
              </table:table-cell>
              <table:table-cell office:value-type="float" office:value="0.731925956997">
                <text:p>0.731925956997</text:p>
              </table:table-cell>
              <table:table-cell office:value-type="float" office:value="0.0180223">
                <text:p>0.0180223</text:p>
              </table:table-cell>
              <table:table-cell office:value-type="float" office:value="0.801967">
                <text:p>0.801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4851885265">
                <text:p>0.0484851885265</text:p>
              </table:table-cell>
              <table:table-cell office:value-type="float" office:value="0.73028397928">
                <text:p>0.73028397928</text:p>
              </table:table-cell>
              <table:table-cell office:value-type="float" office:value="0.0190762">
                <text:p>0.0190762</text:p>
              </table:table-cell>
              <table:table-cell office:value-type="float" office:value="0.799597">
                <text:p>0.799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006968091">
                <text:p>0.0486006968091</text:p>
              </table:table-cell>
              <table:table-cell office:value-type="float" office:value="0.728876571596">
                <text:p>0.728876571596</text:p>
              </table:table-cell>
              <table:table-cell office:value-type="float" office:value="0.0273661">
                <text:p>0.0273661</text:p>
              </table:table-cell>
              <table:table-cell office:value-type="float" office:value="0.779639">
                <text:p>0.779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492302328">
                <text:p>0.053492302328</text:p>
              </table:table-cell>
              <table:table-cell office:value-type="float" office:value="0.718913621373">
                <text:p>0.718913621373</text:p>
              </table:table-cell>
              <table:table-cell office:value-type="float" office:value="0.0301862">
                <text:p>0.0301862</text:p>
              </table:table-cell>
              <table:table-cell office:value-type="float" office:value="0.772925">
                <text:p>0.772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1131371363">
                <text:p>0.0551131371363</text:p>
              </table:table-cell>
              <table:table-cell office:value-type="float" office:value="0.715209909427">
                <text:p>0.715209909427</text:p>
              </table:table-cell>
              <table:table-cell office:value-type="float" office:value="0.0315913">
                <text:p>0.0315913</text:p>
              </table:table-cell>
              <table:table-cell office:value-type="float" office:value="0.769613">
                <text:p>0.769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1368174759">
                <text:p>0.0561368174759</text:p>
              </table:table-cell>
              <table:table-cell office:value-type="float" office:value="0.713234601933">
                <text:p>0.713234601933</text:p>
              </table:table-cell>
              <table:table-cell office:value-type="float" office:value="0.0338273">
                <text:p>0.0338273</text:p>
              </table:table-cell>
              <table:table-cell office:value-type="float" office:value="0.764385">
                <text:p>0.764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0859416061">
                <text:p>0.0580859416061</text:p>
              </table:table-cell>
              <table:table-cell office:value-type="float" office:value="0.709197560946">
                <text:p>0.709197560946</text:p>
              </table:table-cell>
              <table:table-cell office:value-type="float" office:value="0.040019">
                <text:p>0.040019</text:p>
              </table:table-cell>
              <table:table-cell office:value-type="float" office:value="0.750586">
                <text:p>0.75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2998287093">
                <text:p>0.0652998287093</text:p>
              </table:table-cell>
              <table:table-cell office:value-type="float" office:value="0.699753120358">
                <text:p>0.699753120358</text:p>
              </table:table-cell>
              <table:table-cell office:value-type="float" office:value="0.0414448">
                <text:p>0.0414448</text:p>
              </table:table-cell>
              <table:table-cell office:value-type="float" office:value="0.747628">
                <text:p>0.747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8527028255">
                <text:p>0.0698527028255</text:p>
              </table:table-cell>
              <table:table-cell office:value-type="float" office:value="0.694493858167">
                <text:p>0.694493858167</text:p>
              </table:table-cell>
              <table:table-cell office:value-type="float" office:value="0.0494217">
                <text:p>0.0494217</text:p>
              </table:table-cell>
              <table:table-cell office:value-type="float" office:value="0.733245">
                <text:p>0.733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5644956189">
                <text:p>0.0845644956189</text:p>
              </table:table-cell>
              <table:table-cell office:value-type="float" office:value="0.677857171638">
                <text:p>0.677857171638</text:p>
              </table:table-cell>
              <table:table-cell office:value-type="float" office:value="0.0504861">
                <text:p>0.0504861</text:p>
              </table:table-cell>
              <table:table-cell office:value-type="float" office:value="0.731364">
                <text:p>0.731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8140565131">
                <text:p>0.0858140565131</text:p>
              </table:table-cell>
              <table:table-cell office:value-type="float" office:value="0.676753658315">
                <text:p>0.676753658315</text:p>
              </table:table-cell>
              <table:table-cell office:value-type="float" office:value="0.0524365">
                <text:p>0.0524365</text:p>
              </table:table-cell>
              <table:table-cell office:value-type="float" office:value="0.727944">
                <text:p>0.72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65090399077">
                <text:p>0.0865090399077</text:p>
              </table:table-cell>
              <table:table-cell office:value-type="float" office:value="0.674848512267">
                <text:p>0.674848512267</text:p>
              </table:table-cell>
              <table:table-cell office:value-type="float" office:value="0.0586007">
                <text:p>0.0586007</text:p>
              </table:table-cell>
              <table:table-cell office:value-type="float" office:value="0.718082">
                <text:p>0.718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066598448">
                <text:p>0.089066598448</text:p>
              </table:table-cell>
              <table:table-cell office:value-type="float" office:value="0.671296904795">
                <text:p>0.671296904795</text:p>
              </table:table-cell>
              <table:table-cell office:value-type="float" office:value="0.0622032">
                <text:p>0.0622032</text:p>
              </table:table-cell>
              <table:table-cell office:value-type="float" office:value="0.712425">
                <text:p>0.712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03489748711">
                <text:p>0.0903489748711</text:p>
              </table:table-cell>
              <table:table-cell office:value-type="float" office:value="0.669671673383">
                <text:p>0.669671673383</text:p>
              </table:table-cell>
              <table:table-cell office:value-type="float" office:value="0.071246">
                <text:p>0.071246</text:p>
              </table:table-cell>
              <table:table-cell office:value-type="float" office:value="0.698808">
                <text:p>0.698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0269779865">
                <text:p>0.0890269779865</text:p>
              </table:table-cell>
              <table:table-cell office:value-type="float" office:value="0.669358058476">
                <text:p>0.669358058476</text:p>
              </table:table-cell>
              <table:table-cell office:value-type="float" office:value="0.0720595">
                <text:p>0.0720595</text:p>
              </table:table-cell>
              <table:table-cell office:value-type="float" office:value="0.697575">
                <text:p>0.69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88266603888">
                <text:p>0.0888266603888</text:p>
              </table:table-cell>
              <table:table-cell office:value-type="float" office:value="0.669543244221">
                <text:p>0.669543244221</text:p>
              </table:table-cell>
              <table:table-cell office:value-type="float" office:value="0.0735663">
                <text:p>0.0735663</text:p>
              </table:table-cell>
              <table:table-cell office:value-type="float" office:value="0.695236">
                <text:p>0.695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5826511148">
                <text:p>0.0885826511148</text:p>
              </table:table-cell>
              <table:table-cell office:value-type="float" office:value="0.669481512205">
                <text:p>0.669481512205</text:p>
              </table:table-cell>
              <table:table-cell office:value-type="float" office:value="0.0773563">
                <text:p>0.0773563</text:p>
              </table:table-cell>
              <table:table-cell office:value-type="float" office:value="0.688088">
                <text:p>0.688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30816509731">
                <text:p>0.0830816509731</text:p>
              </table:table-cell>
              <table:table-cell office:value-type="float" office:value="0.670543241648">
                <text:p>0.670543241648</text:p>
              </table:table-cell>
              <table:table-cell office:value-type="float" office:value="0.0775241">
                <text:p>0.0775241</text:p>
              </table:table-cell>
              <table:table-cell office:value-type="float" office:value="0.687729">
                <text:p>0.687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22126568284">
                <text:p>0.0822126568284</text:p>
              </table:table-cell>
              <table:table-cell office:value-type="float" office:value="0.670913610929">
                <text:p>0.670913610929</text:p>
              </table:table-cell>
              <table:table-cell office:value-type="float" office:value="0.0777346">
                <text:p>0.0777346</text:p>
              </table:table-cell>
              <table:table-cell office:value-type="float" office:value="0.687323">
                <text:p>0.687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18394056901">
                <text:p>0.0818394056901</text:p>
              </table:table-cell>
              <table:table-cell office:value-type="float" office:value="0.671345710019">
                <text:p>0.671345710019</text:p>
              </table:table-cell>
              <table:table-cell office:value-type="float" office:value="0.0786371">
                <text:p>0.0786371</text:p>
              </table:table-cell>
              <table:table-cell office:value-type="float" office:value="0.685282">
                <text:p>0.685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8474011719">
                <text:p>0.0808474011719</text:p>
              </table:table-cell>
              <table:table-cell office:value-type="float" office:value="0.674530895404">
                <text:p>0.674530895404</text:p>
              </table:table-cell>
              <table:table-cell office:value-type="float" office:value="0.0792256">
                <text:p>0.0792256</text:p>
              </table:table-cell>
              <table:table-cell office:value-type="float" office:value="0.682846">
                <text:p>0.682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29691413192">
                <text:p>0.0829691413192</text:p>
              </table:table-cell>
              <table:table-cell office:value-type="float" office:value="0.680728422271">
                <text:p>0.680728422271</text:p>
              </table:table-cell>
              <table:table-cell office:value-type="float" office:value="0.0794133">
                <text:p>0.0794133</text:p>
              </table:table-cell>
              <table:table-cell office:value-type="float" office:value="0.682474">
                <text:p>0.68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9371365743">
                <text:p>0.0849371365743</text:p>
              </table:table-cell>
              <table:table-cell office:value-type="float" office:value="0.681469162305">
                <text:p>0.681469162305</text:p>
              </table:table-cell>
              <table:table-cell office:value-type="float" office:value="0.0797825">
                <text:p>0.0797825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88721632001">
                <text:p>0.0888721632001</text:p>
              </table:table-cell>
              <table:table-cell office:value-type="float" office:value="0.683024719174">
                <text:p>0.683024719174</text:p>
              </table:table-cell>
              <table:table-cell office:value-type="float" office:value="0.0803895">
                <text:p>0.0803895</text:p>
              </table:table-cell>
              <table:table-cell office:value-type="float" office:value="0.681812">
                <text:p>0.681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32305762429">
                <text:p>0.0932305762429</text:p>
              </table:table-cell>
              <table:table-cell office:value-type="float" office:value="0.684345708217">
                <text:p>0.684345708217</text:p>
              </table:table-cell>
              <table:table-cell office:value-type="float" office:value="0.0824011">
                <text:p>0.0824011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434116473">
                <text:p>0.102434116473</text:p>
              </table:table-cell>
              <table:table-cell office:value-type="float" office:value="0.684950649002">
                <text:p>0.684950649002</text:p>
              </table:table-cell>
              <table:table-cell office:value-type="float" office:value="0.0868594">
                <text:p>0.0868594</text:p>
              </table:table-cell>
              <table:table-cell office:value-type="float" office:value="0.682536">
                <text:p>0.682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5047461335">
                <text:p>0.105047461335</text:p>
              </table:table-cell>
              <table:table-cell office:value-type="float" office:value="0.685876568894">
                <text:p>0.685876568894</text:p>
              </table:table-cell>
              <table:table-cell office:value-type="float" office:value="0.0880973">
                <text:p>0.0880973</text:p>
              </table:table-cell>
              <table:table-cell office:value-type="float" office:value="0.682766">
                <text:p>0.68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808484701">
                <text:p>0.105808484701</text:p>
              </table:table-cell>
              <table:table-cell office:value-type="float" office:value="0.686827188657">
                <text:p>0.686827188657</text:p>
              </table:table-cell>
              <table:table-cell office:value-type="float" office:value="0.0899457">
                <text:p>0.0899457</text:p>
              </table:table-cell>
              <table:table-cell office:value-type="float" office:value="0.683072">
                <text:p>0.683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047073359">
                <text:p>0.107047073359</text:p>
              </table:table-cell>
              <table:table-cell office:value-type="float" office:value="0.686283978415">
                <text:p>0.686283978415</text:p>
              </table:table-cell>
              <table:table-cell office:value-type="float" office:value="0.092343">
                <text:p>0.092343</text:p>
              </table:table-cell>
              <table:table-cell office:value-type="float" office:value="0.683508">
                <text:p>0.683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850483357">
                <text:p>0.108850483357</text:p>
              </table:table-cell>
              <table:table-cell office:value-type="float" office:value="0.686407439503">
                <text:p>0.686407439503</text:p>
              </table:table-cell>
              <table:table-cell office:value-type="float" office:value="0.092964">
                <text:p>0.092964</text:p>
              </table:table-cell>
              <table:table-cell office:value-type="float" office:value="0.683616">
                <text:p>0.683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120888845">
                <text:p>0.110120888845</text:p>
              </table:table-cell>
              <table:table-cell office:value-type="float" office:value="0.686481511151">
                <text:p>0.686481511151</text:p>
              </table:table-cell>
              <table:table-cell office:value-type="float" office:value="0.095522">
                <text:p>0.095522</text:p>
              </table:table-cell>
              <table:table-cell office:value-type="float" office:value="0.684092">
                <text:p>0.684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6132635117">
                <text:p>0.116132635117</text:p>
              </table:table-cell>
              <table:table-cell office:value-type="float" office:value="0.68817286874">
                <text:p>0.68817286874</text:p>
              </table:table-cell>
              <table:table-cell office:value-type="float" office:value="0.0989713">
                <text:p>0.0989713</text:p>
              </table:table-cell>
              <table:table-cell office:value-type="float" office:value="0.684687">
                <text:p>0.684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99811527">
                <text:p>0.12199811527</text:p>
              </table:table-cell>
              <table:table-cell office:value-type="float" office:value="0.687814844979">
                <text:p>0.687814844979</text:p>
              </table:table-cell>
              <table:table-cell office:value-type="float" office:value="0.100269">
                <text:p>0.100269</text:p>
              </table:table-cell>
              <table:table-cell office:value-type="float" office:value="0.684859">
                <text:p>0.684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4042807262">
                <text:p>0.124042807262</text:p>
              </table:table-cell>
              <table:table-cell office:value-type="float" office:value="0.686864228896">
                <text:p>0.686864228896</text:p>
              </table:table-cell>
              <table:table-cell office:value-type="float" office:value="0.100999">
                <text:p>0.100999</text:p>
              </table:table-cell>
              <table:table-cell office:value-type="float" office:value="0.684986">
                <text:p>0.68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5028285439">
                <text:p>0.125028285439</text:p>
              </table:table-cell>
              <table:table-cell office:value-type="float" office:value="0.687222247506">
                <text:p>0.687222247506</text:p>
              </table:table-cell>
              <table:table-cell office:value-type="float" office:value="0.106924">
                <text:p>0.106924</text:p>
              </table:table-cell>
              <table:table-cell office:value-type="float" office:value="0.685563">
                <text:p>0.685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2035970205">
                <text:p>0.142035970205</text:p>
              </table:table-cell>
              <table:table-cell office:value-type="float" office:value="0.68851901836">
                <text:p>0.68851901836</text:p>
              </table:table-cell>
              <table:table-cell office:value-type="float" office:value="0.114428">
                <text:p>0.114428</text:p>
              </table:table-cell>
              <table:table-cell office:value-type="float" office:value="0.686175">
                <text:p>0.686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6580573033">
                <text:p>0.146580573033</text:p>
              </table:table-cell>
              <table:table-cell office:value-type="float" office:value="0.688185209109">
                <text:p>0.688185209109</text:p>
              </table:table-cell>
              <table:table-cell office:value-type="float" office:value="0.116712">
                <text:p>0.116712</text:p>
              </table:table-cell>
              <table:table-cell office:value-type="float" office:value="0.686329">
                <text:p>0.686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7096869018">
                <text:p>0.147096869018</text:p>
              </table:table-cell>
              <table:table-cell office:value-type="float" office:value="0.687580276419">
                <text:p>0.687580276419</text:p>
              </table:table-cell>
              <table:table-cell office:value-type="float" office:value="0.1182">
                <text:p>0.1182</text:p>
              </table:table-cell>
              <table:table-cell office:value-type="float" office:value="0.686435">
                <text:p>0.686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6361537554">
                <text:p>0.146361537554</text:p>
              </table:table-cell>
              <table:table-cell office:value-type="float" office:value="0.687481509315">
                <text:p>0.687481509315</text:p>
              </table:table-cell>
              <table:table-cell office:value-type="float" office:value="0.122682">
                <text:p>0.122682</text:p>
              </table:table-cell>
              <table:table-cell office:value-type="float" office:value="0.686682">
                <text:p>0.68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8721608667">
                <text:p>0.148721608667</text:p>
              </table:table-cell>
              <table:table-cell office:value-type="float" office:value="0.687777806211">
                <text:p>0.687777806211</text:p>
              </table:table-cell>
              <table:table-cell office:value-type="float" office:value="0.12471">
                <text:p>0.12471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406780618">
                <text:p>0.150406780618</text:p>
              </table:table-cell>
              <table:table-cell office:value-type="float" office:value="0.688222247877">
                <text:p>0.688222247877</text:p>
              </table:table-cell>
              <table:table-cell office:value-type="float" office:value="0.127788">
                <text:p>0.127788</text:p>
              </table:table-cell>
              <table:table-cell office:value-type="float" office:value="0.687015">
                <text:p>0.687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0858726766">
                <text:p>0.150858726766</text:p>
              </table:table-cell>
              <table:table-cell office:value-type="float" office:value="0.689456829318">
                <text:p>0.689456829318</text:p>
              </table:table-cell>
              <table:table-cell office:value-type="float" office:value="0.131098">
                <text:p>0.131098</text:p>
              </table:table-cell>
              <table:table-cell office:value-type="float" office:value="0.68732">
                <text:p>0.6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398822668">
                <text:p>0.152398822668</text:p>
              </table:table-cell>
              <table:table-cell office:value-type="float" office:value="0.690679047579">
                <text:p>0.690679047579</text:p>
              </table:table-cell>
              <table:table-cell office:value-type="float" office:value="0.13271">
                <text:p>0.13271</text:p>
              </table:table-cell>
              <table:table-cell office:value-type="float" office:value="0.687481">
                <text:p>0.68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299105385">
                <text:p>0.152299105385</text:p>
              </table:table-cell>
              <table:table-cell office:value-type="float" office:value="0.69081485345">
                <text:p>0.69081485345</text:p>
              </table:table-cell>
              <table:table-cell office:value-type="float" office:value="0.136092">
                <text:p>0.136092</text:p>
              </table:table-cell>
              <table:table-cell office:value-type="float" office:value="0.687943">
                <text:p>0.687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118887487">
                <text:p>0.15118887487</text:p>
              </table:table-cell>
              <table:table-cell office:value-type="float" office:value="0.690358063321">
                <text:p>0.690358063321</text:p>
              </table:table-cell>
              <table:table-cell office:value-type="float" office:value="0.138084">
                <text:p>0.138084</text:p>
              </table:table-cell>
              <table:table-cell office:value-type="float" office:value="0.688241">
                <text:p>0.68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695941695">
                <text:p>0.149695941695</text:p>
              </table:table-cell>
              <table:table-cell office:value-type="float" office:value="0.69020992076">
                <text:p>0.69020992076</text:p>
              </table:table-cell>
              <table:table-cell office:value-type="float" office:value="0.139829">
                <text:p>0.139829</text:p>
              </table:table-cell>
              <table:table-cell office:value-type="float" office:value="0.68852">
                <text:p>0.6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457668265">
                <text:p>0.149457668265</text:p>
              </table:table-cell>
              <table:table-cell office:value-type="float" office:value="0.690370413256">
                <text:p>0.690370413256</text:p>
              </table:table-cell>
              <table:table-cell office:value-type="float" office:value="0.140916">
                <text:p>0.140916</text:p>
              </table:table-cell>
              <table:table-cell office:value-type="float" office:value="0.68874">
                <text:p>0.68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9097727957">
                <text:p>0.149097727957</text:p>
              </table:table-cell>
              <table:table-cell office:value-type="float" office:value="0.691271642844">
                <text:p>0.691271642844</text:p>
              </table:table-cell>
              <table:table-cell office:value-type="float" office:value="0.14279">
                <text:p>0.14279</text:p>
              </table:table-cell>
              <table:table-cell office:value-type="float" office:value="0.689382">
                <text:p>0.68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056575359">
                <text:p>0.147056575359</text:p>
              </table:table-cell>
              <table:table-cell office:value-type="float" office:value="0.693074099076">
                <text:p>0.693074099076</text:p>
              </table:table-cell>
              <table:table-cell office:value-type="float" office:value="0.143028">
                <text:p>0.143028</text:p>
              </table:table-cell>
              <table:table-cell office:value-type="float" office:value="0.689498">
                <text:p>0.689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6291214559">
                <text:p>0.146291214559</text:p>
              </table:table-cell>
              <table:table-cell office:value-type="float" office:value="0.693691386117">
                <text:p>0.693691386117</text:p>
              </table:table-cell>
              <table:table-cell office:value-type="float" office:value="0.143648">
                <text:p>0.143648</text:p>
              </table:table-cell>
              <table:table-cell office:value-type="float" office:value="0.68992">
                <text:p>0.6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304090631">
                <text:p>0.145304090631</text:p>
              </table:table-cell>
              <table:table-cell office:value-type="float" office:value="0.69481484316">
                <text:p>0.69481484316</text:p>
              </table:table-cell>
              <table:table-cell office:value-type="float" office:value="0.144115">
                <text:p>0.144115</text:p>
              </table:table-cell>
              <table:table-cell office:value-type="float" office:value="0.690421">
                <text:p>0.690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5435036516">
                <text:p>0.145435036516</text:p>
              </table:table-cell>
              <table:table-cell office:value-type="float" office:value="0.695345710089">
                <text:p>0.695345710089</text:p>
              </table:table-cell>
              <table:table-cell office:value-type="float" office:value="0.144376">
                <text:p>0.144376</text:p>
              </table:table-cell>
              <table:table-cell office:value-type="float" office:value="0.690852">
                <text:p>0.690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4950627545">
                <text:p>0.144950627545</text:p>
              </table:table-cell>
              <table:table-cell office:value-type="float" office:value="0.695530898041">
                <text:p>0.695530898041</text:p>
              </table:table-cell>
              <table:table-cell office:value-type="float" office:value="0.144502">
                <text:p>0.144502</text:p>
              </table:table-cell>
              <table:table-cell office:value-type="float" office:value="0.691012">
                <text:p>0.69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911203858">
                <text:p>0.145911203858</text:p>
              </table:table-cell>
              <table:table-cell office:value-type="float" office:value="0.695913612843">
                <text:p>0.695913612843</text:p>
              </table:table-cell>
              <table:table-cell office:value-type="float" office:value="0.144771">
                <text:p>0.144771</text:p>
              </table:table-cell>
              <table:table-cell office:value-type="float" office:value="0.692502">
                <text:p>0.692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948910137">
                <text:p>0.143948910137</text:p>
              </table:table-cell>
              <table:table-cell office:value-type="float" office:value="0.699111145956">
                <text:p>0.699111145956</text:p>
              </table:table-cell>
              <table:table-cell office:value-type="float" office:value="0.144791">
                <text:p>0.144791</text:p>
              </table:table-cell>
              <table:table-cell office:value-type="float" office:value="0.69286">
                <text:p>0.69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3300949515">
                <text:p>0.143300949515</text:p>
              </table:table-cell>
              <table:table-cell office:value-type="float" office:value="0.699222255636">
                <text:p>0.699222255636</text:p>
              </table:table-cell>
              <table:table-cell office:value-type="float" office:value="0.144821">
                <text:p>0.144821</text:p>
              </table:table-cell>
              <table:table-cell office:value-type="float" office:value="0.693054">
                <text:p>0.693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3656822174">
                <text:p>0.143656822174</text:p>
              </table:table-cell>
              <table:table-cell office:value-type="float" office:value="0.699753121829">
                <text:p>0.699753121829</text:p>
              </table:table-cell>
              <table:table-cell office:value-type="float" office:value="0.14484">
                <text:p>0.14484</text:p>
              </table:table-cell>
              <table:table-cell office:value-type="float" office:value="0.693688">
                <text:p>0.693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295717647">
                <text:p>0.144295717647</text:p>
              </table:table-cell>
              <table:table-cell office:value-type="float" office:value="0.702444482733">
                <text:p>0.702444482733</text:p>
              </table:table-cell>
              <table:table-cell office:value-type="float" office:value="0.144703">
                <text:p>0.144703</text:p>
              </table:table-cell>
              <table:table-cell office:value-type="float" office:value="0.695063">
                <text:p>0.695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361537818">
                <text:p>0.142361537818</text:p>
              </table:table-cell>
              <table:table-cell office:value-type="float" office:value="0.708790149954">
                <text:p>0.708790149954</text:p>
              </table:table-cell>
              <table:table-cell office:value-type="float" office:value="0.144564">
                <text:p>0.144564</text:p>
              </table:table-cell>
              <table:table-cell office:value-type="float" office:value="0.695835">
                <text:p>0.695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912319039">
                <text:p>0.140912319039</text:p>
              </table:table-cell>
              <table:table-cell office:value-type="float" office:value="0.709481511587">
                <text:p>0.709481511587</text:p>
              </table:table-cell>
              <table:table-cell office:value-type="float" office:value="0.144172">
                <text:p>0.144172</text:p>
              </table:table-cell>
              <table:table-cell office:value-type="float" office:value="0.697584">
                <text:p>0.697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0222384514">
                <text:p>0.140222384514</text:p>
              </table:table-cell>
              <table:table-cell office:value-type="float" office:value="0.710382747797">
                <text:p>0.710382747797</text:p>
              </table:table-cell>
              <table:table-cell office:value-type="float" office:value="0.143625">
                <text:p>0.143625</text:p>
              </table:table-cell>
              <table:table-cell office:value-type="float" office:value="0.699689">
                <text:p>0.699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472366762">
                <text:p>0.140472366762</text:p>
              </table:table-cell>
              <table:table-cell office:value-type="float" office:value="0.712321025354">
                <text:p>0.712321025354</text:p>
              </table:table-cell>
              <table:table-cell office:value-type="float" office:value="0.143478">
                <text:p>0.143478</text:p>
              </table:table-cell>
              <table:table-cell office:value-type="float" office:value="0.700271">
                <text:p>0.700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92273725">
                <text:p>0.14092273725</text:p>
              </table:table-cell>
              <table:table-cell office:value-type="float" office:value="0.711555591336">
                <text:p>0.711555591336</text:p>
              </table:table-cell>
              <table:table-cell office:value-type="float" office:value="0.143391">
                <text:p>0.143391</text:p>
              </table:table-cell>
              <table:table-cell office:value-type="float" office:value="0.70065">
                <text:p>0.70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30090269">
                <text:p>0.14130090269</text:p>
              </table:table-cell>
              <table:table-cell office:value-type="float" office:value="0.711345712344">
                <text:p>0.711345712344</text:p>
              </table:table-cell>
              <table:table-cell office:value-type="float" office:value="0.142969">
                <text:p>0.142969</text:p>
              </table:table-cell>
              <table:table-cell office:value-type="float" office:value="0.70255">
                <text:p>0.70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101478945">
                <text:p>0.14101478945</text:p>
              </table:table-cell>
              <table:table-cell office:value-type="float" office:value="0.712679052794">
                <text:p>0.712679052794</text:p>
              </table:table-cell>
              <table:table-cell office:value-type="float" office:value="0.142631">
                <text:p>0.142631</text:p>
              </table:table-cell>
              <table:table-cell office:value-type="float" office:value="0.703319">
                <text:p>0.70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7527498934">
                <text:p>0.137527498934</text:p>
              </table:table-cell>
              <table:table-cell office:value-type="float" office:value="0.710283987316">
                <text:p>0.71028398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7cm" svg:y="3.952cm" style:legend-expansion="high" chart:style-name="ch2"/>
        <chart:plot-area chart:style-name="ch3" table:cell-range-address="Sheet1.G1:Sheet1.H100 Sheet1.M1:Sheet1.M100" chart:data-source-has-labels="row" svg:x="1.331cm" svg:y="0.855cm" svg:width="12.057cm" svg:height="6.984cm">
          <chartooo:coordinate-region svg:x="1.622cm" svg:y="1.054cm" svg:width="11.526cm" svg:height="6.138cm"/>
          <chart:axis chart:dimension="x" chart:name="primary-x" chart:style-name="ch4">
            <chart:title svg:x="6.918cm" svg:y="8.019cm" chart:style-name="ch5">
              <text:p>y pos</text:p>
            </chart:title>
          </chart:axis>
          <chart:axis chart:dimension="y" chart:name="primary-y" chart:style-name="ch4">
            <chart:title svg:x="0.451cm" svg:y="4.788cm" chart:style-name="ch6">
              <text:p>z pos</text:p>
            </chart:title>
            <chart:grid chart:style-name="ch7" chart:class="major"/>
          </chart:axis>
          <chart:series chart:style-name="ch8" chart:values-cell-range-address="Sheet1.H2:Sheet1.H100" chart:label-cell-address="Sheet1.H1:Sheet1.H1" chart:class="chart:scatter">
            <chart:domain table:cell-range-address="Sheet1.G2:Sheet1.G100"/>
            <chart:data-point chart:repeated="99"/>
          </chart:series>
          <chart:series chart:style-name="ch9" chart:values-cell-range-address="Sheet1.M2:Sheet1.M100" chart:label-cell-address="Sheet1.M1:Sheet1.M1" chart:class="chart:scatter">
            <chart:domain table:cell-range-address="Sheet1.L2:Sheet1.L100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emo_z</text:p>
                <draw:g>
                  <svg:desc>Sheet1.H1:Sheet1.H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learn_z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4647748208">
                <text:p>0.0134647748208</text:p>
                <draw:g>
                  <svg:desc>Sheet1.G2:Sheet1.G100</svg:desc>
                </draw:g>
              </table:table-cell>
              <table:table-cell office:value-type="float" office:value="0.935708909095">
                <text:p>0.935708909095</text:p>
                <draw:g>
                  <svg:desc>Sheet1.H2:Sheet1.H100</svg:desc>
                </draw:g>
              </table:table-cell>
              <table:table-cell office:value-type="float" office:value="0.0135556">
                <text:p>0.0135556</text:p>
                <draw:g>
                  <svg:desc>Sheet1.L2:Sheet1.L100</svg:desc>
                </draw:g>
              </table:table-cell>
              <table:table-cell office:value-type="float" office:value="0.935644">
                <text:p>0.935644</text:p>
                <draw:g>
                  <svg:desc>Sheet1.M2:Sheet1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565604684">
                <text:p>0.0155565604684</text:p>
              </table:table-cell>
              <table:table-cell office:value-type="float" office:value="0.934212553501">
                <text:p>0.934212553501</text:p>
              </table:table-cell>
              <table:table-cell office:value-type="float" office:value="0.0138227">
                <text:p>0.0138227</text:p>
              </table:table-cell>
              <table:table-cell office:value-type="float" office:value="0.935321">
                <text:p>0.93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5696331537">
                <text:p>0.0135696331537</text:p>
              </table:table-cell>
              <table:table-cell office:value-type="float" office:value="0.932594987411">
                <text:p>0.932594987411</text:p>
              </table:table-cell>
              <table:table-cell office:value-type="float" office:value="0.0138993">
                <text:p>0.0138993</text:p>
              </table:table-cell>
              <table:table-cell office:value-type="float" office:value="0.935197">
                <text:p>0.93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8558617036">
                <text:p>0.0138558617036</text:p>
              </table:table-cell>
              <table:table-cell office:value-type="float" office:value="0.931448769111">
                <text:p>0.931448769111</text:p>
              </table:table-cell>
              <table:table-cell office:value-type="float" office:value="0.013992">
                <text:p>0.013992</text:p>
              </table:table-cell>
              <table:table-cell office:value-type="float" office:value="0.934731">
                <text:p>0.93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2475954811">
                <text:p>0.0142475954811</text:p>
              </table:table-cell>
              <table:table-cell office:value-type="float" office:value="0.926076976917">
                <text:p>0.926076976917</text:p>
              </table:table-cell>
              <table:table-cell office:value-type="float" office:value="0.0140795">
                <text:p>0.0140795</text:p>
              </table:table-cell>
              <table:table-cell office:value-type="float" office:value="0.934078">
                <text:p>0.93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972369818">
                <text:p>0.014972369818</text:p>
              </table:table-cell>
              <table:table-cell office:value-type="float" office:value="0.921974727625">
                <text:p>0.921974727625</text:p>
              </table:table-cell>
              <table:table-cell office:value-type="float" office:value="0.0141874">
                <text:p>0.0141874</text:p>
              </table:table-cell>
              <table:table-cell office:value-type="float" office:value="0.933033">
                <text:p>0.93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5985169158">
                <text:p>0.0155985169158</text:p>
              </table:table-cell>
              <table:table-cell office:value-type="float" office:value="0.91896107909">
                <text:p>0.91896107909</text:p>
              </table:table-cell>
              <table:table-cell office:value-type="float" office:value="0.0142619">
                <text:p>0.0142619</text:p>
              </table:table-cell>
              <table:table-cell office:value-type="float" office:value="0.932127">
                <text:p>0.93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5623156778">
                <text:p>0.0155623156778</text:p>
              </table:table-cell>
              <table:table-cell office:value-type="float" office:value="0.916810166232">
                <text:p>0.916810166232</text:p>
              </table:table-cell>
              <table:table-cell office:value-type="float" office:value="0.0145263">
                <text:p>0.0145263</text:p>
              </table:table-cell>
              <table:table-cell office:value-type="float" office:value="0.92955">
                <text:p>0.92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7604653638">
                <text:p>0.0167604653638</text:p>
              </table:table-cell>
              <table:table-cell office:value-type="float" office:value="0.913837537915">
                <text:p>0.913837537915</text:p>
              </table:table-cell>
              <table:table-cell office:value-type="float" office:value="0.0146609">
                <text:p>0.0146609</text:p>
              </table:table-cell>
              <table:table-cell office:value-type="float" office:value="0.928516">
                <text:p>0.92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4986388014">
                <text:p>0.0174986388014</text:p>
              </table:table-cell>
              <table:table-cell office:value-type="float" office:value="0.912810164162">
                <text:p>0.912810164162</text:p>
              </table:table-cell>
              <table:table-cell office:value-type="float" office:value="0.0148553">
                <text:p>0.0148553</text:p>
              </table:table-cell>
              <table:table-cell office:value-type="float" office:value="0.927088">
                <text:p>0.92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6970725835">
                <text:p>0.0176970725835</text:p>
              </table:table-cell>
              <table:table-cell office:value-type="float" office:value="0.911825037003">
                <text:p>0.911825037003</text:p>
              </table:table-cell>
              <table:table-cell office:value-type="float" office:value="0.0153425">
                <text:p>0.0153425</text:p>
              </table:table-cell>
              <table:table-cell office:value-type="float" office:value="0.924211">
                <text:p>0.924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8137392431">
                <text:p>0.0178137392431</text:p>
              </table:table-cell>
              <table:table-cell office:value-type="float" office:value="0.909850035608">
                <text:p>0.909850035608</text:p>
              </table:table-cell>
              <table:table-cell office:value-type="float" office:value="0.0157882">
                <text:p>0.0157882</text:p>
              </table:table-cell>
              <table:table-cell office:value-type="float" office:value="0.921764">
                <text:p>0.921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9503106143">
                <text:p>0.0189503106143</text:p>
              </table:table-cell>
              <table:table-cell office:value-type="float" office:value="0.906450042874">
                <text:p>0.906450042874</text:p>
              </table:table-cell>
              <table:table-cell office:value-type="float" office:value="0.0160607">
                <text:p>0.0160607</text:p>
              </table:table-cell>
              <table:table-cell office:value-type="float" office:value="0.920928">
                <text:p>0.920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3610243231">
                <text:p>0.0223610243231</text:p>
              </table:table-cell>
              <table:table-cell office:value-type="float" office:value="0.903197571819">
                <text:p>0.903197571819</text:p>
              </table:table-cell>
              <table:table-cell office:value-type="float" office:value="0.0169411">
                <text:p>0.0169411</text:p>
              </table:table-cell>
              <table:table-cell office:value-type="float" office:value="0.918506">
                <text:p>0.91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348491122">
                <text:p>0.031348491122</text:p>
              </table:table-cell>
              <table:table-cell office:value-type="float" office:value="0.889666706692">
                <text:p>0.889666706692</text:p>
              </table:table-cell>
              <table:table-cell office:value-type="float" office:value="0.01763">
                <text:p>0.01763</text:p>
              </table:table-cell>
              <table:table-cell office:value-type="float" office:value="0.917329">
                <text:p>0.917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0015134364">
                <text:p>0.0400015134364</text:p>
              </table:table-cell>
              <table:table-cell office:value-type="float" office:value="0.883853375912">
                <text:p>0.883853375912</text:p>
              </table:table-cell>
              <table:table-cell office:value-type="float" office:value="0.0190589">
                <text:p>0.0190589</text:p>
              </table:table-cell>
              <table:table-cell office:value-type="float" office:value="0.915126">
                <text:p>0.91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5901973402">
                <text:p>0.0515901973402</text:p>
              </table:table-cell>
              <table:table-cell office:value-type="float" office:value="0.876592632429">
                <text:p>0.876592632429</text:p>
              </table:table-cell>
              <table:table-cell office:value-type="float" office:value="0.0212324">
                <text:p>0.0212324</text:p>
              </table:table-cell>
              <table:table-cell office:value-type="float" office:value="0.912545">
                <text:p>0.912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6245098599">
                <text:p>0.0676245098599</text:p>
              </table:table-cell>
              <table:table-cell office:value-type="float" office:value="0.869807732411">
                <text:p>0.869807732411</text:p>
              </table:table-cell>
              <table:table-cell office:value-type="float" office:value="0.0249236">
                <text:p>0.0249236</text:p>
              </table:table-cell>
              <table:table-cell office:value-type="float" office:value="0.908137">
                <text:p>0.908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5446959705">
                <text:p>0.0725446959705</text:p>
              </table:table-cell>
              <table:table-cell office:value-type="float" office:value="0.858395102583">
                <text:p>0.858395102583</text:p>
              </table:table-cell>
              <table:table-cell office:value-type="float" office:value="0.0351977">
                <text:p>0.0351977</text:p>
              </table:table-cell>
              <table:table-cell office:value-type="float" office:value="0.897473">
                <text:p>0.89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96237542232">
                <text:p>0.0896237542232</text:p>
              </table:table-cell>
              <table:table-cell office:value-type="float" office:value="0.843987213495">
                <text:p>0.843987213495</text:p>
              </table:table-cell>
              <table:table-cell office:value-type="float" office:value="0.0376415">
                <text:p>0.0376415</text:p>
              </table:table-cell>
              <table:table-cell office:value-type="float" office:value="0.894968">
                <text:p>0.894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1218119411">
                <text:p>0.0931218119411</text:p>
              </table:table-cell>
              <table:table-cell office:value-type="float" office:value="0.841038998845">
                <text:p>0.841038998845</text:p>
              </table:table-cell>
              <table:table-cell office:value-type="float" office:value="0.0436821">
                <text:p>0.0436821</text:p>
              </table:table-cell>
              <table:table-cell office:value-type="float" office:value="0.889601">
                <text:p>0.889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7656370649">
                <text:p>0.117656370649</text:p>
              </table:table-cell>
              <table:table-cell office:value-type="float" office:value="0.833000033707">
                <text:p>0.833000033707</text:p>
              </table:table-cell>
              <table:table-cell office:value-type="float" office:value="0.0562253">
                <text:p>0.0562253</text:p>
              </table:table-cell>
              <table:table-cell office:value-type="float" office:value="0.879171">
                <text:p>0.87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4254058">
                <text:p>0.1254254058</text:p>
              </table:table-cell>
              <table:table-cell office:value-type="float" office:value="0.821974389064">
                <text:p>0.821974389064</text:p>
              </table:table-cell>
              <table:table-cell office:value-type="float" office:value="0.0605347">
                <text:p>0.0605347</text:p>
              </table:table-cell>
              <table:table-cell office:value-type="float" office:value="0.875631">
                <text:p>0.875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8573036488">
                <text:p>0.128573036488</text:p>
              </table:table-cell>
              <table:table-cell office:value-type="float" office:value="0.819061767172">
                <text:p>0.819061767172</text:p>
              </table:table-cell>
              <table:table-cell office:value-type="float" office:value="0.0664092">
                <text:p>0.0664092</text:p>
              </table:table-cell>
              <table:table-cell office:value-type="float" office:value="0.870781">
                <text:p>0.870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382070254">
                <text:p>0.13382070254</text:p>
              </table:table-cell>
              <table:table-cell office:value-type="float" office:value="0.814321033749">
                <text:p>0.814321033749</text:p>
              </table:table-cell>
              <table:table-cell office:value-type="float" office:value="0.0697688">
                <text:p>0.0697688</text:p>
              </table:table-cell>
              <table:table-cell office:value-type="float" office:value="0.868055">
                <text:p>0.868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8287009113">
                <text:p>0.138287009113</text:p>
              </table:table-cell>
              <table:table-cell office:value-type="float" office:value="0.8117250368">
                <text:p>0.8117250368</text:p>
              </table:table-cell>
              <table:table-cell office:value-type="float" office:value="0.0775325">
                <text:p>0.0775325</text:p>
              </table:table-cell>
              <table:table-cell office:value-type="float" office:value="0.861528">
                <text:p>0.86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1807523315">
                <text:p>0.141807523315</text:p>
              </table:table-cell>
              <table:table-cell office:value-type="float" office:value="0.805814853421">
                <text:p>0.805814853421</text:p>
              </table:table-cell>
              <table:table-cell office:value-type="float" office:value="0.0938511">
                <text:p>0.0938511</text:p>
              </table:table-cell>
              <table:table-cell office:value-type="float" office:value="0.847876">
                <text:p>0.84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2429099679">
                <text:p>0.172429099679</text:p>
              </table:table-cell>
              <table:table-cell office:value-type="float" office:value="0.789506206542">
                <text:p>0.789506206542</text:p>
              </table:table-cell>
              <table:table-cell office:value-type="float" office:value="0.0969598">
                <text:p>0.0969598</text:p>
              </table:table-cell>
              <table:table-cell office:value-type="float" office:value="0.845211">
                <text:p>0.845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5843774155">
                <text:p>0.175843774155</text:p>
              </table:table-cell>
              <table:table-cell office:value-type="float" office:value="0.78530003652">
                <text:p>0.78530003652</text:p>
              </table:table-cell>
              <table:table-cell office:value-type="float" office:value="0.100674">
                <text:p>0.100674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3294532476">
                <text:p>0.183294532476</text:p>
              </table:table-cell>
              <table:table-cell office:value-type="float" office:value="0.780259296482">
                <text:p>0.780259296482</text:p>
              </table:table-cell>
              <table:table-cell office:value-type="float" office:value="0.118985">
                <text:p>0.118985</text:p>
              </table:table-cell>
              <table:table-cell office:value-type="float" office:value="0.828486">
                <text:p>0.828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8684670734">
                <text:p>0.218684670734</text:p>
              </table:table-cell>
              <table:table-cell office:value-type="float" office:value="0.757802506288">
                <text:p>0.757802506288</text:p>
              </table:table-cell>
              <table:table-cell office:value-type="float" office:value="0.125484">
                <text:p>0.125484</text:p>
              </table:table-cell>
              <table:table-cell office:value-type="float" office:value="0.823744">
                <text:p>0.82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8733641682">
                <text:p>0.228733641682</text:p>
              </table:table-cell>
              <table:table-cell office:value-type="float" office:value="0.752382756751">
                <text:p>0.752382756751</text:p>
              </table:table-cell>
              <table:table-cell office:value-type="float" office:value="0.135055">
                <text:p>0.135055</text:p>
              </table:table-cell>
              <table:table-cell office:value-type="float" office:value="0.817009">
                <text:p>0.817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2964590773">
                <text:p>0.242964590773</text:p>
              </table:table-cell>
              <table:table-cell office:value-type="float" office:value="0.745888927836">
                <text:p>0.745888927836</text:p>
              </table:table-cell>
              <table:table-cell office:value-type="float" office:value="0.153161">
                <text:p>0.153161</text:p>
              </table:table-cell>
              <table:table-cell office:value-type="float" office:value="0.804225">
                <text:p>0.804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4967847327">
                <text:p>0.244967847327</text:p>
              </table:table-cell>
              <table:table-cell office:value-type="float" office:value="0.731925956997">
                <text:p>0.731925956997</text:p>
              </table:table-cell>
              <table:table-cell office:value-type="float" office:value="0.156368">
                <text:p>0.156368</text:p>
              </table:table-cell>
              <table:table-cell office:value-type="float" office:value="0.801967">
                <text:p>0.801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565209246">
                <text:p>0.24565209246</text:p>
              </table:table-cell>
              <table:table-cell office:value-type="float" office:value="0.73028397928">
                <text:p>0.73028397928</text:p>
              </table:table-cell>
              <table:table-cell office:value-type="float" office:value="0.159646">
                <text:p>0.159646</text:p>
              </table:table-cell>
              <table:table-cell office:value-type="float" office:value="0.799597">
                <text:p>0.799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534956375">
                <text:p>0.24534956375</text:p>
              </table:table-cell>
              <table:table-cell office:value-type="float" office:value="0.728876571596">
                <text:p>0.728876571596</text:p>
              </table:table-cell>
              <table:table-cell office:value-type="float" office:value="0.182774">
                <text:p>0.182774</text:p>
              </table:table-cell>
              <table:table-cell office:value-type="float" office:value="0.779639">
                <text:p>0.779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943697138">
                <text:p>0.242943697138</text:p>
              </table:table-cell>
              <table:table-cell office:value-type="float" office:value="0.718913621373">
                <text:p>0.718913621373</text:p>
              </table:table-cell>
              <table:table-cell office:value-type="float" office:value="0.19008">
                <text:p>0.19008</text:p>
              </table:table-cell>
              <table:table-cell office:value-type="float" office:value="0.772925">
                <text:p>0.772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2323613829">
                <text:p>0.242323613829</text:p>
              </table:table-cell>
              <table:table-cell office:value-type="float" office:value="0.715209909427">
                <text:p>0.715209909427</text:p>
              </table:table-cell>
              <table:table-cell office:value-type="float" office:value="0.193574">
                <text:p>0.193574</text:p>
              </table:table-cell>
              <table:table-cell office:value-type="float" office:value="0.769613">
                <text:p>0.769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2457582075">
                <text:p>0.242457582075</text:p>
              </table:table-cell>
              <table:table-cell office:value-type="float" office:value="0.713234601933">
                <text:p>0.713234601933</text:p>
              </table:table-cell>
              <table:table-cell office:value-type="float" office:value="0.198841">
                <text:p>0.198841</text:p>
              </table:table-cell>
              <table:table-cell office:value-type="float" office:value="0.764385">
                <text:p>0.764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270175514">
                <text:p>0.245270175514</text:p>
              </table:table-cell>
              <table:table-cell office:value-type="float" office:value="0.709197560946">
                <text:p>0.709197560946</text:p>
              </table:table-cell>
              <table:table-cell office:value-type="float" office:value="0.210478">
                <text:p>0.210478</text:p>
              </table:table-cell>
              <table:table-cell office:value-type="float" office:value="0.750586">
                <text:p>0.75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798089824">
                <text:p>0.251798089824</text:p>
              </table:table-cell>
              <table:table-cell office:value-type="float" office:value="0.699753120358">
                <text:p>0.699753120358</text:p>
              </table:table-cell>
              <table:table-cell office:value-type="float" office:value="0.212861">
                <text:p>0.212861</text:p>
              </table:table-cell>
              <table:table-cell office:value-type="float" office:value="0.747628">
                <text:p>0.747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788799967">
                <text:p>0.253788799967</text:p>
              </table:table-cell>
              <table:table-cell office:value-type="float" office:value="0.694493858167">
                <text:p>0.694493858167</text:p>
              </table:table-cell>
              <table:table-cell office:value-type="float" office:value="0.222967">
                <text:p>0.222967</text:p>
              </table:table-cell>
              <table:table-cell office:value-type="float" office:value="0.733245">
                <text:p>0.733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4867171986">
                <text:p>0.244867171986</text:p>
              </table:table-cell>
              <table:table-cell office:value-type="float" office:value="0.677857171638">
                <text:p>0.677857171638</text:p>
              </table:table-cell>
              <table:table-cell office:value-type="float" office:value="0.224243">
                <text:p>0.224243</text:p>
              </table:table-cell>
              <table:table-cell office:value-type="float" office:value="0.731364">
                <text:p>0.731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4060856709">
                <text:p>0.244060856709</text:p>
              </table:table-cell>
              <table:table-cell office:value-type="float" office:value="0.676753658315">
                <text:p>0.676753658315</text:p>
              </table:table-cell>
              <table:table-cell office:value-type="float" office:value="0.226277">
                <text:p>0.226277</text:p>
              </table:table-cell>
              <table:table-cell office:value-type="float" office:value="0.727944">
                <text:p>0.72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793088835">
                <text:p>0.242793088835</text:p>
              </table:table-cell>
              <table:table-cell office:value-type="float" office:value="0.674848512267">
                <text:p>0.674848512267</text:p>
              </table:table-cell>
              <table:table-cell office:value-type="float" office:value="0.230011">
                <text:p>0.230011</text:p>
              </table:table-cell>
              <table:table-cell office:value-type="float" office:value="0.718082">
                <text:p>0.718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999303556">
                <text:p>0.23999303556</text:p>
              </table:table-cell>
              <table:table-cell office:value-type="float" office:value="0.671296904795">
                <text:p>0.671296904795</text:p>
              </table:table-cell>
              <table:table-cell office:value-type="float" office:value="0.231637">
                <text:p>0.231637</text:p>
              </table:table-cell>
              <table:table-cell office:value-type="float" office:value="0.712425">
                <text:p>0.712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6082148196">
                <text:p>0.236082148196</text:p>
              </table:table-cell>
              <table:table-cell office:value-type="float" office:value="0.669671673383">
                <text:p>0.669671673383</text:p>
              </table:table-cell>
              <table:table-cell office:value-type="float" office:value="0.231095">
                <text:p>0.231095</text:p>
              </table:table-cell>
              <table:table-cell office:value-type="float" office:value="0.698808">
                <text:p>0.698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1972243469">
                <text:p>0.221972243469</text:p>
              </table:table-cell>
              <table:table-cell office:value-type="float" office:value="0.669358058476">
                <text:p>0.669358058476</text:p>
              </table:table-cell>
              <table:table-cell office:value-type="float" office:value="0.231057">
                <text:p>0.231057</text:p>
              </table:table-cell>
              <table:table-cell office:value-type="float" office:value="0.697575">
                <text:p>0.697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814277179">
                <text:p>0.221814277179</text:p>
              </table:table-cell>
              <table:table-cell office:value-type="float" office:value="0.669543244221">
                <text:p>0.669543244221</text:p>
              </table:table-cell>
              <table:table-cell office:value-type="float" office:value="0.230841">
                <text:p>0.230841</text:p>
              </table:table-cell>
              <table:table-cell office:value-type="float" office:value="0.695236">
                <text:p>0.695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55771009">
                <text:p>0.22155771009</text:p>
              </table:table-cell>
              <table:table-cell office:value-type="float" office:value="0.669481512205">
                <text:p>0.669481512205</text:p>
              </table:table-cell>
              <table:table-cell office:value-type="float" office:value="0.227403">
                <text:p>0.227403</text:p>
              </table:table-cell>
              <table:table-cell office:value-type="float" office:value="0.688088">
                <text:p>0.688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780519599">
                <text:p>0.217780519599</text:p>
              </table:table-cell>
              <table:table-cell office:value-type="float" office:value="0.670543241648">
                <text:p>0.670543241648</text:p>
              </table:table-cell>
              <table:table-cell office:value-type="float" office:value="0.22719">
                <text:p>0.22719</text:p>
              </table:table-cell>
              <table:table-cell office:value-type="float" office:value="0.687729">
                <text:p>0.687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844998576">
                <text:p>0.216844998576</text:p>
              </table:table-cell>
              <table:table-cell office:value-type="float" office:value="0.670913610929">
                <text:p>0.670913610929</text:p>
              </table:table-cell>
              <table:table-cell office:value-type="float" office:value="0.22694">
                <text:p>0.22694</text:p>
              </table:table-cell>
              <table:table-cell office:value-type="float" office:value="0.687323">
                <text:p>0.687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5672218137">
                <text:p>0.215672218137</text:p>
              </table:table-cell>
              <table:table-cell office:value-type="float" office:value="0.671345710019">
                <text:p>0.671345710019</text:p>
              </table:table-cell>
              <table:table-cell office:value-type="float" office:value="0.224955">
                <text:p>0.224955</text:p>
              </table:table-cell>
              <table:table-cell office:value-type="float" office:value="0.685282">
                <text:p>0.685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763880462">
                <text:p>0.197763880462</text:p>
              </table:table-cell>
              <table:table-cell office:value-type="float" office:value="0.674530895404">
                <text:p>0.674530895404</text:p>
              </table:table-cell>
              <table:table-cell office:value-type="float" office:value="0.216384">
                <text:p>0.216384</text:p>
              </table:table-cell>
              <table:table-cell office:value-type="float" office:value="0.682846">
                <text:p>0.682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87724823">
                <text:p>0.16987724823</text:p>
              </table:table-cell>
              <table:table-cell office:value-type="float" office:value="0.680728422271">
                <text:p>0.680728422271</text:p>
              </table:table-cell>
              <table:table-cell office:value-type="float" office:value="0.214762">
                <text:p>0.214762</text:p>
              </table:table-cell>
              <table:table-cell office:value-type="float" office:value="0.682474">
                <text:p>0.68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703726036">
                <text:p>0.165703726036</text:p>
              </table:table-cell>
              <table:table-cell office:value-type="float" office:value="0.681469162305">
                <text:p>0.681469162305</text:p>
              </table:table-cell>
              <table:table-cell office:value-type="float" office:value="0.21206">
                <text:p>0.21206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828734242">
                <text:p>0.156828734242</text:p>
              </table:table-cell>
              <table:table-cell office:value-type="float" office:value="0.683024719174">
                <text:p>0.683024719174</text:p>
              </table:table-cell>
              <table:table-cell office:value-type="float" office:value="0.208124">
                <text:p>0.208124</text:p>
              </table:table-cell>
              <table:table-cell office:value-type="float" office:value="0.681812">
                <text:p>0.681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6592743419">
                <text:p>0.146592743419</text:p>
              </table:table-cell>
              <table:table-cell office:value-type="float" office:value="0.684345708217">
                <text:p>0.684345708217</text:p>
              </table:table-cell>
              <table:table-cell office:value-type="float" office:value="0.198602">
                <text:p>0.198602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083123932">
                <text:p>0.129083123932</text:p>
              </table:table-cell>
              <table:table-cell office:value-type="float" office:value="0.684950649002">
                <text:p>0.684950649002</text:p>
              </table:table-cell>
              <table:table-cell office:value-type="float" office:value="0.182624">
                <text:p>0.182624</text:p>
              </table:table-cell>
              <table:table-cell office:value-type="float" office:value="0.682536">
                <text:p>0.682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77878504">
                <text:p>0.1177878504</text:p>
              </table:table-cell>
              <table:table-cell office:value-type="float" office:value="0.685876568894">
                <text:p>0.685876568894</text:p>
              </table:table-cell>
              <table:table-cell office:value-type="float" office:value="0.178131">
                <text:p>0.178131</text:p>
              </table:table-cell>
              <table:table-cell office:value-type="float" office:value="0.682766">
                <text:p>0.682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3203757891">
                <text:p>0.113203757891</text:p>
              </table:table-cell>
              <table:table-cell office:value-type="float" office:value="0.686827188657">
                <text:p>0.686827188657</text:p>
              </table:table-cell>
              <table:table-cell office:value-type="float" office:value="0.171551">
                <text:p>0.171551</text:p>
              </table:table-cell>
              <table:table-cell office:value-type="float" office:value="0.683072">
                <text:p>0.683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055155264">
                <text:p>0.11055155264</text:p>
              </table:table-cell>
              <table:table-cell office:value-type="float" office:value="0.686283978415">
                <text:p>0.686283978415</text:p>
              </table:table-cell>
              <table:table-cell office:value-type="float" office:value="0.163081">
                <text:p>0.163081</text:p>
              </table:table-cell>
              <table:table-cell office:value-type="float" office:value="0.683508">
                <text:p>0.683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692620259">
                <text:p>0.10692620259</text:p>
              </table:table-cell>
              <table:table-cell office:value-type="float" office:value="0.686407439503">
                <text:p>0.686407439503</text:p>
              </table:table-cell>
              <table:table-cell office:value-type="float" office:value="0.160986">
                <text:p>0.160986</text:p>
              </table:table-cell>
              <table:table-cell office:value-type="float" office:value="0.683616">
                <text:p>0.683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5115997203">
                <text:p>0.105115997203</text:p>
              </table:table-cell>
              <table:table-cell office:value-type="float" office:value="0.686481511151">
                <text:p>0.686481511151</text:p>
              </table:table-cell>
              <table:table-cell office:value-type="float" office:value="0.152834">
                <text:p>0.152834</text:p>
              </table:table-cell>
              <table:table-cell office:value-type="float" office:value="0.684092">
                <text:p>0.684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73350564823">
                <text:p>0.0973350564823</text:p>
              </table:table-cell>
              <table:table-cell office:value-type="float" office:value="0.68817286874">
                <text:p>0.68817286874</text:p>
              </table:table-cell>
              <table:table-cell office:value-type="float" office:value="0.143231">
                <text:p>0.143231</text:p>
              </table:table-cell>
              <table:table-cell office:value-type="float" office:value="0.684687">
                <text:p>0.684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896119673">
                <text:p>0.0902896119673</text:p>
              </table:table-cell>
              <table:table-cell office:value-type="float" office:value="0.687814844979">
                <text:p>0.687814844979</text:p>
              </table:table-cell>
              <table:table-cell office:value-type="float" office:value="0.139803">
                <text:p>0.139803</text:p>
              </table:table-cell>
              <table:table-cell office:value-type="float" office:value="0.684859">
                <text:p>0.684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78198055757">
                <text:p>0.0878198055757</text:p>
              </table:table-cell>
              <table:table-cell office:value-type="float" office:value="0.686864228896">
                <text:p>0.686864228896</text:p>
              </table:table-cell>
              <table:table-cell office:value-type="float" office:value="0.137941">
                <text:p>0.137941</text:p>
              </table:table-cell>
              <table:table-cell office:value-type="float" office:value="0.684986">
                <text:p>0.684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69934091597">
                <text:p>0.0869934091597</text:p>
              </table:table-cell>
              <table:table-cell office:value-type="float" office:value="0.687222247506">
                <text:p>0.687222247506</text:p>
              </table:table-cell>
              <table:table-cell office:value-type="float" office:value="0.125708">
                <text:p>0.125708</text:p>
              </table:table-cell>
              <table:table-cell office:value-type="float" office:value="0.685563">
                <text:p>0.685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54903355561">
                <text:p>0.0654903355561</text:p>
              </table:table-cell>
              <table:table-cell office:value-type="float" office:value="0.68851901836">
                <text:p>0.68851901836</text:p>
              </table:table-cell>
              <table:table-cell office:value-type="float" office:value="0.112585">
                <text:p>0.112585</text:p>
              </table:table-cell>
              <table:table-cell office:value-type="float" office:value="0.686175">
                <text:p>0.686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90076581747">
                <text:p>0.0590076581747</text:p>
              </table:table-cell>
              <table:table-cell office:value-type="float" office:value="0.688185209109">
                <text:p>0.688185209109</text:p>
              </table:table-cell>
              <table:table-cell office:value-type="float" office:value="0.108555">
                <text:p>0.108555</text:p>
              </table:table-cell>
              <table:table-cell office:value-type="float" office:value="0.686329">
                <text:p>0.686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64640839067">
                <text:p>0.0564640839067</text:p>
              </table:table-cell>
              <table:table-cell office:value-type="float" office:value="0.687580276419">
                <text:p>0.687580276419</text:p>
              </table:table-cell>
              <table:table-cell office:value-type="float" office:value="0.105819">
                <text:p>0.105819</text:p>
              </table:table-cell>
              <table:table-cell office:value-type="float" office:value="0.686435">
                <text:p>0.686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40294216279">
                <text:p>0.0540294216279</text:p>
              </table:table-cell>
              <table:table-cell office:value-type="float" office:value="0.687481509315">
                <text:p>0.687481509315</text:p>
              </table:table-cell>
              <table:table-cell office:value-type="float" office:value="0.0976293">
                <text:p>0.0976293</text:p>
              </table:table-cell>
              <table:table-cell office:value-type="float" office:value="0.686682">
                <text:p>0.68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933312656">
                <text:p>0.045933312656</text:p>
              </table:table-cell>
              <table:table-cell office:value-type="float" office:value="0.687777806211">
                <text:p>0.687777806211</text:p>
              </table:table-cell>
              <table:table-cell office:value-type="float" office:value="0.0939344">
                <text:p>0.0939344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5539592333">
                <text:p>0.0435539592333</text:p>
              </table:table-cell>
              <table:table-cell office:value-type="float" office:value="0.688222247877">
                <text:p>0.688222247877</text:p>
              </table:table-cell>
              <table:table-cell office:value-type="float" office:value="0.0879615">
                <text:p>0.0879615</text:p>
              </table:table-cell>
              <table:table-cell office:value-type="float" office:value="0.687015">
                <text:p>0.687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89870217783">
                <text:p>0.0389870217783</text:p>
              </table:table-cell>
              <table:table-cell office:value-type="float" office:value="0.689456829318">
                <text:p>0.689456829318</text:p>
              </table:table-cell>
              <table:table-cell office:value-type="float" office:value="0.0810414">
                <text:p>0.0810414</text:p>
              </table:table-cell>
              <table:table-cell office:value-type="float" office:value="0.68732">
                <text:p>0.6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9120182487">
                <text:p>0.0289120182487</text:p>
              </table:table-cell>
              <table:table-cell office:value-type="float" office:value="0.690679047579">
                <text:p>0.690679047579</text:p>
              </table:table-cell>
              <table:table-cell office:value-type="float" office:value="0.0776168">
                <text:p>0.0776168</text:p>
              </table:table-cell>
              <table:table-cell office:value-type="float" office:value="0.687481">
                <text:p>0.68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3836820565">
                <text:p>0.0283836820565</text:p>
              </table:table-cell>
              <table:table-cell office:value-type="float" office:value="0.69081485345">
                <text:p>0.69081485345</text:p>
              </table:table-cell>
              <table:table-cell office:value-type="float" office:value="0.0695373">
                <text:p>0.0695373</text:p>
              </table:table-cell>
              <table:table-cell office:value-type="float" office:value="0.687943">
                <text:p>0.687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8124532973">
                <text:p>0.0278124532973</text:p>
              </table:table-cell>
              <table:table-cell office:value-type="float" office:value="0.690358063321">
                <text:p>0.690358063321</text:p>
              </table:table-cell>
              <table:table-cell office:value-type="float" office:value="0.0641679">
                <text:p>0.0641679</text:p>
              </table:table-cell>
              <table:table-cell office:value-type="float" office:value="0.688241">
                <text:p>0.68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25509598414">
                <text:p>0.0225509598414</text:p>
              </table:table-cell>
              <table:table-cell office:value-type="float" office:value="0.69020992076">
                <text:p>0.69020992076</text:p>
              </table:table-cell>
              <table:table-cell office:value-type="float" office:value="0.0590385">
                <text:p>0.0590385</text:p>
              </table:table-cell>
              <table:table-cell office:value-type="float" office:value="0.68852">
                <text:p>0.6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7054216808">
                <text:p>0.0207054216808</text:p>
              </table:table-cell>
              <table:table-cell office:value-type="float" office:value="0.690370413256">
                <text:p>0.690370413256</text:p>
              </table:table-cell>
              <table:table-cell office:value-type="float" office:value="0.055429">
                <text:p>0.055429</text:p>
              </table:table-cell>
              <table:table-cell office:value-type="float" office:value="0.68874">
                <text:p>0.68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71210240073">
                <text:p>0.0171210240073</text:p>
              </table:table-cell>
              <table:table-cell office:value-type="float" office:value="0.691271642844">
                <text:p>0.691271642844</text:p>
              </table:table-cell>
              <table:table-cell office:value-type="float" office:value="0.0462634">
                <text:p>0.0462634</text:p>
              </table:table-cell>
              <table:table-cell office:value-type="float" office:value="0.689382">
                <text:p>0.689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709329845591">
                <text:p>0.00709329845591</text:p>
              </table:table-cell>
              <table:table-cell office:value-type="float" office:value="0.693074099076">
                <text:p>0.693074099076</text:p>
              </table:table-cell>
              <table:table-cell office:value-type="float" office:value="0.0448486">
                <text:p>0.0448486</text:p>
              </table:table-cell>
              <table:table-cell office:value-type="float" office:value="0.689498">
                <text:p>0.689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37877750179">
                <text:p>0.00437877750179</text:p>
              </table:table-cell>
              <table:table-cell office:value-type="float" office:value="0.693691386117">
                <text:p>0.693691386117</text:p>
              </table:table-cell>
              <table:table-cell office:value-type="float" office:value="0.0402223">
                <text:p>0.0402223</text:p>
              </table:table-cell>
              <table:table-cell office:value-type="float" office:value="0.68992">
                <text:p>0.6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58422105841">
                <text:p>-0.00058422105841</text:p>
              </table:table-cell>
              <table:table-cell office:value-type="float" office:value="0.69481484316">
                <text:p>0.69481484316</text:p>
              </table:table-cell>
              <table:table-cell office:value-type="float" office:value="0.0353626">
                <text:p>0.0353626</text:p>
              </table:table-cell>
              <table:table-cell office:value-type="float" office:value="0.690421">
                <text:p>0.690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16443288832">
                <text:p>-0.00416443288832</text:p>
              </table:table-cell>
              <table:table-cell office:value-type="float" office:value="0.695345710089">
                <text:p>0.695345710089</text:p>
              </table:table-cell>
              <table:table-cell office:value-type="float" office:value="0.0314416">
                <text:p>0.0314416</text:p>
              </table:table-cell>
              <table:table-cell office:value-type="float" office:value="0.690852">
                <text:p>0.690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99642602704">
                <text:p>-0.00599642602704</text:p>
              </table:table-cell>
              <table:table-cell office:value-type="float" office:value="0.695530898041">
                <text:p>0.695530898041</text:p>
              </table:table-cell>
              <table:table-cell office:value-type="float" office:value="0.0299806">
                <text:p>0.0299806</text:p>
              </table:table-cell>
              <table:table-cell office:value-type="float" office:value="0.691012">
                <text:p>0.69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01924873932">
                <text:p>-0.0101924873932</text:p>
              </table:table-cell>
              <table:table-cell office:value-type="float" office:value="0.695913612843">
                <text:p>0.695913612843</text:p>
              </table:table-cell>
              <table:table-cell office:value-type="float" office:value="0.018162">
                <text:p>0.018162</text:p>
              </table:table-cell>
              <table:table-cell office:value-type="float" office:value="0.692502">
                <text:p>0.692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92869860789">
                <text:p>-0.0292869860789</text:p>
              </table:table-cell>
              <table:table-cell office:value-type="float" office:value="0.699111145956">
                <text:p>0.699111145956</text:p>
              </table:table-cell>
              <table:table-cell office:value-type="float" office:value="0.0151689">
                <text:p>0.0151689</text:p>
              </table:table-cell>
              <table:table-cell office:value-type="float" office:value="0.69286">
                <text:p>0.69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45727123642">
                <text:p>-0.0345727123642</text:p>
              </table:table-cell>
              <table:table-cell office:value-type="float" office:value="0.699222255636">
                <text:p>0.699222255636</text:p>
              </table:table-cell>
              <table:table-cell office:value-type="float" office:value="0.0136463">
                <text:p>0.0136463</text:p>
              </table:table-cell>
              <table:table-cell office:value-type="float" office:value="0.693054">
                <text:p>0.693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86957107687">
                <text:p>-0.0386957107687</text:p>
              </table:table-cell>
              <table:table-cell office:value-type="float" office:value="0.699753121829">
                <text:p>0.699753121829</text:p>
              </table:table-cell>
              <table:table-cell office:value-type="float" office:value="0.00895573">
                <text:p>0.00895573</text:p>
              </table:table-cell>
              <table:table-cell office:value-type="float" office:value="0.693688">
                <text:p>0.693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6367345923">
                <text:p>-0.0536367345923</text:p>
              </table:table-cell>
              <table:table-cell office:value-type="float" office:value="0.702444482733">
                <text:p>0.702444482733</text:p>
              </table:table-cell>
              <table:table-cell office:value-type="float" office:value="NaN">
                <text:p>NaN</text:p>
              </table:table-cell>
              <table:table-cell office:value-type="float" office:value="0.695063">
                <text:p>0.695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47299286318">
                <text:p>-0.0747299286318</text:p>
              </table:table-cell>
              <table:table-cell office:value-type="float" office:value="0.708790149954">
                <text:p>0.708790149954</text:p>
              </table:table-cell>
              <table:table-cell office:value-type="float" office:value="-0.00504564">
                <text:p>-0.00504564</text:p>
              </table:table-cell>
              <table:table-cell office:value-type="float" office:value="0.695835">
                <text:p>0.695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85269187648">
                <text:p>-0.0785269187648</text:p>
              </table:table-cell>
              <table:table-cell office:value-type="float" office:value="0.709481511587">
                <text:p>0.709481511587</text:p>
              </table:table-cell>
              <table:table-cell office:value-type="float" office:value="-0.014834">
                <text:p>-0.014834</text:p>
              </table:table-cell>
              <table:table-cell office:value-type="float" office:value="0.697584">
                <text:p>0.697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70184529232">
                <text:p>-0.0770184529232</text:p>
              </table:table-cell>
              <table:table-cell office:value-type="float" office:value="0.710382747797">
                <text:p>0.710382747797</text:p>
              </table:table-cell>
              <table:table-cell office:value-type="float" office:value="-0.025265">
                <text:p>-0.025265</text:p>
              </table:table-cell>
              <table:table-cell office:value-type="float" office:value="0.699689">
                <text:p>0.699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70577828365">
                <text:p>-0.0770577828365</text:p>
              </table:table-cell>
              <table:table-cell office:value-type="float" office:value="0.712321025354">
                <text:p>0.712321025354</text:p>
              </table:table-cell>
              <table:table-cell office:value-type="float" office:value="-0.0282695">
                <text:p>-0.0282695</text:p>
              </table:table-cell>
              <table:table-cell office:value-type="float" office:value="0.700271">
                <text:p>0.700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761232501195">
                <text:p>-0.0761232501195</text:p>
              </table:table-cell>
              <table:table-cell office:value-type="float" office:value="0.711555591336">
                <text:p>0.711555591336</text:p>
              </table:table-cell>
              <table:table-cell office:value-type="float" office:value="-0.0301331">
                <text:p>-0.0301331</text:p>
              </table:table-cell>
              <table:table-cell office:value-type="float" office:value="0.70065">
                <text:p>0.70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55285760503">
                <text:p>-0.0755285760503</text:p>
              </table:table-cell>
              <table:table-cell office:value-type="float" office:value="0.711345712344">
                <text:p>0.711345712344</text:p>
              </table:table-cell>
              <table:table-cell office:value-type="float" office:value="-0.0382749">
                <text:p>-0.0382749</text:p>
              </table:table-cell>
              <table:table-cell office:value-type="float" office:value="0.70255">
                <text:p>0.70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29039083292">
                <text:p>-0.0729039083292</text:p>
              </table:table-cell>
              <table:table-cell office:value-type="float" office:value="0.712679052794">
                <text:p>0.712679052794</text:p>
              </table:table-cell>
              <table:table-cell office:value-type="float" office:value="-0.0418705">
                <text:p>-0.0418705</text:p>
              </table:table-cell>
              <table:table-cell office:value-type="float" office:value="0.703319">
                <text:p>0.70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719192876124">
                <text:p>-0.0719192876124</text:p>
              </table:table-cell>
              <table:table-cell office:value-type="float" office:value="0.710283987316">
                <text:p>0.71028398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